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19483*"/>
    </style:style>
    <style:style style:name="Table1.C" style:family="table-column">
      <style:table-column-properties style:rel-column-width="21254*"/>
    </style:style>
  </office:automatic-styles>
  <office:body>
    <office:text>
      <text:p text:style-name="Title">6. The Use of Gameplay Design Patterns “It’s like a project in itself, really”</text:p>
      <text:list text:style-name="L1">
        <text:list-item>
          <text:p text:style-name="P1"><text:a xlink:type="simple" xlink:href="#the-use-of-gameplay-design-patterns-its-like-a-project-in-itself-really" office:name=""><text:span text:style-name="Definition">The Use of Gameplay Design Patterns “It’s like a project in itself, really”</text:span></text:a></text:p>
          <text:list text:style-name="L2">
            <text:list-item>
              <text:p text:style-name="P2"><text:a xlink:type="simple" xlink:href="#research-questions---march-2024" office:name=""><text:span text:style-name="Definition">Research Questions - March 2024</text:span></text:a></text:p>
            </text:list-item>
            <text:list-item>
              <text:p text:style-name="P2"><text:a xlink:type="simple" xlink:href="#notes-to-restructure" office:name=""><text:span text:style-name="Definition">Notes to restructure</text:span></text:a></text:p>
            </text:list-item>
            <text:list-item>
              <text:p text:style-name="P2"><text:a xlink:type="simple" xlink:href="#introduction" office:name=""><text:span text:style-name="Definition">Introduction</text:span></text:a></text:p>
            </text:list-item>
            <text:list-item>
              <text:p text:style-name="P2"><text:a xlink:type="simple" xlink:href="#the-role-of-gdps-in-the-personal-appropriation-of-concepts-and-processes---target-1000" office:name=""><text:span text:style-name="Definition">The role of GDPs in the personal appropriation of concepts and processes - ( Target 1000)</text:span></text:a></text:p>
              <text:list text:style-name="L3">
                <text:list-item>
                  <text:p text:style-name="P3"><text:a xlink:type="simple" xlink:href="#the-interrelationship-of-gdps-and-the-development-of-technical-processes" office:name=""><text:span text:style-name="Definition">The interrelationship of GDPs and the development of technical processes</text:span></text:a></text:p>
                </text:list-item>
              </text:list>
            </text:list-item>
            <text:list-item>
              <text:p text:style-name="P2"><text:a xlink:type="simple" xlink:href="#gdps-used-in-the-process-of-guided-participation" office:name=""><text:span text:style-name="Definition">GDPs used in the process of guided participation</text:span></text:a></text:p>
              <text:list text:style-name="L4">
                <text:list-item>
                  <text:p text:style-name="P4"><text:a xlink:type="simple" xlink:href="#use-of-a-menu-of-gdps-to-assist-project-navigation-and-resource-organisation" office:name=""><text:span text:style-name="Definition">Use of a menu of GDPs to assist project navigation and resource organisation</text:span></text:a></text:p>
                </text:list-item>
                <text:list-item>
                  <text:p text:style-name="P4"><text:a xlink:type="simple" xlink:href="#gdps-used-to-scaffold-ideation-and-prioritisation-processes-800" office:name=""><text:span text:style-name="Definition">GDPs used to scaffold ideation and prioritisation processes (800)</text:span></text:a></text:p>
                </text:list-item>
                <text:list-item>
                  <text:p text:style-name="P4"><text:a xlink:type="simple" xlink:href="#gdps-aiding-the-process-of-division-of-labour-1400" office:name=""><text:span text:style-name="Definition">GDPs aiding the process of division of labour (1400)</text:span></text:a></text:p>
                </text:list-item>
              </text:list>
            </text:list-item>
            <text:list-item>
              <text:p text:style-name="P2"><text:a xlink:type="simple" xlink:href="#use-of-gdps-in-the-cultural-plane-community-level-of-activity" office:name=""><text:span text:style-name="Definition">Use of GDPs in the cultural plane / community level of activity</text:span></text:a></text:p>
              <text:list text:style-name="L5">
                <text:list-item>
                  <text:p text:style-name="P5"><text:a xlink:type="simple" xlink:href="#the-role-of-gdps-to-facilitate-learners-to-design-for-others" office:name=""><text:span text:style-name="Definition">The role of GDPs to facilitate learners to design for others</text:span></text:a></text:p>
                </text:list-item>
                <text:list-item>
                  <text:p text:style-name="P5"><text:a xlink:type="simple" xlink:href="#gdps-facilitate-the-use-of-wider-funds-of-knowledge-and-interest" office:name=""><text:span text:style-name="Definition">GDPs facilitate the use of wider funds of knowledge and interest</text:span></text:a></text:p>
                </text:list-item>
                <text:list-item>
                  <text:p text:style-name="P5"><text:a xlink:type="simple" xlink:href="#evolution-and-propagation-of-gdps-concepts-during-playtesting" office:name=""><text:span text:style-name="Definition">Evolution and propagation of GDPs concepts during playtesting</text:span></text:a></text:p>
                </text:list-item>
              </text:list>
            </text:list-item>
            <text:list-item>
              <text:p text:style-name="P2"><text:a xlink:type="simple" xlink:href="#discussion" office:name=""><text:span text:style-name="Definition">Discussion</text:span></text:a></text:p>
              <text:list text:style-name="L6">
                <text:list-item>
                  <text:p text:style-name="P6"><text:a xlink:type="simple" xlink:href="#addressing-gdps-in-relation-to-processes-of-mediation-and-incorporation-in-repertoires-of-practice" office:name=""><text:span text:style-name="Definition">Addressing GDPs in relation to processes of mediation and incorporation in repertoires of practice</text:span></text:a></text:p>
                </text:list-item>
                <text:list-item>
                  <text:p text:style-name="P6"><text:a xlink:type="simple" xlink:href="#observations-on-emerging-design-practices" office:name=""><text:span text:style-name="Definition">Observations on emerging design practices</text:span></text:a></text:p>
                  <text:list text:style-name="L7">
                    <text:list-item>
                      <text:p text:style-name="P7"><text:a xlink:type="simple" xlink:href="#the-potential-of-open-creative-spaces-to-facilitate-emergent-social-and-cultural-activities-in-evolving-idioculture---move-later-just-a-signpost-to-later---park-for-now" office:name=""><text:span text:style-name="Definition">The potential of open / creative spaces to facilitate emergent social and cultural activities in evolving idioculture - MOVE LATER/ JUST A SIGNPOST TO LATER - PARK, FOR NOW?</text:span></text:a></text:p>
                    </text:list-item>
                  </text:list>
                </text:list-item>
              </text:list>
            </text:list-item>
            <text:list-item>
              <text:p text:style-name="P2"><text:a xlink:type="simple" xlink:href="#conclusion" office:name=""><text:span text:style-name="Definition">Conclusion</text:span></text:a></text:p>
              <text:list text:style-name="L8">
                <text:list-item>
                  <text:p text:style-name="P8"><text:a xlink:type="simple" xlink:href="#implications-for-practitioners---move-later" office:name=""><text:span text:style-name="Definition">Implications for practitioners - MOVE LATER?</text:span></text:a></text:p>
                </text:list-item>
                <text:list-item>
                  <text:p text:style-name="P8"><text:a xlink:type="simple" xlink:href="#conclusion-proper" office:name=""><text:span text:style-name="Definition">Conclusion proper</text:span></text:a></text:p>
                </text:list-item>
              </text:list>
            </text:list-item>
            <text:list-item>
              <text:p text:style-name="P2"><text:a xlink:type="simple" xlink:href="#moved-from-introduction" office:name=""><text:span text:style-name="Definition">MOVED FROM INTRODUCTION</text:span></text:a></text:p>
              <text:list text:style-name="L9">
                <text:list-item>
                  <text:p text:style-name="P9"><text:a xlink:type="simple" xlink:href="#moved-from-guided-participation" office:name=""><text:span text:style-name="Definition">MOVED FROM GUIDED PARTICIPATION</text:span></text:a></text:p>
                </text:list-item>
                <text:list-item>
                  <text:p text:style-name="P9"><text:a xlink:type="simple" xlink:href="#future-work-on-abstraction-layers-of-abstraction-gdps-and-the-mda-framework" office:name=""><text:span text:style-name="Definition">Future work on abstraction, layers of abstraction GDPs and the MDA framework</text:span></text:a></text:p>
                </text:list-item>
              </text:list>
            </text:list-item>
            <text:list-item>
              <text:p text:style-name="P2"><text:a xlink:type="simple" xlink:href="#move-from-ch-7---any-space-here" office:name=""><text:span text:style-name="Definition">MOVE FROM cH 7 - ANY SPACE HERE?</text:span></text:a></text:p>
            </text:list-item>
            <text:list-item>
              <text:p text:style-name="P2"><text:a xlink:type="simple" xlink:href="#impact-of-side-missions-and-maker-types-on-playtesting-behaviours" office:name=""><text:span text:style-name="Definition">Impact of Side Missions and Maker Types on playtesting behaviours</text:span></text:a></text:p>
              <text:list text:style-name="L10">
                <text:list-item>
                  <text:p text:style-name="P10"><text:a xlink:type="simple" xlink:href="#reflection-on-impact-on-my-design-process" office:name=""><text:span text:style-name="Definition">Reflection on impact on my design process</text:span></text:a></text:p>
                </text:list-item>
                <text:list-item>
                  <text:p text:style-name="P10"><text:a xlink:type="simple" xlink:href="#observations-on-making-styles" office:name=""><text:span text:style-name="Definition">Observations on making styles</text:span></text:a></text:p>
                </text:list-item>
                <text:list-item>
                  <text:p text:style-name="P10"><text:a xlink:type="simple" xlink:href="#a-focus-on-the-value-of-changing-roles---especially-peer-teaching-as-reinforcing-learning" office:name=""><text:span text:style-name="Definition">A focus on the value of changing roles - especially peer teaching as reinforcing learning</text:span></text:a></text:p>
                </text:list-item>
                <text:list-item>
                  <text:p text:style-name="P10"><text:a xlink:type="simple" xlink:href="#discussion-on-making-types-and-side-missions" office:name=""><text:span text:style-name="Definition">Discussion on making types and side missions</text:span></text:a></text:p>
                </text:list-item>
                <text:list-item>
                  <text:p text:style-name="P10"><text:a xlink:type="simple" xlink:href="#discussion-on-player-types--" office:name=""><text:span text:style-name="Definition">Discussion on Player types -</text:span></text:a></text:p>
                </text:list-item>
                <text:list-item>
                  <text:p text:style-name="P10"><text:a xlink:type="simple" xlink:href="#limitations-of-observations-and-careful-statements-of-potential" office:name=""><text:span text:style-name="Definition">Limitations of observations and careful statements of potential</text:span></text:a></text:p>
                </text:list-item>
                <text:list-item>
                  <text:p text:style-name="P10"><text:a xlink:type="simple" xlink:href="#emerging-use-of-narratives-and-graphics-which-drawing-on-home-funds-of-knowledge---avoid-overlap-and-change-focus-to-agency-from-start" office:name=""><text:span text:style-name="Definition">Emerging use of narratives and graphics which drawing on home funds of knowledge - AVOID OVERLAP AND CHANGE FOCUS TO AGENCY FROM START</text:span></text:a> # The Use of Gameplay Design Patterns “It’s like a project in itself, really”</text:p>
                </text:list-item>
              </text:list>
            </text:list-item>
          </text:list>
        </text:list-item>
      </text:list>
      <text:h text:style-name="Heading_20_2" text:outline-level="2"><text:bookmark-start text:name="research-questions---march-2024"/>Research Questions - March 2024<text:bookmark-end text:name="research-questions---march-2024"/></text:h>
      <text:list text:style-name="L11">
        <text:list-item>
          <text:p text:style-name="P11">What pedagogical tools and processes are available to support novices to overcome barriers to participation in game coding processes?</text:p>
        </text:list-item>
        <text:list-item>
          <text:p text:style-name="P11">How does CHAT theory help us understand how game design patterns x can be used in an evolving community of novice game makers?</text:p>
        </text:list-item>
        <text:list-item>
          <text:p text:style-name="P11">How can learners build agency in an evolving community of game makers?</text:p>
        </text:list-item>
      </text:list>
      <text:h text:style-name="Heading_20_2" text:outline-level="2"><text:bookmark-start text:name="notes-to-restructure"/>Notes to restructure<text:bookmark-end text:name="notes-to-restructure"/></text:h>
      <text:p text:style-name="First_20_paragraph"><text:span text:style-name="T1">Newer notes</text:span></text:p>
      <text:p text:style-name="Text_20_body">FIND A WAY TO … Add in methods to stimulate activity, side missions, player types, drama, KEEP SOME KIND OF LINK TO GDPS IS THE CHALLENGE.</text:p>
      <text:p text:style-name="Text_20_body">What about the section on importance of space to develop repetoire. Move that up above flexible design practices. NO - THAT’S THE NEXT CHAPTER - SO JUST SIGNPOST.</text:p>
      <text:p text:style-name="Text_20_body">Re-read what is missing in terms of the CHAT concepts. Agency is to come in next chapter.</text:p>
      <text:p text:style-name="Text_20_body"><text:span text:style-name="T1">old notes</text:span> Integrate the section on flexible design patterns into a discussion that also addresses aspects of the process of constructing repertoires using designed affordances facilitating “cultural mediation” [Moll]</text:p>
      <text:p text:style-name="Text_20_body">Thus Discussion points include</text:p>
      <text:list text:style-name="L12">
        <text:list-item>
          <text:p text:style-name="P12">Explain findings using CHAT concepts, Actions to Operations. GDPs used in varied forms of mediation</text:p>
        </text:list-item>
        <text:list-item>
          <text:p text:style-name="P12">Beyond mediation, it can be seen as a lens of TA transformative agency - how is this different? But this seems a high bar - examples unclear - and potentially lack a clear focus on cultural aspects?<text:line-break/></text:p>
        </text:list-item>
        <text:list-item>
          <text:p text:style-name="P12">The concept of repertoires, seems appropriate to some mid uses, not simple mediation, but not HIGH transformative - similar to assemblages or a rhizomatic perception.<text:line-break/></text:p>
        </text:list-item>
        <text:list-item>
          <text:p text:style-name="P12">This flexibility is observable in data - flexible design practices</text:p>
        </text:list-item>
      </text:list>
      <text:p text:style-name="First_20_paragraph">NOTE - perhaps flip the order again to end with cultural aspects, and include the drama process, and maker types / missions within the data presented. As an additional section or incorporate into the table - like within Funds of Identity.</text:p>
      <text:p text:style-name="Text_20_body"><text:span text:style-name="T1">Older notes</text:span> Really address the community aspect of the RQ - and highlight that this is why personal elements are not explored in more detail</text:p>
      <text:p text:style-name="Text_20_body">In each section if there are multiple aspects of that then put into headings - and put this into the coding structure for data review</text:p>
      <text:p text:style-name="Text_20_body">Examine overlap of the cultural uses of GDP, and the next chapter - hand in hand here get an overview of what needs to extracted from the data and where it sits</text:p>
      <text:p text:style-name="Text_20_body">Also work out what to move to Lit Review - and restructure LT and Methodology based on two chapters near completion.</text:p>
      <text:h text:style-name="Heading_20_2" text:outline-level="2"><text:bookmark-start text:name="introduction"/>Introduction<text:bookmark-end text:name="introduction"/></text:h>
      <text:p text:style-name="First_20_paragraph">Software design patterns are a grouping of a description of target project behaviour, with a suggested community solution of code structure often accompanied with worked examples (see Chapter 2). While existing research explores the use of game design patterns in educational settings, for instance to aid the transfer of science simulation concepts to other contexts <text:reference-mark-start text:name="ZOTERO_ITEM CSL_CITATION {&quot;citationID&quot;:&quot;kuuxfith&quot;,&quot;schema&quot;:&quot;https://github.com/citation-style-language/schema/raw/master/csl-citation.json&quot;,&quot;properties&quot;:{&quot;formattedCitation&quot;:&quot;[@repenning_scalable_2015; @basawapatna_using_2010]&quot;,&quot;noteIndex&quot;:0},&quot;citationItems&quot;:[{&quot;uris&quot;:[&quot;http://zotero.org/users/1913249/items/Q248ZHQD&quot;],&quot;suffix&quot;:&quot;&quot;,&quot;id&quot;:2595,&quot;prefix&quot;:&quot;&quot;,&quot;uri&quot;:[&quot;http://zotero.org/users/1913249/items/Q248ZHQD&quot;],&quot;itemData&quot;:{&quot;ISSN&quot;:&quot;1946-6226&quot;,&quot;issue&quot;:&quot;2&quot;,&quot;issued&quot;:{&quot;date-parts&quot;:[[&quot;2015&quot;,4]]},&quot;DOI&quot;:&quot;10.1145/2700517&quot;,&quot;source&quot;:&quot;ACM Digital Library&quot;,&quot;title-short&quot;:&quot;Scalable Game Design&quot;,&quot;citation-key&quot;:&quot;repenning_scalable_2015&quot;,&quot;id&quot;:&quot;repenning_scalable_20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volume&quot;:&quot;15&quot;,&quot;URL&quot;:&quot;http://doi.acm.org/10.1145/2700517&quot;,&quot;container-title&quot;:&quot;Trans. Comput. Educ.&quot;,&quot;type&quot;:&quot;article-journal&quot;,&quot;accessed&quot;:{&quot;date-parts&quot;:[[&quot;2018&quot;,7,18]]},&quot;page&quot;:&quot;11:1–11:31&quot;,&quot;title&quot;:&quot;Scalable Game Design: A Strategy to Bring Systemic Computer Science Education to Schools Through Game Design and Simulation Creation&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is&quot;:[&quot;http://zotero.org/users/1913249/items/AMHDJY3A&quot;],&quot;suffix&quot;:&quot;&quot;,&quot;id&quot;:3136,&quot;prefix&quot;:&quot;&quot;,&quot;uri&quot;:[&quot;http://zotero.org/users/1913249/items/AMHDJY3A&quot;],&quot;itemData&quot;:{&quot;container-title&quot;:&quot;Proceedings of the fifteenth annual conference on Innovation and technology in computer science education - ITiCSE '10&quot;,&quot;publisher-place&quot;:&quot;Bilkent, Ankara, Turkey&quot;,&quot;language&quot;:&quot;en&quot;,&quot;issued&quot;:{&quot;date-parts&quot;:[[&quot;2010&quot;]]},&quot;DOI&quot;:&quot;10.1145/1822090.1822154&quot;,&quot;event-title&quot;:&quot;the fifteenth annual conference&quot;,&quot;citation-key&quot;:&quot;basawapatna_using_2010&quot;,&quot;URL&quot;:&quot;http://portal.acm.org/citation.cfm?doid=1822090.1822154&quot;,&quot;id&quot;:&quot;basawapatna_using_2010&quot;,&quot;type&quot;:&quot;paper-conference&quot;,&quot;author&quot;:[{&quot;given&quot;:&quot;Ashok R.&quot;,&quot;family&quot;:&quot;Basawapatna&quot;},{&quot;given&quot;:&quot;Kyu Han&quot;,&quot;family&quot;:&quot;Koh&quot;},{&quot;given&quot;:&quot;Alexander&quot;,&quot;family&quot;:&quot;Repenning&quot;}],&quot;title&quot;:&quot;Using scalable game design to teach computer science from middle school to graduate school&quot;,&quot;source&quot;:&quot;DOI.org (Crossref)&quot;,&quot;ISBN&quot;:&quot;978-1-60558-729-5&quot;,&quot;event-place&quot;:&quot;Bilkent, Ankara, Turkey&quot;,&quot;accessed&quot;:{&quot;date-parts&quot;:[[&quot;2019&quot;,12,8]]},&quot;page&quot;:&quot;224&quot;,&quot;publisher&quot;:&quot;ACM Press&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 RNDomqjnyxqsd"/>&lt;Do Zotero Refresh: [@repenning_scalable_2015; @basawapatna_using_2010]&gt;<text:reference-mark-end text:name="ZOTERO_ITEM CSL_CITATION {&quot;citationID&quot;:&quot;kuuxfith&quot;,&quot;schema&quot;:&quot;https://github.com/citation-style-language/schema/raw/master/csl-citation.json&quot;,&quot;properties&quot;:{&quot;formattedCitation&quot;:&quot;[@repenning_scalable_2015; @basawapatna_using_2010]&quot;,&quot;noteIndex&quot;:0},&quot;citationItems&quot;:[{&quot;uris&quot;:[&quot;http://zotero.org/users/1913249/items/Q248ZHQD&quot;],&quot;suffix&quot;:&quot;&quot;,&quot;id&quot;:2595,&quot;prefix&quot;:&quot;&quot;,&quot;uri&quot;:[&quot;http://zotero.org/users/1913249/items/Q248ZHQD&quot;],&quot;itemData&quot;:{&quot;ISSN&quot;:&quot;1946-6226&quot;,&quot;issue&quot;:&quot;2&quot;,&quot;issued&quot;:{&quot;date-parts&quot;:[[&quot;2015&quot;,4]]},&quot;DOI&quot;:&quot;10.1145/2700517&quot;,&quot;source&quot;:&quot;ACM Digital Library&quot;,&quot;title-short&quot;:&quot;Scalable Game Design&quot;,&quot;citation-key&quot;:&quot;repenning_scalable_2015&quot;,&quot;id&quot;:&quot;repenning_scalable_20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volume&quot;:&quot;15&quot;,&quot;URL&quot;:&quot;http://doi.acm.org/10.1145/2700517&quot;,&quot;container-title&quot;:&quot;Trans. Comput. Educ.&quot;,&quot;type&quot;:&quot;article-journal&quot;,&quot;accessed&quot;:{&quot;date-parts&quot;:[[&quot;2018&quot;,7,18]]},&quot;page&quot;:&quot;11:1–11:31&quot;,&quot;title&quot;:&quot;Scalable Game Design: A Strategy to Bring Systemic Computer Science Education to Schools Through Game Design and Simulation Creation&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is&quot;:[&quot;http://zotero.org/users/1913249/items/AMHDJY3A&quot;],&quot;suffix&quot;:&quot;&quot;,&quot;id&quot;:3136,&quot;prefix&quot;:&quot;&quot;,&quot;uri&quot;:[&quot;http://zotero.org/users/1913249/items/AMHDJY3A&quot;],&quot;itemData&quot;:{&quot;container-title&quot;:&quot;Proceedings of the fifteenth annual conference on Innovation and technology in computer science education - ITiCSE '10&quot;,&quot;publisher-place&quot;:&quot;Bilkent, Ankara, Turkey&quot;,&quot;language&quot;:&quot;en&quot;,&quot;issued&quot;:{&quot;date-parts&quot;:[[&quot;2010&quot;]]},&quot;DOI&quot;:&quot;10.1145/1822090.1822154&quot;,&quot;event-title&quot;:&quot;the fifteenth annual conference&quot;,&quot;citation-key&quot;:&quot;basawapatna_using_2010&quot;,&quot;URL&quot;:&quot;http://portal.acm.org/citation.cfm?doid=1822090.1822154&quot;,&quot;id&quot;:&quot;basawapatna_using_2010&quot;,&quot;type&quot;:&quot;paper-conference&quot;,&quot;author&quot;:[{&quot;given&quot;:&quot;Ashok R.&quot;,&quot;family&quot;:&quot;Basawapatna&quot;},{&quot;given&quot;:&quot;Kyu Han&quot;,&quot;family&quot;:&quot;Koh&quot;},{&quot;given&quot;:&quot;Alexander&quot;,&quot;family&quot;:&quot;Repenning&quot;}],&quot;title&quot;:&quot;Using scalable game design to teach computer science from middle school to graduate school&quot;,&quot;source&quot;:&quot;DOI.org (Crossref)&quot;,&quot;ISBN&quot;:&quot;978-1-60558-729-5&quot;,&quot;event-place&quot;:&quot;Bilkent, Ankara, Turkey&quot;,&quot;accessed&quot;:{&quot;date-parts&quot;:[[&quot;2019&quot;,12,8]]},&quot;page&quot;:&quot;224&quot;,&quot;publisher&quot;:&quot;ACM Press&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 RNDomqjnyxqsd"/> or as a foundation for co-design work <text:reference-mark-start text:name="ZOTERO_ITEM CSL_CITATION {&quot;citationID&quot;:&quot;pagduekd&quot;,&quot;schema&quot;:&quot;https://github.com/citation-style-language/schema/raw/master/csl-citation.json&quot;,&quot;properties&quot;:{&quot;formattedCitation&quot;:&quot;[@eriksson_using_2019]&quot;,&quot;noteIndex&quot;:0},&quot;citationItems&quot;:[{&quot;uris&quot;:[&quot;http://zotero.org/users/1913249/items/YJKSC8LM&quot;],&quot;suffix&quot;:&quot;&quot;,&quot;id&quot;:3745,&quot;prefix&quot;:&quot;&quot;,&quot;uri&quot;:[&quot;http://zotero.org/users/1913249/items/YJKSC8LM&quot;],&quot;itemData&quot;:{&quot;container-title&quot;:&quot;Proceedings of the 18th ACM International Conference on Interaction Design and Children&quot;,&quot;publisher-place&quot;:&quot;Boise ID USA&quot;,&quot;language&quot;:&quot;en&quot;,&quot;issued&quot;:{&quot;date-parts&quot;:[[&quot;2019&quot;,6,12]]},&quot;DOI&quot;:&quot;10.1145/3311927.3323155&quot;,&quot;event-title&quot;:&quot;IDC '19: Interaction Design and Children&quot;,&quot;citation-key&quot;:&quot;eriksson_using_2019&quot;,&quot;id&quot;:&quot;eriksson_using_2019&quot;,&quot;URL&quot;:&quot;https://dl.acm.org/doi/10.1145/3311927.3323155&quot;,&quot;author&quot;:[{&quot;given&quot;:&quot;Eva&quot;,&quot;family&quot;:&quot;Eriksson&quot;},{&quot;given&quot;:&quot;Gökçe Elif&quot;,&quot;family&quot;:&quot;Baykal&quot;},{&quot;given&quot;:&quot;Staffan&quot;,&quot;family&quot;:&quot;Björk&quot;},{&quot;given&quot;:&quot;Olof&quot;,&quot;family&quot;:&quot;Torgersson&quot;}],&quot;type&quot;:&quot;paper-conference&quot;,&quot;title&quot;:&quot;Using Gameplay Design Patterns with Children in the Redesign of a Collaborative Co-located Game&quot;,&quot;ISBN&quot;:&quot;978-1-4503-6690-8&quot;,&quot;event-place&quot;:&quot;Boise ID USA&quot;,&quot;source&quot;:&quot;DOI.org (Crossref)&quot;,&quot;page&quot;:&quot;15-25&quot;,&quot;accessed&quot;:{&quot;date-parts&quot;:[[&quot;2022&quot;,8,9]]},&quot;publisher&quot;:&quot;ACM&quot;}}]} RNDczfnvphqnm"/>&lt;Do Zotero Refresh: [@eriksson_using_2019]&gt;<text:reference-mark-end text:name="ZOTERO_ITEM CSL_CITATION {&quot;citationID&quot;:&quot;pagduekd&quot;,&quot;schema&quot;:&quot;https://github.com/citation-style-language/schema/raw/master/csl-citation.json&quot;,&quot;properties&quot;:{&quot;formattedCitation&quot;:&quot;[@eriksson_using_2019]&quot;,&quot;noteIndex&quot;:0},&quot;citationItems&quot;:[{&quot;uris&quot;:[&quot;http://zotero.org/users/1913249/items/YJKSC8LM&quot;],&quot;suffix&quot;:&quot;&quot;,&quot;id&quot;:3745,&quot;prefix&quot;:&quot;&quot;,&quot;uri&quot;:[&quot;http://zotero.org/users/1913249/items/YJKSC8LM&quot;],&quot;itemData&quot;:{&quot;container-title&quot;:&quot;Proceedings of the 18th ACM International Conference on Interaction Design and Children&quot;,&quot;publisher-place&quot;:&quot;Boise ID USA&quot;,&quot;language&quot;:&quot;en&quot;,&quot;issued&quot;:{&quot;date-parts&quot;:[[&quot;2019&quot;,6,12]]},&quot;DOI&quot;:&quot;10.1145/3311927.3323155&quot;,&quot;event-title&quot;:&quot;IDC '19: Interaction Design and Children&quot;,&quot;citation-key&quot;:&quot;eriksson_using_2019&quot;,&quot;id&quot;:&quot;eriksson_using_2019&quot;,&quot;URL&quot;:&quot;https://dl.acm.org/doi/10.1145/3311927.3323155&quot;,&quot;author&quot;:[{&quot;given&quot;:&quot;Eva&quot;,&quot;family&quot;:&quot;Eriksson&quot;},{&quot;given&quot;:&quot;Gökçe Elif&quot;,&quot;family&quot;:&quot;Baykal&quot;},{&quot;given&quot;:&quot;Staffan&quot;,&quot;family&quot;:&quot;Björk&quot;},{&quot;given&quot;:&quot;Olof&quot;,&quot;family&quot;:&quot;Torgersson&quot;}],&quot;type&quot;:&quot;paper-conference&quot;,&quot;title&quot;:&quot;Using Gameplay Design Patterns with Children in the Redesign of a Collaborative Co-located Game&quot;,&quot;ISBN&quot;:&quot;978-1-4503-6690-8&quot;,&quot;event-place&quot;:&quot;Boise ID USA&quot;,&quot;source&quot;:&quot;DOI.org (Crossref)&quot;,&quot;page&quot;:&quot;15-25&quot;,&quot;accessed&quot;:{&quot;date-parts&quot;:[[&quot;2022&quot;,8,9]]},&quot;publisher&quot;:&quot;ACM&quot;}}]} RNDczfnvphqnm"/>, there is limited work addressing their role in overcoming challenges faced by emerging communities of game creators using text coding. In the previous chapter, I outlined the evolution of tool use, emphasising emerging tensions in activity. The importance of gameplay design patterns (GDPs) emerged from participant input in P1 and were then integrated by myself into various forms of scaffolding within and graded step of practice including: quick-start activities, instructional tutorials, and code snippet examples. This chapter shifts focus to the perspectives of participants, using recorded data to interpret their varied uses and adaptations of GDP use. In doing so, it addresses the research question: How does CHAT theory help us understand how game design patterns can be used in an evolving community of novice game makers? I describe the use of GDPs as diverse mediational strategies to overcome some of the tensions explored in the previous chapter, not only addressing the use of facilitator-provided resources but also as part of emerging community practices and interpersonal repertoires.</text:p>
      <text:p text:style-name="Text_20_body">INSERT SUMMARY TABLE FROM HERE - https://docs.google.com/document/d/1Ce2cYIYnFCd9GM8zRntBd7lrud-dMbbrtgEQMoGNRmE/edit</text:p>
      <text:p text:style-name="Text_20_body">Table 6.1: Varied GDP use and summary of supporting evidence</text:p>
      <text:p text:style-name="Text_20_body">The above table summarised the principle different uses of GDP in the data analysed. The right column lists example behaviour and notes vignettes or appendices where the behaviour can be found in situ with more detailed analysis. In this table and the structure of this chapter, I employ Rogoff’s three planes of analysis <text:reference-mark-start text:name="ZOTERO_ITEM CSL_CITATION {&quot;citationID&quot;:&quot;zhunukxh&quot;,&quot;schema&quot;:&quot;https://github.com/citation-style-language/schema/raw/master/csl-citation.json&quot;,&quot;properties&quot;:{&quot;formattedCitation&quot;:&quot;[@rogoff_observing_1995]&quot;,&quot;noteIndex&quot;:0},&quot;citationItems&quot;:[{&quot;uris&quot;:[&quot;http://zotero.org/users/1913249/items/ZMN79J65&quot;],&quot;suffix&quot;:&quot;&quot;,&quot;id&quot;:3879,&quot;prefix&quot;:&quot;&quot;,&quot;uri&quot;:[&quot;http://zotero.org/users/1913249/items/ZMN79J65&quot;],&quot;itemData&quot;:{&quot;container-title&quot;:&quot;Sociocultural studies of mind&quot;,&quot;citation-key&quot;:&quot;rogoff_observing_1995&quot;,&quot;type&quot;:&quot;chapter&quot;,&quot;id&quot;:&quot;rogoff_observing_1995&quot;,&quot;issued&quot;:{&quot;date-parts&quot;:[[&quot;1995&quot;]]},&quot;author&quot;:[{&quot;given&quot;:&quot;Barbara&quot;,&quot;family&quot;:&quot;Rogoff&quot;}],&quot;collection-title&quot;:&quot;Learning in doing: Social, cognitive, and computational aspects&quot;,&quot;title&quot;:&quot;Observing sociocultural activity on three planes: Participatory appropriation, guided participation, and apprenticeship&quot;,&quot;publisher&quot;:&quot;Cambridge University Press&quot;,&quot;event-place&quot;:&quot;New York, NY, US&quot;,&quot;source&quot;:&quot;APA PsycNet&quot;,&quot;page&quot;:&quot;139-164&quot;,&quot;publisher-place&quot;:&quot;New York, NY, US&quot;,&quot;title-short&quot;:&quot;Observing sociocultural activity on three planes&quot;}}]} RNDjvxbyncerx"/>&lt;Do Zotero Refresh: [@rogoff_observing_1995]&gt;<text:reference-mark-end text:name="ZOTERO_ITEM CSL_CITATION {&quot;citationID&quot;:&quot;zhunukxh&quot;,&quot;schema&quot;:&quot;https://github.com/citation-style-language/schema/raw/master/csl-citation.json&quot;,&quot;properties&quot;:{&quot;formattedCitation&quot;:&quot;[@rogoff_observing_1995]&quot;,&quot;noteIndex&quot;:0},&quot;citationItems&quot;:[{&quot;uris&quot;:[&quot;http://zotero.org/users/1913249/items/ZMN79J65&quot;],&quot;suffix&quot;:&quot;&quot;,&quot;id&quot;:3879,&quot;prefix&quot;:&quot;&quot;,&quot;uri&quot;:[&quot;http://zotero.org/users/1913249/items/ZMN79J65&quot;],&quot;itemData&quot;:{&quot;container-title&quot;:&quot;Sociocultural studies of mind&quot;,&quot;citation-key&quot;:&quot;rogoff_observing_1995&quot;,&quot;type&quot;:&quot;chapter&quot;,&quot;id&quot;:&quot;rogoff_observing_1995&quot;,&quot;issued&quot;:{&quot;date-parts&quot;:[[&quot;1995&quot;]]},&quot;author&quot;:[{&quot;given&quot;:&quot;Barbara&quot;,&quot;family&quot;:&quot;Rogoff&quot;}],&quot;collection-title&quot;:&quot;Learning in doing: Social, cognitive, and computational aspects&quot;,&quot;title&quot;:&quot;Observing sociocultural activity on three planes: Participatory appropriation, guided participation, and apprenticeship&quot;,&quot;publisher&quot;:&quot;Cambridge University Press&quot;,&quot;event-place&quot;:&quot;New York, NY, US&quot;,&quot;source&quot;:&quot;APA PsycNet&quot;,&quot;page&quot;:&quot;139-164&quot;,&quot;publisher-place&quot;:&quot;New York, NY, US&quot;,&quot;title-short&quot;:&quot;Observing sociocultural activity on three planes&quot;}}]} RNDjvxbyncerx"/>, as introduced in Chapter Four. This chapters sections examine how gameplay design patterns are utilised broadly by parents, children and facilitators, each through the lens of a respective analytical plane. Recognising that these observations do not neatly align with the three planes, I discuss the use of GDPs across cultural activities, interpersonal activity and personal knowledge in three distinct sections. 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 A discussion section explores the implications of these findings in relation to existing research and theoretical concepts.</text:p>
      <text:p text:style-name="Text_20_body"> </text:p>
      <text:h text:style-name="Heading_20_2" text:outline-level="2"><text:bookmark-start text:name="the-role-of-gdps-in-the-personal-appropriation-of-concepts-and-processes---target-1000"/>The role of GDPs in the personal appropriation of concepts and processes - ( Target 1000)<text:bookmark-end text:name="the-role-of-gdps-in-the-personal-appropriation-of-concepts-and-processes---target-1000"/></text:h>
      <text:p text:style-name="First_20_paragraph">As outlined in Chapter 2, the focus on curricular knowledge and related skill developed by participants is the dominant thread in research on digital coding and game making <text:reference-mark-start text:name="ZOTERO_ITEM CSL_CITATION {&quot;citationID&quot;:&quot;jbalbgzx&quot;,&quot;schema&quot;:&quot;https://github.com/citation-style-language/schema/raw/master/csl-citation.json&quot;,&quot;properties&quot;:{&quot;formattedCitation&quot;:&quot;[@kafai_constructionist_2015-1; @papert_mindstorms:_1980]&quot;,&quot;noteIndex&quot;:0},&quot;citationItems&quot;:[{&quot;uris&quot;:[&quot;http://zotero.org/users/1913249/items/Q7JCMQ3N&quot;],&quot;suffix&quot;:&quot;&quot;,&quot;id&quot;:3761,&quot;prefix&quot;:&quot;&quot;,&quot;uri&quot;:[&quot;http://zotero.org/users/1913249/items/Q7JCMQ3N&quot;],&quot;itemData&quot;:{&quot;PMCID&quot;:&quot;PMC4784508&quot;,&quot;ISSN&quot;:&quot;0046-1520&quot;,&quot;issue&quot;:&quot;4&quot;,&quot;issued&quot;:{&quot;date-parts&quot;:[[&quot;2015&quot;]]},&quot;DOI&quot;:&quot;10.1080/00461520.2015.1124022&quot;,&quot;source&quot;:&quot;PubMed Central&quot;,&quot;PMID&quot;:&quot;27019536&quot;,&quot;title-short&quot;:&quot;Constructionist gaming&quot;,&quot;citation-key&quot;:&quot;kafai_constructionist_2015-1&quot;,&quot;id&quot;:&quot;kafai_constructionist_2015-1&quot;,&quot;volume&quot;:&quot;50&quot;,&quot;author&quot;:[{&quot;given&quot;:&quot;Yasmin&quot;,&quot;family&quot;:&quot;Kafai&quot;},{&quot;given&quot;:&quot;Quinn&quot;,&quot;family&quot;:&quot;Burke&quot;}],&quot;URL&quot;:&quot;https://www.ncbi.nlm.nih.gov/pmc/articles/PMC4784508/&quot;,&quot;type&quot;:&quot;article-journal&quot;,&quot;container-title&quot;:&quot;Educational Psychologist&quot;,&quot;title&quot;:&quot;Constructionist gaming: understanding the benefits of making games for learning&quot;,&quot;container-title-short&quot;:&quot;Educ Psychol&quot;,&quot;page&quot;:&quot;313-334&quot;,&quot;accessed&quot;:{&quot;date-parts&quot;:[[&quot;2017&quot;,10,16]]},&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uris&quot;:[&quot;http://zotero.org/users/1913249/items/FAVPGKNU&quot;],&quot;suffix&quot;:&quot;&quot;,&quot;id&quot;:1691,&quot;prefix&quot;:&quot;&quot;,&quot;uri&quot;:[&quot;http://zotero.org/users/1913249/items/FAVPGKNU&quot;],&quot;itemData&quot;:{&quot;title&quot;:&quot;Mindstorms: children, computers, and powerful ideas&quot;,&quot;citation-key&quot;:&quot;papert_mindstorms:_1980&quot;,&quot;type&quot;:&quot;book&quot;,&quot;id&quot;:&quot;papert_mindstorms:_1980&quot;,&quot;issued&quot;:{&quot;date-parts&quot;:[[&quot;1980&quot;]]},&quot;author&quot;:[{&quot;given&quot;:&quot;Seymour&quot;,&quot;family&quot;:&quot;Papert&quot;}],&quot;number-of-pages&quot;:&quot;230&quot;,&quot;source&quot;:&quot;Library of Congress ISBN&quot;,&quot;ISBN&quot;:&quot;978-0-465-04627-0&quot;,&quot;event-place&quot;:&quot;New York&quot;,&quot;call-number&quot;:&quot;QA20.C65 P36 1980&quot;,&quot;publisher-place&quot;:&quot;New York&quot;,&quot;publisher&quot;:&quot;Basic Books&quot;,&quot;title-short&quot;:&quot;Mindstorms&quot;}}]} RNDwgojtnrnbl"/>&lt;Do Zotero Refresh: [@kafai_constructionist_2015-1; @papert_mindstorms:_1980]&gt;<text:reference-mark-end text:name="ZOTERO_ITEM CSL_CITATION {&quot;citationID&quot;:&quot;jbalbgzx&quot;,&quot;schema&quot;:&quot;https://github.com/citation-style-language/schema/raw/master/csl-citation.json&quot;,&quot;properties&quot;:{&quot;formattedCitation&quot;:&quot;[@kafai_constructionist_2015-1; @papert_mindstorms:_1980]&quot;,&quot;noteIndex&quot;:0},&quot;citationItems&quot;:[{&quot;uris&quot;:[&quot;http://zotero.org/users/1913249/items/Q7JCMQ3N&quot;],&quot;suffix&quot;:&quot;&quot;,&quot;id&quot;:3761,&quot;prefix&quot;:&quot;&quot;,&quot;uri&quot;:[&quot;http://zotero.org/users/1913249/items/Q7JCMQ3N&quot;],&quot;itemData&quot;:{&quot;PMCID&quot;:&quot;PMC4784508&quot;,&quot;ISSN&quot;:&quot;0046-1520&quot;,&quot;issue&quot;:&quot;4&quot;,&quot;issued&quot;:{&quot;date-parts&quot;:[[&quot;2015&quot;]]},&quot;DOI&quot;:&quot;10.1080/00461520.2015.1124022&quot;,&quot;source&quot;:&quot;PubMed Central&quot;,&quot;PMID&quot;:&quot;27019536&quot;,&quot;title-short&quot;:&quot;Constructionist gaming&quot;,&quot;citation-key&quot;:&quot;kafai_constructionist_2015-1&quot;,&quot;id&quot;:&quot;kafai_constructionist_2015-1&quot;,&quot;volume&quot;:&quot;50&quot;,&quot;author&quot;:[{&quot;given&quot;:&quot;Yasmin&quot;,&quot;family&quot;:&quot;Kafai&quot;},{&quot;given&quot;:&quot;Quinn&quot;,&quot;family&quot;:&quot;Burke&quot;}],&quot;URL&quot;:&quot;https://www.ncbi.nlm.nih.gov/pmc/articles/PMC4784508/&quot;,&quot;type&quot;:&quot;article-journal&quot;,&quot;container-title&quot;:&quot;Educational Psychologist&quot;,&quot;title&quot;:&quot;Constructionist gaming: understanding the benefits of making games for learning&quot;,&quot;container-title-short&quot;:&quot;Educ Psychol&quot;,&quot;page&quot;:&quot;313-334&quot;,&quot;accessed&quot;:{&quot;date-parts&quot;:[[&quot;2017&quot;,10,16]]},&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uris&quot;:[&quot;http://zotero.org/users/1913249/items/FAVPGKNU&quot;],&quot;suffix&quot;:&quot;&quot;,&quot;id&quot;:1691,&quot;prefix&quot;:&quot;&quot;,&quot;uri&quot;:[&quot;http://zotero.org/users/1913249/items/FAVPGKNU&quot;],&quot;itemData&quot;:{&quot;title&quot;:&quot;Mindstorms: children, computers, and powerful ideas&quot;,&quot;citation-key&quot;:&quot;papert_mindstorms:_1980&quot;,&quot;type&quot;:&quot;book&quot;,&quot;id&quot;:&quot;papert_mindstorms:_1980&quot;,&quot;issued&quot;:{&quot;date-parts&quot;:[[&quot;1980&quot;]]},&quot;author&quot;:[{&quot;given&quot;:&quot;Seymour&quot;,&quot;family&quot;:&quot;Papert&quot;}],&quot;number-of-pages&quot;:&quot;230&quot;,&quot;source&quot;:&quot;Library of Congress ISBN&quot;,&quot;ISBN&quot;:&quot;978-0-465-04627-0&quot;,&quot;event-place&quot;:&quot;New York&quot;,&quot;call-number&quot;:&quot;QA20.C65 P36 1980&quot;,&quot;publisher-place&quot;:&quot;New York&quot;,&quot;publisher&quot;:&quot;Basic Books&quot;,&quot;title-short&quot;:&quot;Mindstorms&quot;}}]} RNDwgojtnrnbl"/>. The research aims of this study focus on the less explored areas of social and cultural aspects of the coding process of novices. As such, the design of this study does fully address the exploration of the personal appropriation plane of activity. Additionally, in this informal learning context, participants did not request exploration of concepts aligned with computing curriculum, instead being driven more by practical desire to make a game using the tools provided. Despite this, the evolving design process resulted in activities which do allow the exploration of computational thinking and other curricular concepts. Given the potential to adapt this learning design to a more formal environment to address needs outlined in the introductory chapter, from P2 onwards I began to augment the learning design to suit curriculum-oriented teaching and assessment of computational thinking concepts and skills, a process which resulted in a learning map of curricular concepts included here as Table 6.x .</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6.x. Learning Dimensions of the 3M Game Making Model</text:p>
      <text:p text:style-name="Text_20_body">Appendix.learningmap explores in more detail the evolution of this map, which acknowledges significant tensions in integration of concepts into a informal context, and draws on the process and rationale of Bevan and Petrich’s <text:reference-mark-start text:name="ZOTERO_ITEM CSL_CITATION {&quot;citationID&quot;:&quot;yyshtqjr&quot;,&quot;schema&quot;:&quot;https://github.com/citation-style-language/schema/raw/master/csl-citation.json&quot;,&quot;properties&quot;:{&quot;formattedCitation&quot;:&quot;[-@bevan_learning_2015; -@petrich_it_2013]&quot;,&quot;noteIndex&quot;:0},&quot;citationItems&quot;:[{&quot;uris&quot;:[&quot;http://zotero.org/users/1913249/items/AKPP78D8&quot;],&quot;id&quot;:1842,&quot;suppress-author&quot;:true,&quot;suffix&quot;:&quot;&quot;,&quot;uri&quot;:[&quot;http://zotero.org/users/1913249/items/AKPP78D8&quot;],&quot;prefix&quot;:&quot;&quot;,&quot;itemData&quot;:{&quot;title&quot;:&quot;Learning Through STEM-Rich Tinkering: Findings From a Jointly Negotiated Research Project Taken Up in Practice&quot;,&quot;language&quot;:&quot;en&quot;,&quot;issued&quot;:{&quot;date-parts&quot;:[[&quot;2015&quot;,1]]},&quot;DOI&quot;:&quot;10.1002/sce.21151&quot;,&quot;source&quot;:&quot;CrossRef&quot;,&quot;title-short&quot;:&quot;Learning Through STEM-Rich Tinkering&quot;,&quot;citation-key&quot;:&quot;bevan_learning_2015&quot;,&quot;id&quot;:&quot;bevan_learning_2015&quot;,&quot;author&quot;:[{&quot;given&quot;:&quot;Bronwyn&quot;,&quot;family&quot;:&quot;Bevan&quot;},{&quot;given&quot;:&quot;Joshua P.&quot;,&quot;family&quot;:&quot;Gutwill&quot;},{&quot;given&quot;:&quot;Mike&quot;,&quot;family&quot;:&quot;Petrich&quot;},{&quot;given&quot;:&quot;Karen&quot;,&quot;family&quot;:&quot;Wilkinson&quot;}],&quot;container-title&quot;:&quot;Science Education&quot;,&quot;URL&quot;:&quot;http://doi.wiley.com/10.1002/sce.21151&quot;,&quot;ISSN&quot;:&quot;00368326&quot;,&quot;type&quot;:&quot;article-journal&quot;,&quot;issue&quot;:&quot;1&quot;,&quot;page&quot;:&quot;98-120&quot;,&quot;accessed&quot;:{&quot;date-parts&quot;:[[&quot;2017&quot;,10,14]]},&quot;volume&quot;:&quot;99&quot;}},{&quot;uris&quot;:[&quot;http://zotero.org/users/1913249/items/UTZ7BGSU&quot;],&quot;id&quot;:3744,&quot;suppress-author&quot;:true,&quot;suffix&quot;:&quot;&quot;,&quot;uri&quot;:[&quot;http://zotero.org/users/1913249/items/UTZ7BGSU&quot;],&quot;prefix&quot;:&quot;&quot;,&quot;itemData&quot;:{&quot;container-title&quot;:&quot;Design, Make, Play&quot;,&quot;volume&quot;:&quot;1&quot;,&quot;citation-key&quot;:&quot;petrich_it_2013&quot;,&quot;type&quot;:&quot;chapter&quot;,&quot;id&quot;:&quot;petrich_it_2013&quot;,&quot;issued&quot;:{&quot;date-parts&quot;:[[&quot;2013&quot;]]},&quot;author&quot;:[{&quot;given&quot;:&quot;Mike&quot;,&quot;family&quot;:&quot;Petrich&quot;},{&quot;given&quot;:&quot;Karen&quot;,&quot;family&quot;:&quot;Wilkinson&quot;},{&quot;given&quot;:&quot;Bronwyn&quot;,&quot;family&quot;:&quot;Bevan&quot;}],&quot;title&quot;:&quot;It looks like fun, but are they learning?&quot;,&quot;publisher-place&quot;:&quot;New York&quot;,&quot;ISBN&quot;:&quot;978-0-203-10835-2&quot;,&quot;event-place&quot;:&quot;New York&quot;,&quot;publisher&quot;:&quot;Routledge&quot;,&quot;page&quot;:&quot;21&quot;,&quot;number-of-pages&quot;:&quot;21&quot;,&quot;abstract&quot;:&quot;It Looks Like Fun, But Are They Learning? - 1&quot;}}]} RNDelwvifxjry"/>&lt;Do Zotero Refresh: [-@bevan_learning_2015; -@petrich_it_2013]&gt;<text:reference-mark-end text:name="ZOTERO_ITEM CSL_CITATION {&quot;citationID&quot;:&quot;yyshtqjr&quot;,&quot;schema&quot;:&quot;https://github.com/citation-style-language/schema/raw/master/csl-citation.json&quot;,&quot;properties&quot;:{&quot;formattedCitation&quot;:&quot;[-@bevan_learning_2015; -@petrich_it_2013]&quot;,&quot;noteIndex&quot;:0},&quot;citationItems&quot;:[{&quot;uris&quot;:[&quot;http://zotero.org/users/1913249/items/AKPP78D8&quot;],&quot;id&quot;:1842,&quot;suppress-author&quot;:true,&quot;suffix&quot;:&quot;&quot;,&quot;uri&quot;:[&quot;http://zotero.org/users/1913249/items/AKPP78D8&quot;],&quot;prefix&quot;:&quot;&quot;,&quot;itemData&quot;:{&quot;title&quot;:&quot;Learning Through STEM-Rich Tinkering: Findings From a Jointly Negotiated Research Project Taken Up in Practice&quot;,&quot;language&quot;:&quot;en&quot;,&quot;issued&quot;:{&quot;date-parts&quot;:[[&quot;2015&quot;,1]]},&quot;DOI&quot;:&quot;10.1002/sce.21151&quot;,&quot;source&quot;:&quot;CrossRef&quot;,&quot;title-short&quot;:&quot;Learning Through STEM-Rich Tinkering&quot;,&quot;citation-key&quot;:&quot;bevan_learning_2015&quot;,&quot;id&quot;:&quot;bevan_learning_2015&quot;,&quot;author&quot;:[{&quot;given&quot;:&quot;Bronwyn&quot;,&quot;family&quot;:&quot;Bevan&quot;},{&quot;given&quot;:&quot;Joshua P.&quot;,&quot;family&quot;:&quot;Gutwill&quot;},{&quot;given&quot;:&quot;Mike&quot;,&quot;family&quot;:&quot;Petrich&quot;},{&quot;given&quot;:&quot;Karen&quot;,&quot;family&quot;:&quot;Wilkinson&quot;}],&quot;container-title&quot;:&quot;Science Education&quot;,&quot;URL&quot;:&quot;http://doi.wiley.com/10.1002/sce.21151&quot;,&quot;ISSN&quot;:&quot;00368326&quot;,&quot;type&quot;:&quot;article-journal&quot;,&quot;issue&quot;:&quot;1&quot;,&quot;page&quot;:&quot;98-120&quot;,&quot;accessed&quot;:{&quot;date-parts&quot;:[[&quot;2017&quot;,10,14]]},&quot;volume&quot;:&quot;99&quot;}},{&quot;uris&quot;:[&quot;http://zotero.org/users/1913249/items/UTZ7BGSU&quot;],&quot;id&quot;:3744,&quot;suppress-author&quot;:true,&quot;suffix&quot;:&quot;&quot;,&quot;uri&quot;:[&quot;http://zotero.org/users/1913249/items/UTZ7BGSU&quot;],&quot;prefix&quot;:&quot;&quot;,&quot;itemData&quot;:{&quot;container-title&quot;:&quot;Design, Make, Play&quot;,&quot;volume&quot;:&quot;1&quot;,&quot;citation-key&quot;:&quot;petrich_it_2013&quot;,&quot;type&quot;:&quot;chapter&quot;,&quot;id&quot;:&quot;petrich_it_2013&quot;,&quot;issued&quot;:{&quot;date-parts&quot;:[[&quot;2013&quot;]]},&quot;author&quot;:[{&quot;given&quot;:&quot;Mike&quot;,&quot;family&quot;:&quot;Petrich&quot;},{&quot;given&quot;:&quot;Karen&quot;,&quot;family&quot;:&quot;Wilkinson&quot;},{&quot;given&quot;:&quot;Bronwyn&quot;,&quot;family&quot;:&quot;Bevan&quot;}],&quot;title&quot;:&quot;It looks like fun, but are they learning?&quot;,&quot;publisher-place&quot;:&quot;New York&quot;,&quot;ISBN&quot;:&quot;978-0-203-10835-2&quot;,&quot;event-place&quot;:&quot;New York&quot;,&quot;publisher&quot;:&quot;Routledge&quot;,&quot;page&quot;:&quot;21&quot;,&quot;number-of-pages&quot;:&quot;21&quot;,&quot;abstract&quot;:&quot;It Looks Like Fun, But Are They Learning? - 1&quot;}}]} RNDelwvifxjry"/> work to bring a similar learning map to a seemingly chaotic tinkering and making process in museum contexts.</text:p>
      <text:p text:style-name="Text_20_body">There is a tension in the evolution of this learning map, one familiar to teachers using project and play-based approaches, between the naturalistic approach made possible by the non-formal learning approach and desire to align with curricular concepts. It is of value to compare this observational approach to the design driven process typified by research on Microworlds which foregrounds the role of learning designers to shape the affordances of (playful) learning environments to steer learners to explore curricular concepts. In much Mircoworlds research these are often scientific or mathematical concepts: take for example geometry in Turtle computing with the LOGO language <text:reference-mark-start text:name="ZOTERO_ITEM CSL_CITATION {&quot;citationID&quot;:&quot;prwlykvr&quot;,&quot;schema&quot;:&quot;https://github.com/citation-style-language/schema/raw/master/csl-citation.json&quot;,&quot;properties&quot;:{&quot;formattedCitation&quot;:&quot;[@ernest_whats_1988]&quot;,&quot;noteIndex&quot;:0},&quot;citationItems&quot;:[{&quot;uris&quot;:[&quot;http://zotero.org/users/1913249/items/QZ7SEZE6&quot;],&quot;suffix&quot;:&quot;&quot;,&quot;id&quot;:10082,&quot;prefix&quot;:&quot;&quot;,&quot;uri&quot;:[&quot;http://zotero.org/users/1913249/items/QZ7SEZE6&quot;],&quot;itemData&quot;:{&quot;ISSN&quot;:&quot;0305-7259&quot;,&quot;container-title&quot;:&quot;Mathematics in School&quot;,&quot;citation-key&quot;:&quot;ernest_whats_1988&quot;,&quot;issue&quot;:&quot;1&quot;,&quot;id&quot;:&quot;ernest_whats_1988&quot;,&quot;accessed&quot;:{&quot;date-parts&quot;:[[&quot;2025&quot;,2,14]]},&quot;author&quot;:[{&quot;given&quot;:&quot;Paul&quot;,&quot;family&quot;:&quot;Ernest&quot;}],&quot;URL&quot;:&quot;https://www.jstor.org/stable/30214422&quot;,&quot;type&quot;:&quot;article-journal&quot;,&quot;publisher&quot;:&quot;Mathematical Association&quot;,&quot;title&quot;:&quot;What's the Use of LOGO?&quot;,&quot;source&quot;:&quot;JSTOR&quot;,&quot;page&quot;:&quot;16-20&quot;,&quot;issued&quot;:{&quot;date-parts&quot;:[[&quot;1988&quot;]]},&quot;volume&quot;:&quot;17&quot;}}]} RNDxmfyxdwqlq"/>&lt;Do Zotero Refresh: [@ernest_whats_1988]&gt;<text:reference-mark-end text:name="ZOTERO_ITEM CSL_CITATION {&quot;citationID&quot;:&quot;prwlykvr&quot;,&quot;schema&quot;:&quot;https://github.com/citation-style-language/schema/raw/master/csl-citation.json&quot;,&quot;properties&quot;:{&quot;formattedCitation&quot;:&quot;[@ernest_whats_1988]&quot;,&quot;noteIndex&quot;:0},&quot;citationItems&quot;:[{&quot;uris&quot;:[&quot;http://zotero.org/users/1913249/items/QZ7SEZE6&quot;],&quot;suffix&quot;:&quot;&quot;,&quot;id&quot;:10082,&quot;prefix&quot;:&quot;&quot;,&quot;uri&quot;:[&quot;http://zotero.org/users/1913249/items/QZ7SEZE6&quot;],&quot;itemData&quot;:{&quot;ISSN&quot;:&quot;0305-7259&quot;,&quot;container-title&quot;:&quot;Mathematics in School&quot;,&quot;citation-key&quot;:&quot;ernest_whats_1988&quot;,&quot;issue&quot;:&quot;1&quot;,&quot;id&quot;:&quot;ernest_whats_1988&quot;,&quot;accessed&quot;:{&quot;date-parts&quot;:[[&quot;2025&quot;,2,14]]},&quot;author&quot;:[{&quot;given&quot;:&quot;Paul&quot;,&quot;family&quot;:&quot;Ernest&quot;}],&quot;URL&quot;:&quot;https://www.jstor.org/stable/30214422&quot;,&quot;type&quot;:&quot;article-journal&quot;,&quot;publisher&quot;:&quot;Mathematical Association&quot;,&quot;title&quot;:&quot;What's the Use of LOGO?&quot;,&quot;source&quot;:&quot;JSTOR&quot;,&quot;page&quot;:&quot;16-20&quot;,&quot;issued&quot;:{&quot;date-parts&quot;:[[&quot;1988&quot;]]},&quot;volume&quot;:&quot;17&quot;}}]} RNDxmfyxdwqlq"/>. While there are similarities between this design and the constructionist ethos behind LOGO, the leading motivation of this study is creation of and acculturation to a game making community. Kynigos <text:reference-mark-start text:name="ZOTERO_ITEM CSL_CITATION {&quot;citationID&quot;:&quot;huhlfeho&quot;,&quot;schema&quot;:&quot;https://github.com/citation-style-language/schema/raw/master/csl-citation.json&quot;,&quot;properties&quot;:{&quot;formattedCitation&quot;:&quot;[-@kynigos_black-and-white_2004-1]&quot;,&quot;noteIndex&quot;:0},&quot;citationItems&quot;:[{&quot;uris&quot;:[&quot;http://zotero.org/users/1913249/items/HW44SCK9&quot;],&quot;id&quot;:10086,&quot;suppress-author&quot;:true,&quot;suffix&quot;:&quot;&quot;,&quot;uri&quot;:[&quot;http://zotero.org/users/1913249/items/HW44SCK9&quot;],&quot;prefix&quot;:&quot;&quot;,&quot;itemData&quot;:{&quot;ISSN&quot;:&quot;1049-4820, 1744-5191&quot;,&quot;issue&quot;:&quot;1-2&quot;,&quot;issued&quot;:{&quot;date-parts&quot;:[[&quot;2004&quot;,6]]},&quot;DOI&quot;:&quot;10.1080/1049482042000300896&quot;,&quot;source&quot;:&quot;DOI.org (Crossref)&quot;,&quot;citation-key&quot;:&quot;kynigos_black-and-white_2004-1&quot;,&quot;volume&quot;:&quot;12&quot;,&quot;id&quot;:&quot;kynigos_black-and-white_2004-1&quot;,&quot;URL&quot;:&quot;http://www.tandfonline.com/doi/abs/10.1080/1049482042000300896&quot;,&quot;author&quot;:[{&quot;given&quot;:&quot;C.&quot;,&quot;family&quot;:&quot;Kynigos&quot;}],&quot;type&quot;:&quot;article-journal&quot;,&quot;container-title&quot;:&quot;Interactive Learning Environments&quot;,&quot;title&quot;:&quot;A \&quot;Black-and-White Box\&quot; Approach to User Empowerment With Component Computing&quot;,&quot;container-title-short&quot;:&quot;Interactive Learning Environments&quot;,&quot;accessed&quot;:{&quot;date-parts&quot;:[[&quot;2025&quot;,2,14]]},&quot;page&quot;:&quot;27-71&quot;,&quot;language&quot;:&quot;en&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 RNDkexcdmtzyr"/>&lt;Do Zotero Refresh: [-@kynigos_black-and-white_2004-1]&gt;<text:reference-mark-end text:name="ZOTERO_ITEM CSL_CITATION {&quot;citationID&quot;:&quot;huhlfeho&quot;,&quot;schema&quot;:&quot;https://github.com/citation-style-language/schema/raw/master/csl-citation.json&quot;,&quot;properties&quot;:{&quot;formattedCitation&quot;:&quot;[-@kynigos_black-and-white_2004-1]&quot;,&quot;noteIndex&quot;:0},&quot;citationItems&quot;:[{&quot;uris&quot;:[&quot;http://zotero.org/users/1913249/items/HW44SCK9&quot;],&quot;id&quot;:10086,&quot;suppress-author&quot;:true,&quot;suffix&quot;:&quot;&quot;,&quot;uri&quot;:[&quot;http://zotero.org/users/1913249/items/HW44SCK9&quot;],&quot;prefix&quot;:&quot;&quot;,&quot;itemData&quot;:{&quot;ISSN&quot;:&quot;1049-4820, 1744-5191&quot;,&quot;issue&quot;:&quot;1-2&quot;,&quot;issued&quot;:{&quot;date-parts&quot;:[[&quot;2004&quot;,6]]},&quot;DOI&quot;:&quot;10.1080/1049482042000300896&quot;,&quot;source&quot;:&quot;DOI.org (Crossref)&quot;,&quot;citation-key&quot;:&quot;kynigos_black-and-white_2004-1&quot;,&quot;volume&quot;:&quot;12&quot;,&quot;id&quot;:&quot;kynigos_black-and-white_2004-1&quot;,&quot;URL&quot;:&quot;http://www.tandfonline.com/doi/abs/10.1080/1049482042000300896&quot;,&quot;author&quot;:[{&quot;given&quot;:&quot;C.&quot;,&quot;family&quot;:&quot;Kynigos&quot;}],&quot;type&quot;:&quot;article-journal&quot;,&quot;container-title&quot;:&quot;Interactive Learning Environments&quot;,&quot;title&quot;:&quot;A \&quot;Black-and-White Box\&quot; Approach to User Empowerment With Component Computing&quot;,&quot;container-title-short&quot;:&quot;Interactive Learning Environments&quot;,&quot;accessed&quot;:{&quot;date-parts&quot;:[[&quot;2025&quot;,2,14]]},&quot;page&quot;:&quot;27-71&quot;,&quot;language&quot;:&quot;en&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 RNDkexcdmtzyr"/> explores the tension between more targetted/restricted and more adaptable technology toolsets using a white-box, black-box distinction (explored in LR), noting the difficulty of communicating the value of non-commodified, adaptable toolsets despite their exploratory potential. The design of this research’s learning design template can be seen as a half-baked Microworld <text:reference-mark-start text:name="ZOTERO_ITEM CSL_CITATION {&quot;citationID&quot;:&quot;jtjhgpgd&quot;,&quot;schema&quot;:&quot;https://github.com/citation-style-language/schema/raw/master/csl-citation.json&quot;,&quot;properties&quot;:{&quot;formattedCitation&quot;:&quot;[@kynigos_half-baked_2007]&quot;,&quot;noteIndex&quot;:0},&quot;citationItems&quot;:[{&quot;uris&quot;:[&quot;http://zotero.org/users/1913249/items/49KSYPTU&quot;],&quot;suffix&quot;:&quot;&quot;,&quot;id&quot;:2765,&quot;prefix&quot;:&quot;&quot;,&quot;uri&quot;:[&quot;http://zotero.org/users/1913249/items/49KSYPTU&quot;],&quot;itemData&quot;:{&quot;ISSN&quot;:&quot;1648-5831&quot;,&quot;container-title&quot;:&quot;Informatics in Education - An International Journal&quot;,&quot;citation-key&quot;:&quot;kynigos_half-baked_2007&quot;,&quot;issue&quot;:&quot;2&quot;,&quot;id&quot;:&quot;kynigos_half-baked_2007&quot;,&quot;accessed&quot;:{&quot;date-parts&quot;:[[&quot;2018&quot;,9,15]]},&quot;author&quot;:[{&quot;given&quot;:&quot;Chronis&quot;,&quot;family&quot;:&quot;Kynigos&quot;}],&quot;URL&quot;:&quot;https://www.ceeol.com/search/article-detail?id=60016&quot;,&quot;type&quot;:&quot;article-journal&quot;,&quot;source&quot;:&quot;www.ceeol.com&quot;,&quot;title&quot;:&quot;Half-Baked Logo Microworlds as Boundary Objects in Integrated Design&quot;,&quot;language&quot;:&quot;English&quot;,&quot;page&quot;:&quot;335-359&quot;,&quot;issued&quot;:{&quot;date-parts&quot;:[[&quot;2007&quot;]]},&quot;volume&quot;:&quot;6&quot;}}]} RNDtduetbybne"/>&lt;Do Zotero Refresh: [@kynigos_half-baked_2007]&gt;<text:reference-mark-end text:name="ZOTERO_ITEM CSL_CITATION {&quot;citationID&quot;:&quot;jtjhgpgd&quot;,&quot;schema&quot;:&quot;https://github.com/citation-style-language/schema/raw/master/csl-citation.json&quot;,&quot;properties&quot;:{&quot;formattedCitation&quot;:&quot;[@kynigos_half-baked_2007]&quot;,&quot;noteIndex&quot;:0},&quot;citationItems&quot;:[{&quot;uris&quot;:[&quot;http://zotero.org/users/1913249/items/49KSYPTU&quot;],&quot;suffix&quot;:&quot;&quot;,&quot;id&quot;:2765,&quot;prefix&quot;:&quot;&quot;,&quot;uri&quot;:[&quot;http://zotero.org/users/1913249/items/49KSYPTU&quot;],&quot;itemData&quot;:{&quot;ISSN&quot;:&quot;1648-5831&quot;,&quot;container-title&quot;:&quot;Informatics in Education - An International Journal&quot;,&quot;citation-key&quot;:&quot;kynigos_half-baked_2007&quot;,&quot;issue&quot;:&quot;2&quot;,&quot;id&quot;:&quot;kynigos_half-baked_2007&quot;,&quot;accessed&quot;:{&quot;date-parts&quot;:[[&quot;2018&quot;,9,15]]},&quot;author&quot;:[{&quot;given&quot;:&quot;Chronis&quot;,&quot;family&quot;:&quot;Kynigos&quot;}],&quot;URL&quot;:&quot;https://www.ceeol.com/search/article-detail?id=60016&quot;,&quot;type&quot;:&quot;article-journal&quot;,&quot;source&quot;:&quot;www.ceeol.com&quot;,&quot;title&quot;:&quot;Half-Baked Logo Microworlds as Boundary Objects in Integrated Design&quot;,&quot;language&quot;:&quot;English&quot;,&quot;page&quot;:&quot;335-359&quot;,&quot;issued&quot;:{&quot;date-parts&quot;:[[&quot;2007&quot;]]},&quot;volume&quot;:&quot;6&quot;}}]} RNDtduetbybne"/>, with the varied affordances of the design interpreted as invitations to contribute to an improvable boundary object <text:reference-mark-start text:name="ZOTERO_ITEM CSL_CITATION {&quot;citationID&quot;:&quot;gutrzqtc&quot;,&quot;schema&quot;:&quot;https://github.com/citation-style-language/schema/raw/master/csl-citation.json&quot;,&quot;properties&quot;:{&quot;formattedCitation&quot;:&quot;[@kynigos_half-baked_2007, p.336]&quot;,&quot;noteIndex&quot;:0},&quot;citationItems&quot;:[{&quot;uris&quot;:[&quot;http://zotero.org/users/1913249/items/49KSYPTU&quot;],&quot;id&quot;:2765,&quot;locator&quot;:&quot;336&quot;,&quot;prefix&quot;:&quot;&quot;,&quot;uri&quot;:[&quot;http://zotero.org/users/1913249/items/49KSYPTU&quot;],&quot;itemData&quot;:{&quot;ISSN&quot;:&quot;1648-5831&quot;,&quot;container-title&quot;:&quot;Informatics in Education - An International Journal&quot;,&quot;citation-key&quot;:&quot;kynigos_half-baked_2007&quot;,&quot;issue&quot;:&quot;2&quot;,&quot;id&quot;:&quot;kynigos_half-baked_2007&quot;,&quot;accessed&quot;:{&quot;date-parts&quot;:[[&quot;2018&quot;,9,15]]},&quot;author&quot;:[{&quot;given&quot;:&quot;Chronis&quot;,&quot;family&quot;:&quot;Kynigos&quot;}],&quot;URL&quot;:&quot;https://www.ceeol.com/search/article-detail?id=60016&quot;,&quot;type&quot;:&quot;article-journal&quot;,&quot;source&quot;:&quot;www.ceeol.com&quot;,&quot;title&quot;:&quot;Half-Baked Logo Microworlds as Boundary Objects in Integrated Design&quot;,&quot;language&quot;:&quot;English&quot;,&quot;page&quot;:&quot;335-359&quot;,&quot;issued&quot;:{&quot;date-parts&quot;:[[&quot;2007&quot;]]},&quot;volume&quot;:&quot;6&quot;}}]} RNDdncbflvotb"/>&lt;Do Zotero Refresh: [@kynigos_half-baked_2007, p.336]&gt;<text:reference-mark-end text:name="ZOTERO_ITEM CSL_CITATION {&quot;citationID&quot;:&quot;gutrzqtc&quot;,&quot;schema&quot;:&quot;https://github.com/citation-style-language/schema/raw/master/csl-citation.json&quot;,&quot;properties&quot;:{&quot;formattedCitation&quot;:&quot;[@kynigos_half-baked_2007, p.336]&quot;,&quot;noteIndex&quot;:0},&quot;citationItems&quot;:[{&quot;uris&quot;:[&quot;http://zotero.org/users/1913249/items/49KSYPTU&quot;],&quot;id&quot;:2765,&quot;locator&quot;:&quot;336&quot;,&quot;prefix&quot;:&quot;&quot;,&quot;uri&quot;:[&quot;http://zotero.org/users/1913249/items/49KSYPTU&quot;],&quot;itemData&quot;:{&quot;ISSN&quot;:&quot;1648-5831&quot;,&quot;container-title&quot;:&quot;Informatics in Education - An International Journal&quot;,&quot;citation-key&quot;:&quot;kynigos_half-baked_2007&quot;,&quot;issue&quot;:&quot;2&quot;,&quot;id&quot;:&quot;kynigos_half-baked_2007&quot;,&quot;accessed&quot;:{&quot;date-parts&quot;:[[&quot;2018&quot;,9,15]]},&quot;author&quot;:[{&quot;given&quot;:&quot;Chronis&quot;,&quot;family&quot;:&quot;Kynigos&quot;}],&quot;URL&quot;:&quot;https://www.ceeol.com/search/article-detail?id=60016&quot;,&quot;type&quot;:&quot;article-journal&quot;,&quot;source&quot;:&quot;www.ceeol.com&quot;,&quot;title&quot;:&quot;Half-Baked Logo Microworlds as Boundary Objects in Integrated Design&quot;,&quot;language&quot;:&quot;English&quot;,&quot;page&quot;:&quot;335-359&quot;,&quot;issued&quot;:{&quot;date-parts&quot;:[[&quot;2007&quot;]]},&quot;volume&quot;:&quot;6&quot;}}]} RNDdncbflvotb"/>. This focus thus motivates and facilitates discussion on a shared experience in a way which aligns to the sociocultural focus of this study.</text:p>
      <text:h text:style-name="Heading_20_3" text:outline-level="3"><text:bookmark-start text:name="the-interrelationship-of-gdps-and-the-development-of-technical-processes"/>The interrelationship of GDPs and the development of technical processes<text:bookmark-end text:name="the-interrelationship-of-gdps-and-the-development-of-technical-processes"/></text:h>
      <text:p text:style-name="First_20_paragraph">Given the limited focus of this thesis, only one dimension of personal appropriation is included here: the technical implementation of coding structures. The implementation of GDPs can encourage participants to adopt or share technical processes in various ways. These processes were sometimes introduced in a basic form through scaffolded activities, supporting documentation or informal interactions between peers. The following observations illustrate how introduced processes were adapted and modified by the community. To integrate new or adapt existing game design patterns in their games, participants needed to develop unfamiliar technical processes associated with computer coding, as well as foundational digital skills related to using a desktop personal computer. See Appendix Digital Literacy for further details. One example of a skill developed by many participants was proficiency in keyboard and mouse use. Combined with navigation of internet browser tabs, this facilitated movement between computer code, game prototypes and supporting web-based documentation. Such personal appropriation and increasing fluidity are well illustrated in Toby’s repeated, solo, incremental changes to level design, as seen in V1.a. Most participants demonstrated increased fluency, particularly in areas such as creating, uploading and integrating graphical assets, adjusting game challenges by modifying GDP elements, and engaging in coding processes such as debugging and code patching, which is explored later. In line with CHAT theory, this can be interpreted as the operationalisation of actions that were previously explicitly taught or learned, as discussed by Leontiev <text:reference-mark-start text:name="ZOTERO_ITEM CSL_CITATION {&quot;citationID&quot;:&quot;ezfxdzbw&quot;,&quot;schema&quot;:&quot;https://github.com/citation-style-language/schema/raw/master/csl-citation.json&quot;,&quot;properties&quot;:{&quot;formattedCitation&quot;:&quot;[@leontiev_activity_2009]&quot;,&quot;noteIndex&quot;:0},&quot;citationItems&quot;:[{&quot;uris&quot;:[&quot;http://zotero.org/users/1913249/items/K8HTZCVC&quot;],&quot;suffix&quot;:&quot;&quot;,&quot;id&quot;:3094,&quot;prefix&quot;:&quot;&quot;,&quot;uri&quot;:[&quot;http://zotero.org/users/1913249/items/K8HTZCVC&quot;],&quot;itemData&quot;:{&quot;URL&quot;:&quot;http://periodicos.ufc.br/dialectus/article/view/5173&quot;,&quot;container-title&quot;:&quot;Revista Dialectus&quot;,&quot;type&quot;:&quot;article-journal&quot;,&quot;citation-key&quot;:&quot;leontiev_activity_2009&quot;,&quot;container-title-short&quot;:&quot;DRF&quot;,&quot;id&quot;:&quot;leontiev_activity_2009&quot;,&quot;accessed&quot;:{&quot;date-parts&quot;:[[&quot;2019&quot;,5,10]]},&quot;author&quot;:[{&quot;given&quot;:&quot;Aleksei Nikolaevich&quot;,&quot;family&quot;:&quot;Leontiev&quot;}],&quot;title&quot;:&quot;Activity and Consciousness&quot;,&quot;language&quot;:&quot;en&quot;,&quot;source&quot;:&quot;DOI.org (Crossref)&quot;,&quot;issued&quot;:{&quot;date-parts&quot;:[[&quot;2009&quot;]]},&quot;issue&quot;:&quot;4&quot;,&quot;ISSN&quot;:&quot;2317-2010&quot;,&quot;DOI&quot;:&quot;10.30611/2014n4id5173&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 RNDbaxpeekxvj"/>&lt;Do Zotero Refresh: [@leontiev_activity_2009]&gt;<text:reference-mark-end text:name="ZOTERO_ITEM CSL_CITATION {&quot;citationID&quot;:&quot;ezfxdzbw&quot;,&quot;schema&quot;:&quot;https://github.com/citation-style-language/schema/raw/master/csl-citation.json&quot;,&quot;properties&quot;:{&quot;formattedCitation&quot;:&quot;[@leontiev_activity_2009]&quot;,&quot;noteIndex&quot;:0},&quot;citationItems&quot;:[{&quot;uris&quot;:[&quot;http://zotero.org/users/1913249/items/K8HTZCVC&quot;],&quot;suffix&quot;:&quot;&quot;,&quot;id&quot;:3094,&quot;prefix&quot;:&quot;&quot;,&quot;uri&quot;:[&quot;http://zotero.org/users/1913249/items/K8HTZCVC&quot;],&quot;itemData&quot;:{&quot;URL&quot;:&quot;http://periodicos.ufc.br/dialectus/article/view/5173&quot;,&quot;container-title&quot;:&quot;Revista Dialectus&quot;,&quot;type&quot;:&quot;article-journal&quot;,&quot;citation-key&quot;:&quot;leontiev_activity_2009&quot;,&quot;container-title-short&quot;:&quot;DRF&quot;,&quot;id&quot;:&quot;leontiev_activity_2009&quot;,&quot;accessed&quot;:{&quot;date-parts&quot;:[[&quot;2019&quot;,5,10]]},&quot;author&quot;:[{&quot;given&quot;:&quot;Aleksei Nikolaevich&quot;,&quot;family&quot;:&quot;Leontiev&quot;}],&quot;title&quot;:&quot;Activity and Consciousness&quot;,&quot;language&quot;:&quot;en&quot;,&quot;source&quot;:&quot;DOI.org (Crossref)&quot;,&quot;issued&quot;:{&quot;date-parts&quot;:[[&quot;2009&quot;]]},&quot;issue&quot;:&quot;4&quot;,&quot;ISSN&quot;:&quot;2317-2010&quot;,&quot;DOI&quot;:&quot;10.30611/2014n4id5173&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 RNDbaxpeekxvj"/>.</text:p>
      <text:p text:style-name="Text_20_body">While the use of new techniques was driven by the implementation of GDPs, the following observations reveal a complex and interdependent relationship between GDP concepts and emergent technical processes. In line with Rogoff’s understanding of personal appropriation as bi-directional, where the appropriation of personal knowledge is shaped by and contributes to a broader sociocultural context, participants fed their interpretations of knowledge back into the communities of which they were a part. In this case, this was the game-making community. In this process, GDPs functioned as conceptual tools and structured project stages that facilitated this interpersonal exchange, as explored in the following example. In Vignette 5, sections V5.a and V5.c, Madiha seeks assistance from her daughter Nasrin to format and export graphical files for use in the game code project. The implementation of her chosen GDPs drives the development of these technical processes, as she must either learn them herself or draw on peer knowledge to complete the task. Changing pen colours in the graphical tool, for example, is a process Nasrin has already internalised and performs effortlessly, whereas Madiha is still consciously building her competency. Nasrin has operationalised the process, incorporating it into her repertoire of practices. Similarly, in section V5.d, Madiha receives help from a peer, Ed, in using the cropping tool to remove redundant space at the edges of sprite characters after he playtests her game.</text:p>
      <text:p text:style-name="Text_20_body"/>
      <text:p text:style-name="Text_20_body"> </text:p>
      <text:p text:style-name="Text_20_body"/>
      <text:p text:style-name="Text_20_body"/>
      <text:p text:style-name="Text_20_body">Turning to the practice of code patching, a guided technical process designed to scaffold the coding process (see Glossary and Chapter 2), video evidence and observational journal notes highlight the potential of coupling code implementation with target behaviour, structured within a framework of GDPs. This patching process became an important element of documentation. Although code was provided, mistakes were still made in practice, and additional customisations were introduced. An example of code patching in practice can be seen in Toby’s careful copying and pasting of different lines of code from supporting materials into his game project (see V1.a).</text:p>
      <text:p text:style-name="Text_20_body">Toby’s success in using the code patching technique was supported by the UMC structure of the game template, in line with the UMC principles explored in the previous chapter, and the high level of contextualisation provided by GDPs as a guiding framework in the learning design. This is illustrated in V1 when Toby alters the imported code, producing a type of programming error I refer to as a glitch. This specific error occurs when the game continues to function but exhibits an unintended effect (see V1.a). The glitch prompted an initial investigation, led Toby to seek my assistance, and required a period of iterative revision and cross-referencing with the original code snippet. From this and similar observations, I propose that the close relationship between code implementation and target behaviour, in this case structured around GDPs, scaffolds the debugging process and can be a valuable resource for facilitators.</text:p>
      <text:p text:style-name="Text_20_body">Additionally, key affordances of the learning design, including the starting template, code snippets and the resulting code patching process, appear to encourage the creation of glitch errors. The data in this section is further supported by observations on the emerging diversity of helping strategies in response to different types of errors, discussed in Appendix Debugging. I also explain the patching process in greater detail to participants in an extract from Vignette 9 (V9a). In the commentary (V9.b), I propose that noticing, celebrating and exploring the sources of unintended behaviours can serve as an inclusive strategy to mitigate the potentially frustrating process of debugging. Given the bi-directional process, aspects of personal appropriation can be inferred from interpersonal interactions explored in the following section.</text:p>
      <text:h text:style-name="Heading_20_2" text:outline-level="2"><text:bookmark-start text:name="gdps-used-in-the-process-of-guided-participation"/>GDPs used in the process of guided participation<text:bookmark-end text:name="gdps-used-in-the-process-of-guided-participation"/></text:h>
      <text:p text:style-name="First_20_paragraph">This section examines data on the use of GDPs from the perspective of interpersonal interaction. Here, the process of being guided into planned activities or peer collaboration is exploratory, contributing to interpersonal processes that facilitate the completion of tasks. As outlined in the previous section, personal understandings of knowledge can be observed within these interpersonal interactions, particularly in exchanges between parents and children. Based on observations of video data, I describe how GDPs are employed in diverse mediational strategies. I focus on three key categories of interaction that incorporate GDPs: the use of a provided menu of GDPs and supporting documentation, the role of GDPs in project ideation and prioritisation, and their function within the division of labour.</text:p>
      <text:h text:style-name="Heading_20_3" text:outline-level="3"><text:bookmark-start text:name="use-of-a-menu-of-gdps-to-assist-project-navigation-and-resource-organisation"/>Use of a menu of GDPs to assist project navigation and resource organisation<text:bookmark-end text:name="use-of-a-menu-of-gdps-to-assist-project-navigation-and-resource-organisation"/></text:h>
      <text:p text:style-name="First_20_paragraph">Chapter 5 introduced my provision of a curated collection (menu) of gameplay design patterns to address the tension between participants’ choice and the need for documentation to support the technical implementation of code structures. Appendix.themeing outlines the evolution of how the sub-categories of patterns developed and the rationale guiding them. In V9, I address the whole group, describing the webpage presenting the menu of GDPs as a hub to help choose project goals and locate tutorials and code examples. “It’s almost like this is our control panel. You decide what you want to do next and we jump off from there.” In this section, I summarise data on the use of the menu of GDPs, focusing on interpersonal interactions.</text:p>
      <text:p text:style-name="Text_20_body">Toby, in Vignette 1 (see V1.8–V1.17), engages in independent work, copying code from a snippet example of the game design pattern he selected from a graphical menu of patterns. His ability to choose and implement new features using supporting documentation enables him to take on the role of a mentor, inspiring and assisting others in adding the same GDPs to their games (see V1.b). Toby’s independence and effectiveness in this process align with existing concepts, including the use of shorter, just-in-time tutorials to reduce barriers associated with more extensive instruction-based approaches, particularly those related to literacy <text:reference-mark-start text:name="ZOTERO_ITEM CSL_CITATION {&quot;citationID&quot;:&quot;oplrcnth&quot;,&quot;schema&quot;:&quot;https://github.com/citation-style-language/schema/raw/master/csl-citation.json&quot;,&quot;properties&quot;:{&quot;formattedCitation&quot;:&quot;[@dietz_design_2021; @resnick_coding_2020]&quot;,&quot;noteIndex&quot;:0},&quot;citationItems&quot;:[{&quot;uris&quot;:[&quot;http://zotero.org/users/1913249/items/R9DIW698&quot;],&quot;suffix&quot;:&quot;&quot;,&quot;id&quot;:8633,&quot;prefix&quot;:&quot;&quot;,&quot;uri&quot;:[&quot;http://zotero.org/users/1913249/items/R9DIW698&quot;],&quot;itemData&quot;:{&quot;container-title&quot;:&quot;Design Thinking Research : Interrogating the Doing&quot;,&quot;publisher-place&quot;:&quot;Cham&quot;,&quot;language&quot;:&quot;en&quot;,&quot;issued&quot;:{&quot;date-parts&quot;:[[&quot;2021&quot;]]},&quot;DOI&quot;:&quot;10.1007/978-3-030-62037-0_13&quot;,&quot;source&quot;:&quot;Springer Link&quot;,&quot;URL&quot;:&quot;https://doi.org/10.1007/978-3-030-62037-0_13&quot;,&quot;citation-key&quot;:&quot;dietz_design_2021&quot;,&quot;type&quot;:&quot;chapter&quot;,&quot;editor&quot;:[{&quot;given&quot;:&quot;Christoph&quot;,&quot;family&quot;:&quot;Meinel&quot;},{&quot;given&quot;:&quot;Larry&quot;,&quot;family&quot;:&quot;Leifer&quot;}],&quot;title&quot;:&quot;Design Guidelines for Early Childhood Computer Science Education Tools&quot;,&quot;author&quot;:[{&quot;given&quot;:&quot;Griffin&quot;,&quot;family&quot;:&quot;Dietz&quot;},{&quot;given&quot;:&quot;Jenny&quot;,&quot;family&quot;:&quot;Han&quot;},{&quot;given&quot;:&quot;Hyowon&quot;,&quot;family&quot;:&quot;Gweon&quot;},{&quot;given&quot;:&quot;James A.&quot;,&quot;family&quot;:&quot;Landay&quot;}],&quot;publisher&quot;:&quot;Springer International Publishing&quot;,&quot;id&quot;:&quot;dietz_design_2021&quot;,&quot;ISBN&quot;:&quot;978-3-030-62037-0&quot;,&quot;event-place&quot;:&quot;Cham&quot;,&quot;accessed&quot;:{&quot;date-parts&quot;:[[&quot;2023&quot;,5,12]]},&quot;page&quot;:&quot;291-306&quot;,&quot;collection-title&quot;:&quot;Understanding Innovation&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uris&quot;:[&quot;http://zotero.org/users/1913249/items/VYS48CXK&quot;],&quot;suffix&quot;:&quot;&quot;,&quot;id&quot;:3,&quot;prefix&quot;:&quot;&quot;,&quot;uri&quot;:[&quot;http://zotero.org/users/1913249/items/VYS48CXK&quot;],&quot;itemData&quot;:{&quot;ISSN&quot;:&quot;0001-0782, 1557-7317&quot;,&quot;issue&quot;:&quot;11&quot;,&quot;issued&quot;:{&quot;date-parts&quot;:[[&quot;2020&quot;,10,22]]},&quot;DOI&quot;:&quot;10.1145/3375546&quot;,&quot;source&quot;:&quot;DOI.org (Crossref)&quot;,&quot;citation-key&quot;:&quot;resnick_coding_2020&quot;,&quot;volume&quot;:&quot;63&quot;,&quot;id&quot;:&quot;resnick_coding_2020&quot;,&quot;URL&quot;:&quot;https://dl.acm.org/doi/10.1145/3375546&quot;,&quot;author&quot;:[{&quot;given&quot;:&quot;Mitchel&quot;,&quot;family&quot;:&quot;Resnick&quot;},{&quot;given&quot;:&quot;Natalie&quot;,&quot;family&quot;:&quot;Rusk&quot;}],&quot;type&quot;:&quot;article-journal&quot;,&quot;container-title&quot;:&quot;Communications of the ACM&quot;,&quot;title&quot;:&quot;Coding at a crossroads&quot;,&quot;container-title-short&quot;:&quot;Commun. ACM&quot;,&quot;accessed&quot;:{&quot;date-parts&quot;:[[&quot;2021&quot;,12,21]]},&quot;page&quot;:&quot;120-127&quot;,&quot;language&quot;:&quot;en&quot;,&quot;abstract&quot;:&quot;While millions of students worldwide have enjoyed coding experiences over the last decade, the next challenge is spreading educational values and approaches.&quot;}}]} RNDzpwtqatvyw"/>&lt;Do Zotero Refresh: [@dietz_design_2021; @resnick_coding_2020]&gt;<text:reference-mark-end text:name="ZOTERO_ITEM CSL_CITATION {&quot;citationID&quot;:&quot;oplrcnth&quot;,&quot;schema&quot;:&quot;https://github.com/citation-style-language/schema/raw/master/csl-citation.json&quot;,&quot;properties&quot;:{&quot;formattedCitation&quot;:&quot;[@dietz_design_2021; @resnick_coding_2020]&quot;,&quot;noteIndex&quot;:0},&quot;citationItems&quot;:[{&quot;uris&quot;:[&quot;http://zotero.org/users/1913249/items/R9DIW698&quot;],&quot;suffix&quot;:&quot;&quot;,&quot;id&quot;:8633,&quot;prefix&quot;:&quot;&quot;,&quot;uri&quot;:[&quot;http://zotero.org/users/1913249/items/R9DIW698&quot;],&quot;itemData&quot;:{&quot;container-title&quot;:&quot;Design Thinking Research : Interrogating the Doing&quot;,&quot;publisher-place&quot;:&quot;Cham&quot;,&quot;language&quot;:&quot;en&quot;,&quot;issued&quot;:{&quot;date-parts&quot;:[[&quot;2021&quot;]]},&quot;DOI&quot;:&quot;10.1007/978-3-030-62037-0_13&quot;,&quot;source&quot;:&quot;Springer Link&quot;,&quot;URL&quot;:&quot;https://doi.org/10.1007/978-3-030-62037-0_13&quot;,&quot;citation-key&quot;:&quot;dietz_design_2021&quot;,&quot;type&quot;:&quot;chapter&quot;,&quot;editor&quot;:[{&quot;given&quot;:&quot;Christoph&quot;,&quot;family&quot;:&quot;Meinel&quot;},{&quot;given&quot;:&quot;Larry&quot;,&quot;family&quot;:&quot;Leifer&quot;}],&quot;title&quot;:&quot;Design Guidelines for Early Childhood Computer Science Education Tools&quot;,&quot;author&quot;:[{&quot;given&quot;:&quot;Griffin&quot;,&quot;family&quot;:&quot;Dietz&quot;},{&quot;given&quot;:&quot;Jenny&quot;,&quot;family&quot;:&quot;Han&quot;},{&quot;given&quot;:&quot;Hyowon&quot;,&quot;family&quot;:&quot;Gweon&quot;},{&quot;given&quot;:&quot;James A.&quot;,&quot;family&quot;:&quot;Landay&quot;}],&quot;publisher&quot;:&quot;Springer International Publishing&quot;,&quot;id&quot;:&quot;dietz_design_2021&quot;,&quot;ISBN&quot;:&quot;978-3-030-62037-0&quot;,&quot;event-place&quot;:&quot;Cham&quot;,&quot;accessed&quot;:{&quot;date-parts&quot;:[[&quot;2023&quot;,5,12]]},&quot;page&quot;:&quot;291-306&quot;,&quot;collection-title&quot;:&quot;Understanding Innovation&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uris&quot;:[&quot;http://zotero.org/users/1913249/items/VYS48CXK&quot;],&quot;suffix&quot;:&quot;&quot;,&quot;id&quot;:3,&quot;prefix&quot;:&quot;&quot;,&quot;uri&quot;:[&quot;http://zotero.org/users/1913249/items/VYS48CXK&quot;],&quot;itemData&quot;:{&quot;ISSN&quot;:&quot;0001-0782, 1557-7317&quot;,&quot;issue&quot;:&quot;11&quot;,&quot;issued&quot;:{&quot;date-parts&quot;:[[&quot;2020&quot;,10,22]]},&quot;DOI&quot;:&quot;10.1145/3375546&quot;,&quot;source&quot;:&quot;DOI.org (Crossref)&quot;,&quot;citation-key&quot;:&quot;resnick_coding_2020&quot;,&quot;volume&quot;:&quot;63&quot;,&quot;id&quot;:&quot;resnick_coding_2020&quot;,&quot;URL&quot;:&quot;https://dl.acm.org/doi/10.1145/3375546&quot;,&quot;author&quot;:[{&quot;given&quot;:&quot;Mitchel&quot;,&quot;family&quot;:&quot;Resnick&quot;},{&quot;given&quot;:&quot;Natalie&quot;,&quot;family&quot;:&quot;Rusk&quot;}],&quot;type&quot;:&quot;article-journal&quot;,&quot;container-title&quot;:&quot;Communications of the ACM&quot;,&quot;title&quot;:&quot;Coding at a crossroads&quot;,&quot;container-title-short&quot;:&quot;Commun. ACM&quot;,&quot;accessed&quot;:{&quot;date-parts&quot;:[[&quot;2021&quot;,12,21]]},&quot;page&quot;:&quot;120-127&quot;,&quot;language&quot;:&quot;en&quot;,&quot;abstract&quot;:&quot;While millions of students worldwide have enjoyed coding experiences over the last decade, the next challenge is spreading educational values and approaches.&quot;}}]} RNDzpwtqatvyw"/>.</text:p>
      <text:p text:style-name="Text_20_body">Vignette 2 (V2.a) observes parent Susanna (p)‘s use of a tutorial to address the goal of implementing her child’s chosen GDPs. Susanna, who is limited in her programming skills, leverages the concept of GDPs, particularly to access written step-by-step instructions to make progress. She prefers to avoid seeking facilitator help (see V2.b). The participants’ choice over which GDPs they tackle can create a personal connection to these goals, a process that may help reduce feelings of alienation from coding or game-making culture (see Tehillah’s positive reaction in V2.a and V11).</text:p>
      <text:p text:style-name="Text_20_body">While, the evidence supports the potential of a menu of GDPs to address the tensions between choice based approaches and the danger of lack of relevant scaffolding, the are some important clarifications to make at this point. Firstly, not all participants engage with this menu: a later section shows how GDPs picked up by one learner, via provided documentation e.g Toby are propagate in other ways. For example, in Vignette 3 (V3.a) Ed cedes this aspect to his father in a way explored in the section below on division of labour. Secondly, there are potential issues concerning validity of observations on the use of the GDP menu (and concepts) as navigational and organisational tools by participants, due to their nature as being introduced for that purpose. The danger here is of circular reasoning in methodology. At this early stage, this study acknowledges the potential of circular reasoning, but observes the potential of GDP adoption and in particular to note evolution of practices by participants. In addition, this process of using GDPs in this way was also <text:span text:style-name="T2">discovered</text:span> via an exploratory DBR approach, and thus its introduction is also significant and cannot be divorced from the aspect of participant reaction. Additionally, the potential of GDPs as a <text:span text:style-name="T2">germ cell</text:span> concept (as explored in Chapters 3 and 5) is explored in greater depth in the following chapter.</text:p>
      <text:h text:style-name="Heading_20_3" text:outline-level="3"><text:bookmark-start text:name="gdps-used-to-scaffold-ideation-and-prioritisation-processes-800"/>GDPs used to scaffold ideation and prioritisation processes (800)<text:bookmark-end text:name="gdps-used-to-scaffold-ideation-and-prioritisation-processes-800"/></text:h>
      <text:p text:style-name="First_20_paragraph">Addressing the tension between participant choice and scaffolding via menu of GDPs, my journal notes on the shift from P1 to P2, I noted that the provision of this menu of GDPs significantly decreased in time spend in ideation phase by providing scaffolding a restricted of choice. Beyond this immediate impact, this section outlines how the use GDP concepts and supporting tools were used in ideation and project organisation, specifically: as a lingua franca, as a visual prototyping tool, and within participant gestural interaction.</text:p>
      <text:p text:style-name="Text_20_body">Video data surfaced frequently use of GDPs terms as a lingua franca to organise and prioritise game making activity. An exchange from Vignette 3 between participants Ed and Mark shows the use of GDP concepts to help resolve a tension between a more chaotic style of working jumping from one goal to another and a parental motivation to prioritise work. The pair’s initial listing of features is a brainstorming technique uses of the approximate names of of game design patterns (<text:span text:style-name="T2">get the person animated</text:span>, <text:span text:style-name="T2">get an enemy in</text:span>, <text:span text:style-name="T2">changing the platforms</text:span>, <text:span text:style-name="T2">make a theme tune</text:span>). The vignette analysis sees the parent <text:span text:style-name="T2">overwhelmed</text:span> with the child’s lack of focus on one pattern “that’s what I mean, you can’t just skip around like that”.</text:p>
      <text:p text:style-name="Text_20_body">In Vignette 7 (see V7.a), home-based knowledge of GDP mechanics is utilised on an interpersonal plane, with Dan(p) helping Toby(c) via guided facilitation to provoke and shape new design ideas. Dan(p) draw on the game playing experiences to promote innovation in the design of the existing template: “<text:span text:style-name="T2">the previous style of game was a platform (makes shape with hands) game wasn’t it? You went along and there was gravity pushing down. There are other types of games aren’t there?</text:span>” The pair use their knowledge of game play patterns and genre conventions to break out of the genre constraints of starting template. Here they are charting new territory beyond the curated choices of GDPs and as such may not have vocabulary to express concepts. Both Dan and Toby make extensive use of gestures in their interaction reinforces their spoken references to GDP concepts.</text:p>
      <text:p text:style-name="Text_20_body">In the same vignette (see V7.12-16), Toby uses the code based tilemap tool to design a maze game instead of a platformer game drawing on existing knowledge of tools and home knowledge of the target game genre to rapidly make revisions without extensive planning. This use of GDPs to allow the spacial exploration of design in a visual and intuitive way suits being mapped onto paper, or onto graphical software which allows for a similarly rapid prototyping. By way of contrast, other pairs take advantage of paper prototyping (see Appendix.prototyping). For example, Susanna(p)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 The use of GDPs to support visual prototyping is also undertaken by Mark and Ed explored in more detail in Appendix.tech.prototyping</text:p>
      <text:p text:style-name="Text_20_body">To end this section, it is of value to link this use of GDPs terminology and visual prototyping techniques, to existing research on the development of shared language to support joint work and guided participation. While much research on teaching coding address the benefits of collaborative approaches (see Chapter 2), fewer studies outline strategies to facilitate such joint attention <text:reference-mark-start text:name="ZOTERO_ITEM CSL_CITATION {&quot;citationID&quot;:&quot;vztxzrme&quot;,&quot;schema&quot;:&quot;https://github.com/citation-style-language/schema/raw/master/csl-citation.json&quot;,&quot;properties&quot;:{&quot;formattedCitation&quot;:&quot;[@brennan_scratch-ed_2009]&quot;,&quot;noteIndex&quot;:0},&quot;citationItems&quot;:[{&quot;uris&quot;:[&quot;http://zotero.org/users/1913249/items/ZPZDILFZ&quot;],&quot;suffix&quot;:&quot;&quot;,&quot;id&quot;:10088,&quot;prefix&quot;:&quot;&quot;,&quot;uri&quot;:[&quot;http://zotero.org/users/1913249/items/ZPZDILFZ&quot;],&quot;itemData&quot;:{&quot;container-title&quot;:&quot;Proceedings of the 9th international conference on Computer supported collaborative learning - CSCL'09&quot;,&quot;publisher-place&quot;:&quot;Rhodes, Greece&quot;,&quot;language&quot;:&quot;en&quot;,&quot;issued&quot;:{&quot;date-parts&quot;:[[&quot;2009&quot;]]},&quot;DOI&quot;:&quot;10.3115/1599503.1599529&quot;,&quot;event-title&quot;:&quot;the 9th international conference&quot;,&quot;title-short&quot;:&quot;Scratch-Ed&quot;,&quot;volume&quot;:&quot;2&quot;,&quot;citation-key&quot;:&quot;brennan_scratch-ed_2009&quot;,&quot;URL&quot;:&quot;http://portal.acm.org/citation.cfm?doid=1599503.1599529&quot;,&quot;id&quot;:&quot;brennan_scratch-ed_2009&quot;,&quot;type&quot;:&quot;paper-conference&quot;,&quot;author&quot;:[{&quot;given&quot;:&quot;Karen&quot;,&quot;family&quot;:&quot;Brennan&quot;}],&quot;title&quot;:&quot;Scratch-Ed: an online community for scratch educators&quot;,&quot;source&quot;:&quot;DOI.org (Crossref)&quot;,&quot;ISBN&quot;:&quot;978-1-4092-8598-4&quot;,&quot;event-place&quot;:&quot;Rhodes, Greece&quot;,&quot;accessed&quot;:{&quot;date-parts&quot;:[[&quot;2025&quot;,2,14]]},&quot;page&quot;:&quot;76-78&quot;,&quot;publisher&quot;:&quot;Association for Computational Linguistics&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 RNDvxcqgqfsii"/>&lt;Do Zotero Refresh: [@brennan_scratch-ed_2009]&gt;<text:reference-mark-end text:name="ZOTERO_ITEM CSL_CITATION {&quot;citationID&quot;:&quot;vztxzrme&quot;,&quot;schema&quot;:&quot;https://github.com/citation-style-language/schema/raw/master/csl-citation.json&quot;,&quot;properties&quot;:{&quot;formattedCitation&quot;:&quot;[@brennan_scratch-ed_2009]&quot;,&quot;noteIndex&quot;:0},&quot;citationItems&quot;:[{&quot;uris&quot;:[&quot;http://zotero.org/users/1913249/items/ZPZDILFZ&quot;],&quot;suffix&quot;:&quot;&quot;,&quot;id&quot;:10088,&quot;prefix&quot;:&quot;&quot;,&quot;uri&quot;:[&quot;http://zotero.org/users/1913249/items/ZPZDILFZ&quot;],&quot;itemData&quot;:{&quot;container-title&quot;:&quot;Proceedings of the 9th international conference on Computer supported collaborative learning - CSCL'09&quot;,&quot;publisher-place&quot;:&quot;Rhodes, Greece&quot;,&quot;language&quot;:&quot;en&quot;,&quot;issued&quot;:{&quot;date-parts&quot;:[[&quot;2009&quot;]]},&quot;DOI&quot;:&quot;10.3115/1599503.1599529&quot;,&quot;event-title&quot;:&quot;the 9th international conference&quot;,&quot;title-short&quot;:&quot;Scratch-Ed&quot;,&quot;volume&quot;:&quot;2&quot;,&quot;citation-key&quot;:&quot;brennan_scratch-ed_2009&quot;,&quot;URL&quot;:&quot;http://portal.acm.org/citation.cfm?doid=1599503.1599529&quot;,&quot;id&quot;:&quot;brennan_scratch-ed_2009&quot;,&quot;type&quot;:&quot;paper-conference&quot;,&quot;author&quot;:[{&quot;given&quot;:&quot;Karen&quot;,&quot;family&quot;:&quot;Brennan&quot;}],&quot;title&quot;:&quot;Scratch-Ed: an online community for scratch educators&quot;,&quot;source&quot;:&quot;DOI.org (Crossref)&quot;,&quot;ISBN&quot;:&quot;978-1-4092-8598-4&quot;,&quot;event-place&quot;:&quot;Rhodes, Greece&quot;,&quot;accessed&quot;:{&quot;date-parts&quot;:[[&quot;2025&quot;,2,14]]},&quot;page&quot;:&quot;76-78&quot;,&quot;publisher&quot;:&quot;Association for Computational Linguistics&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 RNDvxcqgqfsii"/>. The work of Stahl and others <text:reference-mark-start text:name="ZOTERO_ITEM CSL_CITATION {&quot;citationID&quot;:&quot;gbqfqnzh&quot;,&quot;schema&quot;:&quot;https://github.com/citation-style-language/schema/raw/master/csl-citation.json&quot;,&quot;properties&quot;:{&quot;formattedCitation&quot;:&quot;[@stahl_computer-supported_2006]&quot;,&quot;noteIndex&quot;:0},&quot;citationItems&quot;:[{&quot;uris&quot;:[&quot;http://zotero.org/users/1913249/items/MWI76GFI&quot;],&quot;suffix&quot;:&quot;&quot;,&quot;id&quot;:10090,&quot;prefix&quot;:&quot;&quot;,&quot;uri&quot;:[&quot;http://zotero.org/users/1913249/items/MWI76GFI&quot;],&quot;itemData&quot;:{&quot;container-title&quot;:&quot;Cambridge handbook of the learning sciences&quot;,&quot;citation-key&quot;:&quot;stahl_computer-supported_2006&quot;,&quot;language&quot;:&quot;en&quot;,&quot;id&quot;:&quot;stahl_computer-supported_2006&quot;,&quot;issued&quot;:{&quot;date-parts&quot;:[[&quot;2006&quot;]]},&quot;author&quot;:[{&quot;given&quot;:&quot;Gerry&quot;,&quot;family&quot;:&quot;Stahl&quot;},{&quot;given&quot;:&quot;Timothy&quot;,&quot;family&quot;:&quot;Koschmann&quot;},{&quot;given&quot;:&quot;Dan&quot;,&quot;family&quot;:&quot;Suthers&quot;}],&quot;type&quot;:&quot;chapter&quot;,&quot;publisher&quot;:&quot;Cambridge University Press&quot;,&quot;event-place&quot;:&quot;Cambridge, UK&quot;,&quot;title&quot;:&quot;Computer-supported collaborative learning: An historical perspective&quot;,&quot;page&quot;:&quot;409-426&quot;,&quot;source&quot;:&quot;Zotero&quot;,&quot;publisher-place&quot;:&quot;Cambridge, UK&quot;}}]} RNDoscmpyliwl"/>&lt;Do Zotero Refresh: [@stahl_computer-supported_2006]&gt;<text:reference-mark-end text:name="ZOTERO_ITEM CSL_CITATION {&quot;citationID&quot;:&quot;gbqfqnzh&quot;,&quot;schema&quot;:&quot;https://github.com/citation-style-language/schema/raw/master/csl-citation.json&quot;,&quot;properties&quot;:{&quot;formattedCitation&quot;:&quot;[@stahl_computer-supported_2006]&quot;,&quot;noteIndex&quot;:0},&quot;citationItems&quot;:[{&quot;uris&quot;:[&quot;http://zotero.org/users/1913249/items/MWI76GFI&quot;],&quot;suffix&quot;:&quot;&quot;,&quot;id&quot;:10090,&quot;prefix&quot;:&quot;&quot;,&quot;uri&quot;:[&quot;http://zotero.org/users/1913249/items/MWI76GFI&quot;],&quot;itemData&quot;:{&quot;container-title&quot;:&quot;Cambridge handbook of the learning sciences&quot;,&quot;citation-key&quot;:&quot;stahl_computer-supported_2006&quot;,&quot;language&quot;:&quot;en&quot;,&quot;id&quot;:&quot;stahl_computer-supported_2006&quot;,&quot;issued&quot;:{&quot;date-parts&quot;:[[&quot;2006&quot;]]},&quot;author&quot;:[{&quot;given&quot;:&quot;Gerry&quot;,&quot;family&quot;:&quot;Stahl&quot;},{&quot;given&quot;:&quot;Timothy&quot;,&quot;family&quot;:&quot;Koschmann&quot;},{&quot;given&quot;:&quot;Dan&quot;,&quot;family&quot;:&quot;Suthers&quot;}],&quot;type&quot;:&quot;chapter&quot;,&quot;publisher&quot;:&quot;Cambridge University Press&quot;,&quot;event-place&quot;:&quot;Cambridge, UK&quot;,&quot;title&quot;:&quot;Computer-supported collaborative learning: An historical perspective&quot;,&quot;page&quot;:&quot;409-426&quot;,&quot;source&quot;:&quot;Zotero&quot;,&quot;publisher-place&quot;:&quot;Cambridge, UK&quot;}}]} RNDoscmpyliwl"/> on within the fields of technology use and collaborative learning is relevant here to highlight the importance of language development and the intersubjective interpretation of visual prototypes and gestures as tools in building mutual understanding in the kind of <text:span text:style-name="T2">joint problem space</text:span> we see in this study. Returning to Kynigos’s interpretation of the half-baked game as a boundary object facilitating communication <text:reference-mark-start text:name="ZOTERO_ITEM CSL_CITATION {&quot;citationID&quot;:&quot;aipvgrmm&quot;,&quot;schema&quot;:&quot;https://github.com/citation-style-language/schema/raw/master/csl-citation.json&quot;,&quot;properties&quot;:{&quot;formattedCitation&quot;:&quot;[@kynigos_half-baked_2007]&quot;,&quot;noteIndex&quot;:0},&quot;citationItems&quot;:[{&quot;uris&quot;:[&quot;http://zotero.org/users/1913249/items/49KSYPTU&quot;],&quot;suffix&quot;:&quot;&quot;,&quot;id&quot;:2765,&quot;prefix&quot;:&quot;&quot;,&quot;uri&quot;:[&quot;http://zotero.org/users/1913249/items/49KSYPTU&quot;],&quot;itemData&quot;:{&quot;ISSN&quot;:&quot;1648-5831&quot;,&quot;container-title&quot;:&quot;Informatics in Education - An International Journal&quot;,&quot;citation-key&quot;:&quot;kynigos_half-baked_2007&quot;,&quot;issue&quot;:&quot;2&quot;,&quot;id&quot;:&quot;kynigos_half-baked_2007&quot;,&quot;accessed&quot;:{&quot;date-parts&quot;:[[&quot;2018&quot;,9,15]]},&quot;author&quot;:[{&quot;given&quot;:&quot;Chronis&quot;,&quot;family&quot;:&quot;Kynigos&quot;}],&quot;URL&quot;:&quot;https://www.ceeol.com/search/article-detail?id=60016&quot;,&quot;type&quot;:&quot;article-journal&quot;,&quot;source&quot;:&quot;www.ceeol.com&quot;,&quot;title&quot;:&quot;Half-Baked Logo Microworlds as Boundary Objects in Integrated Design&quot;,&quot;language&quot;:&quot;English&quot;,&quot;page&quot;:&quot;335-359&quot;,&quot;issued&quot;:{&quot;date-parts&quot;:[[&quot;2007&quot;]]},&quot;volume&quot;:&quot;6&quot;}}]} RNDhseqbksrqj"/>&lt;Do Zotero Refresh: [@kynigos_half-baked_2007]&gt;<text:reference-mark-end text:name="ZOTERO_ITEM CSL_CITATION {&quot;citationID&quot;:&quot;aipvgrmm&quot;,&quot;schema&quot;:&quot;https://github.com/citation-style-language/schema/raw/master/csl-citation.json&quot;,&quot;properties&quot;:{&quot;formattedCitation&quot;:&quot;[@kynigos_half-baked_2007]&quot;,&quot;noteIndex&quot;:0},&quot;citationItems&quot;:[{&quot;uris&quot;:[&quot;http://zotero.org/users/1913249/items/49KSYPTU&quot;],&quot;suffix&quot;:&quot;&quot;,&quot;id&quot;:2765,&quot;prefix&quot;:&quot;&quot;,&quot;uri&quot;:[&quot;http://zotero.org/users/1913249/items/49KSYPTU&quot;],&quot;itemData&quot;:{&quot;ISSN&quot;:&quot;1648-5831&quot;,&quot;container-title&quot;:&quot;Informatics in Education - An International Journal&quot;,&quot;citation-key&quot;:&quot;kynigos_half-baked_2007&quot;,&quot;issue&quot;:&quot;2&quot;,&quot;id&quot;:&quot;kynigos_half-baked_2007&quot;,&quot;accessed&quot;:{&quot;date-parts&quot;:[[&quot;2018&quot;,9,15]]},&quot;author&quot;:[{&quot;given&quot;:&quot;Chronis&quot;,&quot;family&quot;:&quot;Kynigos&quot;}],&quot;URL&quot;:&quot;https://www.ceeol.com/search/article-detail?id=60016&quot;,&quot;type&quot;:&quot;article-journal&quot;,&quot;source&quot;:&quot;www.ceeol.com&quot;,&quot;title&quot;:&quot;Half-Baked Logo Microworlds as Boundary Objects in Integrated Design&quot;,&quot;language&quot;:&quot;English&quot;,&quot;page&quot;:&quot;335-359&quot;,&quot;issued&quot;:{&quot;date-parts&quot;:[[&quot;2007&quot;]]},&quot;volume&quot;:&quot;6&quot;}}]} RNDhseqbksrqj"/>, we can locate the diverse forms of GDPs as such boundary object at a scope of greater granularity.</text:p>
      <text:h text:style-name="Heading_20_3" text:outline-level="3"><text:bookmark-start text:name="gdps-aiding-the-process-of-division-of-labour-1400"/>GDPs aiding the process of division of labour (1400)<text:bookmark-end text:name="gdps-aiding-the-process-of-division-of-labour-1400"/></text:h>
      <text:p text:style-name="First_20_paragraph">Addressing division of labour on an interpersonal plane, participants worked mostly as pairs or individuals, alternating between community playtesting and pair/individual design work. Turning to the use of GDPs specifically in DoL as an organisational strategy, structuring work processes through implementing modular sub-projects in the form of GDPs can aid division of labour. GDPs feature in processes division of labour in a variety of ways: working knowledge of different types of GDPs can help participants to divide work by working on different patterns or taking on project elements within patterns.</text:p>
      <text:p text:style-name="Text_20_body">In Vignette 3 (V3.a), Mark(p) repeatedly steers his son Ed to pick one GDP for them to carefully work through the associated documentation together, a process he later refers to in interview data as <text:span text:style-name="T2">plodding</text:span> . Early in that session Mark takes a significant amount of time puzzling over documentation on how to add animation to a character. This results in Ed being blocked from progressing and to address this tension child proposes dividing their labour and workig on two separate computer (see V3.9 “<text:span text:style-name="T2">Why don’t you go there for a computer and you can do that?</text:span>”). Ed appears to make a tactical decision allowing the father to specialise in GDPs that involve deciphering technical instructions, whilst he engages with a pattern that involves creating audio and graphical assets in a less technical, more exploratory process.</text:p>
      <text:p text:style-name="Text_20_body">While in this case, a decision was made to work side-by-side on the same game using different computers, data uncovered other ways in which the participant divided the process of game making, in ways which uncovered traces of home collaboration practices. For example, In Vignette 2, Susanna(p) and Tehillah(c) relied on the parent to do the majority of code implementation but shared one computer. The parent took a lead on many activities but took care that they alternated between use of keyboard and mouse to give the child hands on experience when possible, particularly in level design activities and playtesting (see V2.7). In interview data (see V2.b), the parent notes “<text:span text:style-name="T2">I resist the urge to fix things immediately when she struggles.</text:span>” In another exchange (see), Tehillah (c) uses the name of a GDP within a request for her parent to take on a specific task within their making process, “Go on then. Key-Door person.” When the parent expresses confusion Tehillah gestures with her hands to indicate that her mother is the person she is referring to. The child appears to consider the level of complexity needed to add a new pattern into the code to be beyond her ability and thus directly delegate the task to her mother. At times Susanna(p) asked Tehillah(c) to seek help from facilitator (V2.1). On another occasion when the child appeared bored of waiting for parent to solve a code problem, she approached the facilitator to ask for help on behalf of the adult without prompting. At other times Tehillah(c) engages more peripheral activities such as watching older children playtest each others games, or observing community activity from under the table.</text:p>
      <text:p text:style-name="Text_20_body">Madiha’s(p) family Nasrin(c) and Zidane(c) are all working on separate games on different computers. While Madiha sits next to Zidane who needs closer support, Nasrin often sits close by but next to a friend. In Vignette 5, as part of her process of building an emerging identity as a graphical asset designer (see V5.b) Madiha call across the room to draws on Nasrin’s help to correct a design mistake. Nasrin affects reluctance in her support of her mother (see V5.a), but at other times shows that she enjoys her status of technical supporter (see V5.d). Nasrin appears reluctant to explain the technical processes she uses to help her mother: “<text:span text:style-name="T2">Madiha (to Nasrin): What are you doing? You have to tell me what you are doing so I can do it myself.</text:span>” This may be driven by a desire to preserve this specialist status and utility to her mother. (CHECK INTERVIEW DATA)</text:p>
      <text:p text:style-name="Text_20_body">Toby adopts different working arrangements dependent on which family members he attends with. While in P2 when supported by grandparents Toby had worked mostly alone (see V1), in P3, he works as a pair with his father (Dan) in closely guided practice (see V7.b).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 Dan’s experience as a software engineer and volunteer at Coder Dojo (see glossary), is relevant as a fund of knowledge he draws on (see V7.a and later section).</text:p>
      <text:p text:style-name="Text_20_body"><text:span text:style-name="T1">Leveraging the possibilities of emerging divisions of labour</text:span></text:p>
      <text:p text:style-name="Text_20_body">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citationID&quot;:&quot;epqsitfx&quot;,&quot;schema&quot;:&quot;https://github.com/citation-style-language/schema/raw/master/csl-citation.json&quot;,&quot;properties&quot;:{&quot;formattedCitation&quot;:&quot;[@correa_brokering_2015]&quot;,&quot;noteIndex&quot;:0},&quot;citationItems&quot;:[{&quot;uris&quot;:[&quot;http://zotero.org/users/1913249/items/QBPJ8TJ7&quot;],&quot;suffix&quot;:&quot;&quot;,&quot;id&quot;:2774,&quot;prefix&quot;:&quot;&quot;,&quot;uri&quot;:[&quot;http://zotero.org/users/1913249/items/QBPJ8TJ7&quot;],&quot;itemData&quot;:{&quot;ISSN&quot;:&quot;1461-4448, 1461-7315&quot;,&quot;language&quot;:&quot;en&quot;,&quot;issued&quot;:{&quot;date-parts&quot;:[[&quot;2015&quot;,4]]},&quot;DOI&quot;:&quot;10.1177/1461444813506975&quot;,&quot;source&quot;:&quot;Crossref&quot;,&quot;title-short&quot;:&quot;Brokering new technologies&quot;,&quot;citation-key&quot;:&quot;correa_brokering_2015&quot;,&quot;id&quot;:&quot;correa_brokering_2015&quot;,&quot;volume&quot;:&quot;17&quot;,&quot;author&quot;:[{&quot;given&quot;:&quot;Teresa&quot;,&quot;family&quot;:&quot;Correa&quot;},{&quot;given&quot;:&quot;Joseph D&quot;,&quot;family&quot;:&quot;Straubhaar&quot;},{&quot;given&quot;:&quot;Wenhong&quot;,&quot;family&quot;:&quot;Chen&quot;},{&quot;given&quot;:&quot;Jeremiah&quot;,&quot;family&quot;:&quot;Spence&quot;}],&quot;URL&quot;:&quot;http://journals.sagepub.com/doi/10.1177/1461444813506975&quot;,&quot;type&quot;:&quot;article-journal&quot;,&quot;container-title&quot;:&quot;New Media &amp; Society&quot;,&quot;issue&quot;:&quot;4&quot;,&quot;accessed&quot;:{&quot;date-parts&quot;:[[&quot;2018&quot;,11,20]]},&quot;page&quot;:&quot;483-500&quot;,&quot;title&quot;:&quot;Brokering new technologies: The role of children in their parents’ usage of the internet&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 RNDrqgncgwrcc"/>&lt;Do Zotero Refresh: [@correa_brokering_2015]&gt;<text:reference-mark-end text:name="ZOTERO_ITEM CSL_CITATION {&quot;citationID&quot;:&quot;epqsitfx&quot;,&quot;schema&quot;:&quot;https://github.com/citation-style-language/schema/raw/master/csl-citation.json&quot;,&quot;properties&quot;:{&quot;formattedCitation&quot;:&quot;[@correa_brokering_2015]&quot;,&quot;noteIndex&quot;:0},&quot;citationItems&quot;:[{&quot;uris&quot;:[&quot;http://zotero.org/users/1913249/items/QBPJ8TJ7&quot;],&quot;suffix&quot;:&quot;&quot;,&quot;id&quot;:2774,&quot;prefix&quot;:&quot;&quot;,&quot;uri&quot;:[&quot;http://zotero.org/users/1913249/items/QBPJ8TJ7&quot;],&quot;itemData&quot;:{&quot;ISSN&quot;:&quot;1461-4448, 1461-7315&quot;,&quot;language&quot;:&quot;en&quot;,&quot;issued&quot;:{&quot;date-parts&quot;:[[&quot;2015&quot;,4]]},&quot;DOI&quot;:&quot;10.1177/1461444813506975&quot;,&quot;source&quot;:&quot;Crossref&quot;,&quot;title-short&quot;:&quot;Brokering new technologies&quot;,&quot;citation-key&quot;:&quot;correa_brokering_2015&quot;,&quot;id&quot;:&quot;correa_brokering_2015&quot;,&quot;volume&quot;:&quot;17&quot;,&quot;author&quot;:[{&quot;given&quot;:&quot;Teresa&quot;,&quot;family&quot;:&quot;Correa&quot;},{&quot;given&quot;:&quot;Joseph D&quot;,&quot;family&quot;:&quot;Straubhaar&quot;},{&quot;given&quot;:&quot;Wenhong&quot;,&quot;family&quot;:&quot;Chen&quot;},{&quot;given&quot;:&quot;Jeremiah&quot;,&quot;family&quot;:&quot;Spence&quot;}],&quot;URL&quot;:&quot;http://journals.sagepub.com/doi/10.1177/1461444813506975&quot;,&quot;type&quot;:&quot;article-journal&quot;,&quot;container-title&quot;:&quot;New Media &amp; Society&quot;,&quot;issue&quot;:&quot;4&quot;,&quot;accessed&quot;:{&quot;date-parts&quot;:[[&quot;2018&quot;,11,20]]},&quot;page&quot;:&quot;483-500&quot;,&quot;title&quot;:&quot;Brokering new technologies: The role of children in their parents’ usage of the internet&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 RNDrqgncgwrcc"/>. In joint technology work parents can fulfil several,reciprocal roles including, collaborator, resource provider, learner, non-technical consultant and emotional support <text:reference-mark-start text:name="ZOTERO_ITEM CSL_CITATION {&quot;citationID&quot;:&quot;joprhuhi&quot;,&quot;schema&quot;:&quot;https://github.com/citation-style-language/schema/raw/master/csl-citation.json&quot;,&quot;properties&quot;:{&quot;formattedCitation&quot;:&quot;[@barron_parents_2009]&quot;,&quot;noteIndex&quot;:0},&quot;citationItems&quot;:[{&quot;uris&quot;:[&quot;http://zotero.org/users/1913249/items/7GMWQYV6&quot;],&quot;suffix&quot;:&quot;&quot;,&quot;id&quot;:2830,&quot;prefix&quot;:&quot;&quot;,&quot;uri&quot;:[&quot;http://zotero.org/users/1913249/items/7GMWQYV6&quot;],&quot;itemData&quot;:{&quot;ISSN&quot;:&quot;19436068&quot;,&quot;language&quot;:&quot;en&quot;,&quot;issued&quot;:{&quot;date-parts&quot;:[[&quot;2009&quot;,5]]},&quot;DOI&quot;:&quot;10.1162/ijlm.2009.0021&quot;,&quot;source&quot;:&quot;Crossref&quot;,&quot;citation-key&quot;:&quot;barron_parents_2009&quot;,&quot;id&quot;:&quot;barron_parents_2009&quot;,&quot;volume&quot;:&quot;1&quot;,&quot;author&quot;:[{&quot;given&quot;:&quot;Brigid&quot;,&quot;family&quot;:&quot;Barron&quot;},{&quot;given&quot;:&quot;Caitlin Kennedy&quot;,&quot;family&quot;:&quot;Martin&quot;},{&quot;given&quot;:&quot;Lori&quot;,&quot;family&quot;:&quot;Takeuchi&quot;},{&quot;given&quot;:&quot;Rachel&quot;,&quot;family&quot;:&quot;Fithian&quot;}],&quot;URL&quot;:&quot;http://www.portico.org/Portico/article?article=phx73mtv74z&quot;,&quot;container-title&quot;:&quot;International Journal of Learning and Media&quot;,&quot;type&quot;:&quot;article-journal&quot;,&quot;issue&quot;:&quot;2&quot;,&quot;accessed&quot;:{&quot;date-parts&quot;:[[&quot;2018&quot;,10,30]]},&quot;page&quot;:&quot;55-77&quot;,&quot;title&quot;:&quot;Parents as Learning Partners in the Development of Technological Fluency&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 RNDezavielyxt"/>&lt;Do Zotero Refresh: [@barron_parents_2009]&gt;<text:reference-mark-end text:name="ZOTERO_ITEM CSL_CITATION {&quot;citationID&quot;:&quot;joprhuhi&quot;,&quot;schema&quot;:&quot;https://github.com/citation-style-language/schema/raw/master/csl-citation.json&quot;,&quot;properties&quot;:{&quot;formattedCitation&quot;:&quot;[@barron_parents_2009]&quot;,&quot;noteIndex&quot;:0},&quot;citationItems&quot;:[{&quot;uris&quot;:[&quot;http://zotero.org/users/1913249/items/7GMWQYV6&quot;],&quot;suffix&quot;:&quot;&quot;,&quot;id&quot;:2830,&quot;prefix&quot;:&quot;&quot;,&quot;uri&quot;:[&quot;http://zotero.org/users/1913249/items/7GMWQYV6&quot;],&quot;itemData&quot;:{&quot;ISSN&quot;:&quot;19436068&quot;,&quot;language&quot;:&quot;en&quot;,&quot;issued&quot;:{&quot;date-parts&quot;:[[&quot;2009&quot;,5]]},&quot;DOI&quot;:&quot;10.1162/ijlm.2009.0021&quot;,&quot;source&quot;:&quot;Crossref&quot;,&quot;citation-key&quot;:&quot;barron_parents_2009&quot;,&quot;id&quot;:&quot;barron_parents_2009&quot;,&quot;volume&quot;:&quot;1&quot;,&quot;author&quot;:[{&quot;given&quot;:&quot;Brigid&quot;,&quot;family&quot;:&quot;Barron&quot;},{&quot;given&quot;:&quot;Caitlin Kennedy&quot;,&quot;family&quot;:&quot;Martin&quot;},{&quot;given&quot;:&quot;Lori&quot;,&quot;family&quot;:&quot;Takeuchi&quot;},{&quot;given&quot;:&quot;Rachel&quot;,&quot;family&quot;:&quot;Fithian&quot;}],&quot;URL&quot;:&quot;http://www.portico.org/Portico/article?article=phx73mtv74z&quot;,&quot;container-title&quot;:&quot;International Journal of Learning and Media&quot;,&quot;type&quot;:&quot;article-journal&quot;,&quot;issue&quot;:&quot;2&quot;,&quot;accessed&quot;:{&quot;date-parts&quot;:[[&quot;2018&quot;,10,30]]},&quot;page&quot;:&quot;55-77&quot;,&quot;title&quot;:&quot;Parents as Learning Partners in the Development of Technological Fluency&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 RNDezavielyxt"/>.</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citationID&quot;:&quot;sdrjuyxw&quot;,&quot;schema&quot;:&quot;https://github.com/citation-style-language/schema/raw/master/csl-citation.json&quot;,&quot;properties&quot;:{&quot;formattedCitation&quot;:&quot;[@roque_im_2016]&quot;,&quot;noteIndex&quot;:0},&quot;citationItems&quot;:[{&quot;uris&quot;:[&quot;http://zotero.org/users/1913249/items/FURUF33F&quot;],&quot;suffix&quot;:&quot;&quot;,&quot;id&quot;:2835,&quot;prefix&quot;:&quot;&quot;,&quot;uri&quot;:[&quot;http://zotero.org/users/1913249/items/FURUF33F&quot;],&quot;itemData&quot;:{&quot;container-title&quot;:&quot;Conference: International Conference of the Learning Sciences&quot;,&quot;citation-key&quot;:&quot;roque_im_2016&quot;,&quot;language&quot;:&quot;en&quot;,&quot;id&quot;:&quot;roque_im_2016&quot;,&quot;accessed&quot;:{&quot;date-parts&quot;:[[&quot;2018&quot;,10,30]]},&quot;author&quot;:[{&quot;given&quot;:&quot;Ricarose&quot;,&quot;family&quot;:&quot;Roque&quot;},{&quot;given&quot;:&quot;Karina&quot;,&quot;family&quot;:&quot;Lin&quot;},{&quot;given&quot;:&quot;Richard&quot;,&quot;family&quot;:&quot;Liuzzi&quot;}],&quot;URL&quot;:&quot;https://repository.isls.org//handle/1/177&quot;,&quot;source&quot;:&quot;repository.isls.org&quot;,&quot;type&quot;:&quot;paper-conference&quot;,&quot;title-short&quot;:&quot;“I’m Not Just a Mom”&quot;,&quot;title&quot;:&quot;“I’m Not Just a Mom”: Parents Developing Multiple Roles in Creative Computing&quot;,&quot;issued&quot;:{&quot;date-parts&quot;:[[&quot;2016&quot;,7]]},&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 RNDfuohxxwmoe"/>&lt;Do Zotero Refresh: [@roque_im_2016]&gt;<text:reference-mark-end text:name="ZOTERO_ITEM CSL_CITATION {&quot;citationID&quot;:&quot;sdrjuyxw&quot;,&quot;schema&quot;:&quot;https://github.com/citation-style-language/schema/raw/master/csl-citation.json&quot;,&quot;properties&quot;:{&quot;formattedCitation&quot;:&quot;[@roque_im_2016]&quot;,&quot;noteIndex&quot;:0},&quot;citationItems&quot;:[{&quot;uris&quot;:[&quot;http://zotero.org/users/1913249/items/FURUF33F&quot;],&quot;suffix&quot;:&quot;&quot;,&quot;id&quot;:2835,&quot;prefix&quot;:&quot;&quot;,&quot;uri&quot;:[&quot;http://zotero.org/users/1913249/items/FURUF33F&quot;],&quot;itemData&quot;:{&quot;container-title&quot;:&quot;Conference: International Conference of the Learning Sciences&quot;,&quot;citation-key&quot;:&quot;roque_im_2016&quot;,&quot;language&quot;:&quot;en&quot;,&quot;id&quot;:&quot;roque_im_2016&quot;,&quot;accessed&quot;:{&quot;date-parts&quot;:[[&quot;2018&quot;,10,30]]},&quot;author&quot;:[{&quot;given&quot;:&quot;Ricarose&quot;,&quot;family&quot;:&quot;Roque&quot;},{&quot;given&quot;:&quot;Karina&quot;,&quot;family&quot;:&quot;Lin&quot;},{&quot;given&quot;:&quot;Richard&quot;,&quot;family&quot;:&quot;Liuzzi&quot;}],&quot;URL&quot;:&quot;https://repository.isls.org//handle/1/177&quot;,&quot;source&quot;:&quot;repository.isls.org&quot;,&quot;type&quot;:&quot;paper-conference&quot;,&quot;title-short&quot;:&quot;“I’m Not Just a Mom”&quot;,&quot;title&quot;:&quot;“I’m Not Just a Mom”: Parents Developing Multiple Roles in Creative Computing&quot;,&quot;issued&quot;:{&quot;date-parts&quot;:[[&quot;2016&quot;,7]]},&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 RNDfuohxxwmoe"/> in a way which mirrors the use of helpers this phase of my study.</text:p>
      <text:p text:style-name="Text_20_body">While these examples involve GDPs others are explore in relation to development of agency in the following chapter. The examples above illustrate, part some of the varied strategies to divisions of labour adopted by participants at times involving complex tensions in activity. For example Madiha and Nasrin reversed traditional helping relationship, and the child would reluctantly implement the parent’s requested technical elements of GDPS but would pointedly not explain the changes made, seemingly taking pride in knowing something that her mother didn’t.</text:p>
      <text:p text:style-name="Text_20_body">Similarly, while Tehillah’s activity away from the screen while non-productive within the scope of technical progress, can be characterised as legitimate peripheral activity of observation of community activity <text:reference-mark-start text:name="ZOTERO_ITEM CSL_CITATION {&quot;citationID&quot;:&quot;hwmmwmhe&quot;,&quot;schema&quot;:&quot;https://github.com/citation-style-language/schema/raw/master/csl-citation.json&quot;,&quot;properties&quot;:{&quot;formattedCitation&quot;:&quot;[@lave_situating_1991 ; @rogoff_learning_2014]&quot;,&quot;noteIndex&quot;:0},&quot;citationItems&quot;:[{&quot;uris&quot;:[&quot;http://zotero.org/users/1913249/items/CT2UFZ8Y&quot;],&quot;suffix&quot;:&quot; &quot;,&quot;id&quot;:2424,&quot;prefix&quot;:&quot;&quot;,&quot;uri&quot;:[&quot;http://zotero.org/users/1913249/items/CT2UFZ8Y&quot;],&quot;itemData&quot;:{&quot;container-title&quot;:&quot;Perspectives on socially shared cognition&quot;,&quot;citation-key&quot;:&quot;lave_situating_1991&quot;,&quot;id&quot;:&quot;lave_situating_1991&quot;,&quot;issued&quot;:{&quot;date-parts&quot;:[[&quot;1991&quot;]]},&quot;author&quot;:[{&quot;given&quot;:&quot;Jean&quot;,&quot;family&quot;:&quot;Lave&quot;}],&quot;source&quot;:&quot;Google Scholar&quot;,&quot;title&quot;:&quot;Situating learning in communities of practice&quot;,&quot;page&quot;:&quot;63–82&quot;,&quot;type&quot;:&quot;article-journal&quot;,&quot;volume&quot;:&quot;2&quot;}},{&quot;uris&quot;:[&quot;http://zotero.org/users/1913249/items/8AB5U8TV&quot;],&quot;suffix&quot;:&quot;&quot;,&quot;id&quot;:3366,&quot;prefix&quot;:&quot;&quot;,&quot;uri&quot;:[&quot;http://zotero.org/users/1913249/items/8AB5U8TV&quot;],&quot;itemData&quot;:{&quot;ISSN&quot;:&quot;0018-716X, 1423-0054&quot;,&quot;language&quot;:&quot;en&quot;,&quot;issued&quot;:{&quot;date-parts&quot;:[[&quot;2014&quot;]]},&quot;DOI&quot;:&quot;10.1159/000356757&quot;,&quot;source&quot;:&quot;Crossref&quot;,&quot;title-short&quot;:&quot;Learning by Observing and Pitching In to Family and Community Endeavors&quot;,&quot;citation-key&quot;:&quot;rogoff_learning_2014&quot;,&quot;id&quot;:&quot;rogoff_learning_2014&quot;,&quot;volume&quot;:&quot;57&quot;,&quot;author&quot;:[{&quot;given&quot;:&quot;Barbara&quot;,&quot;family&quot;:&quot;Rogoff&quot;}],&quot;URL&quot;:&quot;https://www.karger.com/Article/FullText/356757&quot;,&quot;type&quot;:&quot;article-journal&quot;,&quot;container-title&quot;:&quot;Human Development&quot;,&quot;issue&quot;:&quot;2-3&quot;,&quot;accessed&quot;:{&quot;date-parts&quot;:[[&quot;2019&quot;,4,6]]},&quot;page&quot;:&quot;69-81&quot;,&quot;title&quot;:&quot;Learning by Observing and Pitching In to Family and Community Endeavors: An Orientation&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 RNDrsdpmvsefm"/>&lt;Do Zotero Refresh: [@lave_situating_1991 ; @rogoff_learning_2014]&gt;<text:reference-mark-end text:name="ZOTERO_ITEM CSL_CITATION {&quot;citationID&quot;:&quot;hwmmwmhe&quot;,&quot;schema&quot;:&quot;https://github.com/citation-style-language/schema/raw/master/csl-citation.json&quot;,&quot;properties&quot;:{&quot;formattedCitation&quot;:&quot;[@lave_situating_1991 ; @rogoff_learning_2014]&quot;,&quot;noteIndex&quot;:0},&quot;citationItems&quot;:[{&quot;uris&quot;:[&quot;http://zotero.org/users/1913249/items/CT2UFZ8Y&quot;],&quot;suffix&quot;:&quot; &quot;,&quot;id&quot;:2424,&quot;prefix&quot;:&quot;&quot;,&quot;uri&quot;:[&quot;http://zotero.org/users/1913249/items/CT2UFZ8Y&quot;],&quot;itemData&quot;:{&quot;container-title&quot;:&quot;Perspectives on socially shared cognition&quot;,&quot;citation-key&quot;:&quot;lave_situating_1991&quot;,&quot;id&quot;:&quot;lave_situating_1991&quot;,&quot;issued&quot;:{&quot;date-parts&quot;:[[&quot;1991&quot;]]},&quot;author&quot;:[{&quot;given&quot;:&quot;Jean&quot;,&quot;family&quot;:&quot;Lave&quot;}],&quot;source&quot;:&quot;Google Scholar&quot;,&quot;title&quot;:&quot;Situating learning in communities of practice&quot;,&quot;page&quot;:&quot;63–82&quot;,&quot;type&quot;:&quot;article-journal&quot;,&quot;volume&quot;:&quot;2&quot;}},{&quot;uris&quot;:[&quot;http://zotero.org/users/1913249/items/8AB5U8TV&quot;],&quot;suffix&quot;:&quot;&quot;,&quot;id&quot;:3366,&quot;prefix&quot;:&quot;&quot;,&quot;uri&quot;:[&quot;http://zotero.org/users/1913249/items/8AB5U8TV&quot;],&quot;itemData&quot;:{&quot;ISSN&quot;:&quot;0018-716X, 1423-0054&quot;,&quot;language&quot;:&quot;en&quot;,&quot;issued&quot;:{&quot;date-parts&quot;:[[&quot;2014&quot;]]},&quot;DOI&quot;:&quot;10.1159/000356757&quot;,&quot;source&quot;:&quot;Crossref&quot;,&quot;title-short&quot;:&quot;Learning by Observing and Pitching In to Family and Community Endeavors&quot;,&quot;citation-key&quot;:&quot;rogoff_learning_2014&quot;,&quot;id&quot;:&quot;rogoff_learning_2014&quot;,&quot;volume&quot;:&quot;57&quot;,&quot;author&quot;:[{&quot;given&quot;:&quot;Barbara&quot;,&quot;family&quot;:&quot;Rogoff&quot;}],&quot;URL&quot;:&quot;https://www.karger.com/Article/FullText/356757&quot;,&quot;type&quot;:&quot;article-journal&quot;,&quot;container-title&quot;:&quot;Human Development&quot;,&quot;issue&quot;:&quot;2-3&quot;,&quot;accessed&quot;:{&quot;date-parts&quot;:[[&quot;2019&quot;,4,6]]},&quot;page&quot;:&quot;69-81&quot;,&quot;title&quot;:&quot;Learning by Observing and Pitching In to Family and Community Endeavors: An Orientation&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 RNDrsdpmvsefm"/>. Indeed the possibility for children to <text:span text:style-name="T2">not</text:span> engage in community activities is seen by Rogoff <text:reference-mark-start text:name="ZOTERO_ITEM CSL_CITATION {&quot;citationID&quot;:&quot;ddjiyxqv&quot;,&quot;schema&quot;:&quot;https://github.com/citation-style-language/schema/raw/master/csl-citation.json&quot;,&quot;properties&quot;:{&quot;formattedCitation&quot;:&quot;[-@rogoff_cultural_2003; -@rogoff_organization_2016]&quot;,&quot;noteIndex&quot;:0},&quot;citationItems&quot;:[{&quot;uris&quot;:[&quot;http://zotero.org/users/1913249/items/MPJ5DJQJ&quot;],&quot;id&quot;:3023,&quot;suppress-author&quot;:true,&quot;suffix&quot;:&quot;&quot;,&quot;uri&quot;:[&quot;http://zotero.org/users/1913249/items/MPJ5DJQJ&quot;],&quot;prefix&quot;:&quot;&quot;,&quot;itemData&quot;:{&quot;title&quot;:&quot;The cultural nature of human development&quot;,&quot;citation-key&quot;:&quot;rogoff_cultural_2003&quot;,&quot;language&quot;:&quot;en&quot;,&quot;id&quot;:&quot;rogoff_cultural_2003&quot;,&quot;issued&quot;:{&quot;date-parts&quot;:[[&quot;2003&quot;]]},&quot;author&quot;:[{&quot;given&quot;:&quot;Barbara&quot;,&quot;family&quot;:&quot;Rogoff&quot;}],&quot;type&quot;:&quot;book&quot;,&quot;source&quot;:&quot;Library of Congress ISBN&quot;,&quot;ISBN&quot;:&quot;978-0-19-513133-8&quot;,&quot;event-place&quot;:&quot;Oxford [UK] ;a New York&quot;,&quot;call-number&quot;:&quot;HM686 .R64 2003&quot;,&quot;publisher-place&quot;:&quot;Oxford [UK] ;a New York&quot;,&quot;publisher&quot;:&quot;Oxford University Press&quot;,&quot;number-of-pages&quot;:&quot;434&quot;}},{&quot;uris&quot;:[&quot;http://zotero.org/users/1913249/items/Q2M28PQC&quot;],&quot;id&quot;:3723,&quot;suppress-author&quot;:true,&quot;suffix&quot;:&quot;&quot;,&quot;uri&quot;:[&quot;http://zotero.org/users/1913249/items/Q2M28PQC&quot;],&quot;prefix&quot;:&quot;&quot;,&quot;itemData&quot;:{&quot;ISSN&quot;:&quot;0091-732X, 1935-1038&quot;,&quot;issue&quot;:&quot;1&quot;,&quot;issued&quot;:{&quot;date-parts&quot;:[[&quot;2016&quot;,3]]},&quot;DOI&quot;:&quot;10.3102/0091732X16680994&quot;,&quot;source&quot;:&quot;DOI.org (Crossref)&quot;,&quot;citation-key&quot;:&quot;rogoff_organization_2016&quot;,&quot;volume&quot;:&quot;40&quot;,&quot;id&quot;:&quot;rogoff_organization_2016&quot;,&quot;URL&quot;:&quot;http://journals.sagepub.com/doi/10.3102/0091732X16680994&quot;,&quot;author&quot;:[{&quot;given&quot;:&quot;Barbara&quot;,&quot;family&quot;:&quot;Rogoff&quot;},{&quot;given&quot;:&quot;Maureen&quot;,&quot;family&quot;:&quot;Callanan&quot;},{&quot;given&quot;:&quot;Kris D.&quot;,&quot;family&quot;:&quot;Gutiérrez&quot;},{&quot;given&quot;:&quot;Frederick&quot;,&quot;family&quot;:&quot;Erickson&quot;}],&quot;type&quot;:&quot;article-journal&quot;,&quot;container-title&quot;:&quot;Review of Research in Education&quot;,&quot;title&quot;:&quot;The Organization of Informal Learning&quot;,&quot;container-title-short&quot;:&quot;Review of Research in Education&quot;,&quot;accessed&quot;:{&quot;date-parts&quot;:[[&quot;2023&quot;,2,16]]},&quot;page&quot;:&quot;356-401&quot;,&quot;language&quot;:&quot;en&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 RNDvmikrpgdbc"/>&lt;Do Zotero Refresh: [-@rogoff_cultural_2003; -@rogoff_organization_2016]&gt;<text:reference-mark-end text:name="ZOTERO_ITEM CSL_CITATION {&quot;citationID&quot;:&quot;ddjiyxqv&quot;,&quot;schema&quot;:&quot;https://github.com/citation-style-language/schema/raw/master/csl-citation.json&quot;,&quot;properties&quot;:{&quot;formattedCitation&quot;:&quot;[-@rogoff_cultural_2003; -@rogoff_organization_2016]&quot;,&quot;noteIndex&quot;:0},&quot;citationItems&quot;:[{&quot;uris&quot;:[&quot;http://zotero.org/users/1913249/items/MPJ5DJQJ&quot;],&quot;id&quot;:3023,&quot;suppress-author&quot;:true,&quot;suffix&quot;:&quot;&quot;,&quot;uri&quot;:[&quot;http://zotero.org/users/1913249/items/MPJ5DJQJ&quot;],&quot;prefix&quot;:&quot;&quot;,&quot;itemData&quot;:{&quot;title&quot;:&quot;The cultural nature of human development&quot;,&quot;citation-key&quot;:&quot;rogoff_cultural_2003&quot;,&quot;language&quot;:&quot;en&quot;,&quot;id&quot;:&quot;rogoff_cultural_2003&quot;,&quot;issued&quot;:{&quot;date-parts&quot;:[[&quot;2003&quot;]]},&quot;author&quot;:[{&quot;given&quot;:&quot;Barbara&quot;,&quot;family&quot;:&quot;Rogoff&quot;}],&quot;type&quot;:&quot;book&quot;,&quot;source&quot;:&quot;Library of Congress ISBN&quot;,&quot;ISBN&quot;:&quot;978-0-19-513133-8&quot;,&quot;event-place&quot;:&quot;Oxford [UK] ;a New York&quot;,&quot;call-number&quot;:&quot;HM686 .R64 2003&quot;,&quot;publisher-place&quot;:&quot;Oxford [UK] ;a New York&quot;,&quot;publisher&quot;:&quot;Oxford University Press&quot;,&quot;number-of-pages&quot;:&quot;434&quot;}},{&quot;uris&quot;:[&quot;http://zotero.org/users/1913249/items/Q2M28PQC&quot;],&quot;id&quot;:3723,&quot;suppress-author&quot;:true,&quot;suffix&quot;:&quot;&quot;,&quot;uri&quot;:[&quot;http://zotero.org/users/1913249/items/Q2M28PQC&quot;],&quot;prefix&quot;:&quot;&quot;,&quot;itemData&quot;:{&quot;ISSN&quot;:&quot;0091-732X, 1935-1038&quot;,&quot;issue&quot;:&quot;1&quot;,&quot;issued&quot;:{&quot;date-parts&quot;:[[&quot;2016&quot;,3]]},&quot;DOI&quot;:&quot;10.3102/0091732X16680994&quot;,&quot;source&quot;:&quot;DOI.org (Crossref)&quot;,&quot;citation-key&quot;:&quot;rogoff_organization_2016&quot;,&quot;volume&quot;:&quot;40&quot;,&quot;id&quot;:&quot;rogoff_organization_2016&quot;,&quot;URL&quot;:&quot;http://journals.sagepub.com/doi/10.3102/0091732X16680994&quot;,&quot;author&quot;:[{&quot;given&quot;:&quot;Barbara&quot;,&quot;family&quot;:&quot;Rogoff&quot;},{&quot;given&quot;:&quot;Maureen&quot;,&quot;family&quot;:&quot;Callanan&quot;},{&quot;given&quot;:&quot;Kris D.&quot;,&quot;family&quot;:&quot;Gutiérrez&quot;},{&quot;given&quot;:&quot;Frederick&quot;,&quot;family&quot;:&quot;Erickson&quot;}],&quot;type&quot;:&quot;article-journal&quot;,&quot;container-title&quot;:&quot;Review of Research in Education&quot;,&quot;title&quot;:&quot;The Organization of Informal Learning&quot;,&quot;container-title-short&quot;:&quot;Review of Research in Education&quot;,&quot;accessed&quot;:{&quot;date-parts&quot;:[[&quot;2023&quot;,2,16]]},&quot;page&quot;:&quot;356-401&quot;,&quot;language&quot;:&quot;en&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 RNDvmikrpgdbc"/> as an important characteristics in participation based models of learning.</text:p>
      <text:p text:style-name="Text_20_body">The variety of repertoires of helping practice depends in part on the different funds of knowledge the parent has access to. Toby and Dan’s pair process is more guided and focused than many other participants and includes accessing professional documentation and exploration of computational thinking concepts.</text:p>
      <text:p text:style-name="Text_20_body">While the helping pattern of accessing the repetoire of researching and accessing technical documentation is available to all pairs, due to the level of skill and experience involved, other technical processes are developed by most participants and are explored in the next section.</text:p>
      <text:p text:style-name="Text_20_body"/>
      <text:p text:style-name="Text_20_body"/>
      <text:p text:style-name="Text_20_body"/>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First_20_paragraph">Following Rogoff’s <text:reference-mark-start text:name="ZOTERO_ITEM CSL_CITATION {&quot;citationID&quot;:&quot;qjhiclyp&quot;,&quot;schema&quot;:&quot;https://github.com/citation-style-language/schema/raw/master/csl-citation.json&quot;,&quot;properties&quot;:{&quot;formattedCitation&quot;:&quot;[@rogoff_observing_1995]&quot;,&quot;noteIndex&quot;:0},&quot;citationItems&quot;:[{&quot;uris&quot;:[&quot;http://zotero.org/users/1913249/items/ZMN79J65&quot;],&quot;suffix&quot;:&quot;&quot;,&quot;id&quot;:3879,&quot;prefix&quot;:&quot;&quot;,&quot;uri&quot;:[&quot;http://zotero.org/users/1913249/items/ZMN79J65&quot;],&quot;itemData&quot;:{&quot;container-title&quot;:&quot;Sociocultural studies of mind&quot;,&quot;citation-key&quot;:&quot;rogoff_observing_1995&quot;,&quot;type&quot;:&quot;chapter&quot;,&quot;id&quot;:&quot;rogoff_observing_1995&quot;,&quot;issued&quot;:{&quot;date-parts&quot;:[[&quot;1995&quot;]]},&quot;author&quot;:[{&quot;given&quot;:&quot;Barbara&quot;,&quot;family&quot;:&quot;Rogoff&quot;}],&quot;collection-title&quot;:&quot;Learning in doing: Social, cognitive, and computational aspects&quot;,&quot;title&quot;:&quot;Observing sociocultural activity on three planes: Participatory appropriation, guided participation, and apprenticeship&quot;,&quot;publisher&quot;:&quot;Cambridge University Press&quot;,&quot;event-place&quot;:&quot;New York, NY, US&quot;,&quot;source&quot;:&quot;APA PsycNet&quot;,&quot;page&quot;:&quot;139-164&quot;,&quot;publisher-place&quot;:&quot;New York, NY, US&quot;,&quot;title-short&quot;:&quot;Observing sociocultural activity on three planes&quot;}}]} RNDgrtmewqnfo"/>&lt;Do Zotero Refresh: [@rogoff_observing_1995]&gt;<text:reference-mark-end text:name="ZOTERO_ITEM CSL_CITATION {&quot;citationID&quot;:&quot;qjhiclyp&quot;,&quot;schema&quot;:&quot;https://github.com/citation-style-language/schema/raw/master/csl-citation.json&quot;,&quot;properties&quot;:{&quot;formattedCitation&quot;:&quot;[@rogoff_observing_1995]&quot;,&quot;noteIndex&quot;:0},&quot;citationItems&quot;:[{&quot;uris&quot;:[&quot;http://zotero.org/users/1913249/items/ZMN79J65&quot;],&quot;suffix&quot;:&quot;&quot;,&quot;id&quot;:3879,&quot;prefix&quot;:&quot;&quot;,&quot;uri&quot;:[&quot;http://zotero.org/users/1913249/items/ZMN79J65&quot;],&quot;itemData&quot;:{&quot;container-title&quot;:&quot;Sociocultural studies of mind&quot;,&quot;citation-key&quot;:&quot;rogoff_observing_1995&quot;,&quot;type&quot;:&quot;chapter&quot;,&quot;id&quot;:&quot;rogoff_observing_1995&quot;,&quot;issued&quot;:{&quot;date-parts&quot;:[[&quot;1995&quot;]]},&quot;author&quot;:[{&quot;given&quot;:&quot;Barbara&quot;,&quot;family&quot;:&quot;Rogoff&quot;}],&quot;collection-title&quot;:&quot;Learning in doing: Social, cognitive, and computational aspects&quot;,&quot;title&quot;:&quot;Observing sociocultural activity on three planes: Participatory appropriation, guided participation, and apprenticeship&quot;,&quot;publisher&quot;:&quot;Cambridge University Press&quot;,&quot;event-place&quot;:&quot;New York, NY, US&quot;,&quot;source&quot;:&quot;APA PsycNet&quot;,&quot;page&quot;:&quot;139-164&quot;,&quot;publisher-place&quot;:&quot;New York, NY, US&quot;,&quot;title-short&quot;:&quot;Observing sociocultural activity on three planes&quot;}}]} RNDgrtmewqnfo"/> three planes approach to analysis, the following section explores the use of GDPs at the community plane of activity. While Rogoff’s earlier analysis of activity on a cultural plane emphasised the metaphor of apprenticeship, focusing on an already existing community, her later work with Gutiérrez <text:reference-mark-start text:name="ZOTERO_ITEM CSL_CITATION {&quot;citationID&quot;:&quot;lvkgisqz&quot;,&quot;schema&quot;:&quot;https://github.com/citation-style-language/schema/raw/master/csl-citation.json&quot;,&quot;properties&quot;:{&quot;formattedCitation&quot;:&quot;[@gutierrez_cultural_2003]&quot;,&quot;noteIndex&quot;:0},&quot;citationItems&quot;:[{&quot;uris&quot;:[&quot;http://zotero.org/users/1913249/items/BW6F6HY6&quot;],&quot;suffix&quot;:&quot;&quot;,&quot;id&quot;:9830,&quot;prefix&quot;:&quot;&quot;,&quot;uri&quot;:[&quot;http://zotero.org/users/1913249/items/BW6F6HY6&quot;],&quot;itemData&quot;:{&quot;ISSN&quot;:&quot;0013-189X, 1935-102X&quot;,&quot;issue&quot;:&quot;5&quot;,&quot;issued&quot;:{&quot;date-parts&quot;:[[&quot;2003&quot;,6]]},&quot;DOI&quot;:&quot;10.3102/0013189X032005019&quot;,&quot;source&quot;:&quot;DOI.org (Crossref)&quot;,&quot;title-short&quot;:&quot;Cultural Ways of Learning&quot;,&quot;volume&quot;:&quot;32&quot;,&quot;citation-key&quot;:&quot;gutierrez_cultural_2003&quot;,&quot;URL&quot;:&quot;http://journals.sagepub.com/doi/10.3102/0013189X032005019&quot;,&quot;id&quot;:&quot;gutierrez_cultural_2003&quot;,&quot;type&quot;:&quot;article-journal&quot;,&quot;license&quot;:&quot;http://journals.sagepub.com/page/policies/text-and-data-mining-license&quot;,&quot;title&quot;:&quot;Cultural Ways of Learning: Individual Traits or Repertoires of Practice&quot;,&quot;container-title&quot;:&quot;Educational Researcher&quot;,&quot;language&quot;:&quot;en&quot;,&quot;container-title-short&quot;:&quot;Educational Researcher&quot;,&quot;accessed&quot;:{&quot;date-parts&quot;:[[&quot;2024&quot;,9,8]]},&quot;page&quot;:&quot;19-25&quot;,&quot;author&quot;:[{&quot;given&quot;:&quot;Kris D.&quot;,&quot;family&quot;:&quot;Gutiérrez&quot;},{&quot;given&quot;:&quot;Barbara&quot;,&quot;family&quot;:&quot;Rogoff&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 RNDixdkauuhcw"/>&lt;Do Zotero Refresh: [@gutierrez_cultural_2003]&gt;<text:reference-mark-end text:name="ZOTERO_ITEM CSL_CITATION {&quot;citationID&quot;:&quot;lvkgisqz&quot;,&quot;schema&quot;:&quot;https://github.com/citation-style-language/schema/raw/master/csl-citation.json&quot;,&quot;properties&quot;:{&quot;formattedCitation&quot;:&quot;[@gutierrez_cultural_2003]&quot;,&quot;noteIndex&quot;:0},&quot;citationItems&quot;:[{&quot;uris&quot;:[&quot;http://zotero.org/users/1913249/items/BW6F6HY6&quot;],&quot;suffix&quot;:&quot;&quot;,&quot;id&quot;:9830,&quot;prefix&quot;:&quot;&quot;,&quot;uri&quot;:[&quot;http://zotero.org/users/1913249/items/BW6F6HY6&quot;],&quot;itemData&quot;:{&quot;ISSN&quot;:&quot;0013-189X, 1935-102X&quot;,&quot;issue&quot;:&quot;5&quot;,&quot;issued&quot;:{&quot;date-parts&quot;:[[&quot;2003&quot;,6]]},&quot;DOI&quot;:&quot;10.3102/0013189X032005019&quot;,&quot;source&quot;:&quot;DOI.org (Crossref)&quot;,&quot;title-short&quot;:&quot;Cultural Ways of Learning&quot;,&quot;volume&quot;:&quot;32&quot;,&quot;citation-key&quot;:&quot;gutierrez_cultural_2003&quot;,&quot;URL&quot;:&quot;http://journals.sagepub.com/doi/10.3102/0013189X032005019&quot;,&quot;id&quot;:&quot;gutierrez_cultural_2003&quot;,&quot;type&quot;:&quot;article-journal&quot;,&quot;license&quot;:&quot;http://journals.sagepub.com/page/policies/text-and-data-mining-license&quot;,&quot;title&quot;:&quot;Cultural Ways of Learning: Individual Traits or Repertoires of Practice&quot;,&quot;container-title&quot;:&quot;Educational Researcher&quot;,&quot;language&quot;:&quot;en&quot;,&quot;container-title-short&quot;:&quot;Educational Researcher&quot;,&quot;accessed&quot;:{&quot;date-parts&quot;:[[&quot;2024&quot;,9,8]]},&quot;page&quot;:&quot;19-25&quot;,&quot;author&quot;:[{&quot;given&quot;:&quot;Kris D.&quot;,&quot;family&quot;:&quot;Gutiérrez&quot;},{&quot;given&quot;:&quot;Barbara&quot;,&quot;family&quot;:&quot;Rogoff&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 RNDixdkauuhcw"/> places greater emphasis on cultural activity as dynamic. ADD TABLE FOR GESTURES?This perspective examines existing and emerging norms and repertoires, adapted from participants’ engagement in other communities and contexts.</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First_20_paragraph">The use of GDPs, particularly during playtesting, can support the process of imagining end-user experiences. This section examines how the concept of, and experience with, implementing GDPs encouraged participants to envision the experience of end users of their games. Chapter two explored the proposition from professional and participatory design processes that design should be informed by end-user experience <text:reference-mark-start text:name="ZOTERO_ITEM CSL_CITATION {&quot;citationID&quot;:&quot;sblzsfmw&quot;,&quot;schema&quot;:&quot;https://github.com/citation-style-language/schema/raw/master/csl-citation.json&quot;,&quot;properties&quot;:{&quot;formattedCitation&quot;:&quot;[@redstrom_towards_2006]&quot;,&quot;noteIndex&quot;:0},&quot;citationItems&quot;:[{&quot;uris&quot;:[&quot;http://zotero.org/users/1913249/items/H9QB65U9&quot;],&quot;suffix&quot;:&quot;&quot;,&quot;id&quot;:9977,&quot;prefix&quot;:&quot;&quot;,&quot;uri&quot;:[&quot;http://zotero.org/users/1913249/items/H9QB65U9&quot;],&quot;itemData&quot;:{&quot;ISSN&quot;:&quot;0142694X&quot;,&quot;language&quot;:&quot;en&quot;,&quot;issued&quot;:{&quot;date-parts&quot;:[[&quot;2006&quot;,3]]},&quot;DOI&quot;:&quot;10.1016/j.destud.2005.06.001&quot;,&quot;source&quot;:&quot;DOI.org (Crossref)&quot;,&quot;title-short&quot;:&quot;Towards user design?&quot;,&quot;citation-key&quot;:&quot;redstrom_towards_2006&quot;,&quot;issue&quot;:&quot;2&quot;,&quot;id&quot;:&quot;redstrom_towards_2006&quot;,&quot;URL&quot;:&quot;https://linkinghub.elsevier.com/retrieve/pii/S0142694X05000359&quot;,&quot;license&quot;:&quot;https://www.elsevier.com/tdm/userlicense/1.0/&quot;,&quot;type&quot;:&quot;article-journal&quot;,&quot;container-title&quot;:&quot;Design Studies&quot;,&quot;title&quot;:&quot;Towards user design? On the shift from object to user as the subject of design&quot;,&quot;container-title-short&quot;:&quot;Design Studies&quot;,&quot;accessed&quot;:{&quot;date-parts&quot;:[[&quot;2025&quot;,1,6]]},&quot;page&quot;:&quot;123-139&quot;,&quot;author&quot;:[{&quot;given&quot;:&quot;Johan&quot;,&quot;family&quot;:&quot;Redström&quot;}],&quot;volume&quot;:&quot;27&quot;}}]} RNDccjhrvdbbl"/>&lt;Do Zotero Refresh: [@redstrom_towards_2006]&gt;<text:reference-mark-end text:name="ZOTERO_ITEM CSL_CITATION {&quot;citationID&quot;:&quot;sblzsfmw&quot;,&quot;schema&quot;:&quot;https://github.com/citation-style-language/schema/raw/master/csl-citation.json&quot;,&quot;properties&quot;:{&quot;formattedCitation&quot;:&quot;[@redstrom_towards_2006]&quot;,&quot;noteIndex&quot;:0},&quot;citationItems&quot;:[{&quot;uris&quot;:[&quot;http://zotero.org/users/1913249/items/H9QB65U9&quot;],&quot;suffix&quot;:&quot;&quot;,&quot;id&quot;:9977,&quot;prefix&quot;:&quot;&quot;,&quot;uri&quot;:[&quot;http://zotero.org/users/1913249/items/H9QB65U9&quot;],&quot;itemData&quot;:{&quot;ISSN&quot;:&quot;0142694X&quot;,&quot;language&quot;:&quot;en&quot;,&quot;issued&quot;:{&quot;date-parts&quot;:[[&quot;2006&quot;,3]]},&quot;DOI&quot;:&quot;10.1016/j.destud.2005.06.001&quot;,&quot;source&quot;:&quot;DOI.org (Crossref)&quot;,&quot;title-short&quot;:&quot;Towards user design?&quot;,&quot;citation-key&quot;:&quot;redstrom_towards_2006&quot;,&quot;issue&quot;:&quot;2&quot;,&quot;id&quot;:&quot;redstrom_towards_2006&quot;,&quot;URL&quot;:&quot;https://linkinghub.elsevier.com/retrieve/pii/S0142694X05000359&quot;,&quot;license&quot;:&quot;https://www.elsevier.com/tdm/userlicense/1.0/&quot;,&quot;type&quot;:&quot;article-journal&quot;,&quot;container-title&quot;:&quot;Design Studies&quot;,&quot;title&quot;:&quot;Towards user design? On the shift from object to user as the subject of design&quot;,&quot;container-title-short&quot;:&quot;Design Studies&quot;,&quot;accessed&quot;:{&quot;date-parts&quot;:[[&quot;2025&quot;,1,6]]},&quot;page&quot;:&quot;123-139&quot;,&quot;author&quot;:[{&quot;given&quot;:&quot;Johan&quot;,&quot;family&quot;:&quot;Redström&quot;}],&quot;volume&quot;:&quot;27&quot;}}]} RNDccjhrvdbbl"/>, as well as the challenges involved in undertaking such an “<text:span text:style-name="T2">operationalization of empathy</text:span>” <text:reference-mark-start text:name="ZOTERO_ITEM CSL_CITATION {&quot;citationID&quot;:&quot;urldppnp&quot;,&quot;schema&quot;:&quot;https://github.com/citation-style-language/schema/raw/master/csl-citation.json&quot;,&quot;properties&quot;:{&quot;formattedCitation&quot;:&quot;[@surma-aho_conceptualization_2022, p.1]&quot;,&quot;noteIndex&quot;:0},&quot;citationItems&quot;:[{&quot;uris&quot;:[&quot;http://zotero.org/users/1913249/items/L7ATGKR9&quot;],&quot;id&quot;:9978,&quot;locator&quot;:&quot;1&quot;,&quot;prefix&quot;:&quot;&quot;,&quot;uri&quot;:[&quot;http://zotero.org/users/1913249/items/L7ATGKR9&quot;],&quot;itemData&quot;:{&quot;DOI&quot;:&quot;10.1016/j.destud.2021.101075&quot;,&quot;container-title&quot;:&quot;Design Studies&quot;,&quot;URL&quot;:&quot;https://linkinghub.elsevier.com/retrieve/pii/S0142694X21000867&quot;,&quot;citation-key&quot;:&quot;surma-aho_conceptualization_2022&quot;,&quot;container-title-short&quot;:&quot;Design Studies&quot;,&quot;id&quot;:&quot;surma-aho_conceptualization_2022&quot;,&quot;accessed&quot;:{&quot;date-parts&quot;:[[&quot;2025&quot;,1,6]]},&quot;author&quot;:[{&quot;given&quot;:&quot;Antti&quot;,&quot;family&quot;:&quot;Surma-aho&quot;},{&quot;given&quot;:&quot;Katja&quot;,&quot;family&quot;:&quot;Hölttä-Otto&quot;}],&quot;type&quot;:&quot;article-journal&quot;,&quot;title&quot;:&quot;Conceptualization and operationalization of empathy in design research&quot;,&quot;source&quot;:&quot;DOI.org (Crossref)&quot;,&quot;issued&quot;:{&quot;date-parts&quot;:[[&quot;2022&quot;,1]]},&quot;language&quot;:&quot;en&quot;,&quot;page&quot;:&quot;101075&quot;,&quot;ISSN&quot;:&quot;0142694X&quot;,&quot;volume&quot;:&quot;78&quot;}}]} RNDjhxmepnqpg"/>&lt;Do Zotero Refresh: [@surma-aho_conceptualization_2022, p.1]&gt;<text:reference-mark-end text:name="ZOTERO_ITEM CSL_CITATION {&quot;citationID&quot;:&quot;urldppnp&quot;,&quot;schema&quot;:&quot;https://github.com/citation-style-language/schema/raw/master/csl-citation.json&quot;,&quot;properties&quot;:{&quot;formattedCitation&quot;:&quot;[@surma-aho_conceptualization_2022, p.1]&quot;,&quot;noteIndex&quot;:0},&quot;citationItems&quot;:[{&quot;uris&quot;:[&quot;http://zotero.org/users/1913249/items/L7ATGKR9&quot;],&quot;id&quot;:9978,&quot;locator&quot;:&quot;1&quot;,&quot;prefix&quot;:&quot;&quot;,&quot;uri&quot;:[&quot;http://zotero.org/users/1913249/items/L7ATGKR9&quot;],&quot;itemData&quot;:{&quot;DOI&quot;:&quot;10.1016/j.destud.2021.101075&quot;,&quot;container-title&quot;:&quot;Design Studies&quot;,&quot;URL&quot;:&quot;https://linkinghub.elsevier.com/retrieve/pii/S0142694X21000867&quot;,&quot;citation-key&quot;:&quot;surma-aho_conceptualization_2022&quot;,&quot;container-title-short&quot;:&quot;Design Studies&quot;,&quot;id&quot;:&quot;surma-aho_conceptualization_2022&quot;,&quot;accessed&quot;:{&quot;date-parts&quot;:[[&quot;2025&quot;,1,6]]},&quot;author&quot;:[{&quot;given&quot;:&quot;Antti&quot;,&quot;family&quot;:&quot;Surma-aho&quot;},{&quot;given&quot;:&quot;Katja&quot;,&quot;family&quot;:&quot;Hölttä-Otto&quot;}],&quot;type&quot;:&quot;article-journal&quot;,&quot;title&quot;:&quot;Conceptualization and operationalization of empathy in design research&quot;,&quot;source&quot;:&quot;DOI.org (Crossref)&quot;,&quot;issued&quot;:{&quot;date-parts&quot;:[[&quot;2022&quot;,1]]},&quot;language&quot;:&quot;en&quot;,&quot;page&quot;:&quot;101075&quot;,&quot;ISSN&quot;:&quot;0142694X&quot;,&quot;volume&quot;:&quot;78&quot;}}]} RNDjhxmepnqpg"/>. From a CHAT interpretation, this process involves shifts in perspective by participants as they engage with objectives across different scopes of activity. For instance, in the vignette above, Tehillah (child) pursues a quirky design goal during her paired design work, which Susanna (parent) resists. Imagining a shift in perspective to the intended audience at a community level of interaction, the parent aims to ensure a sense of challenge for the imagined player.</text:p>
      <text:p text:style-name="Text_20_body">Susanna shares “<text:span text:style-name="T2">Must be quite hard to get through that door.</text:span>” when Tehillah places the exit door high above a platform. She then continues, “<text:span text:style-name="T2">It’s no fun having a game without any hazards to avoid.</text:span>” Tehillah (child) seems determined to remove all hazards. “<text:span text:style-name="T2">It is for me!</text:span>” she counters. She may be aware of the implications for game balance but takes pleasure in this destruction of the key challenge of the game as an act of disruptive play. However, a later interaction with a peer shows that Tehillah (child) is indeed imagining the experience of the immediate audience of fellow game makers and supporting students. “<text:span text:style-name="T2">I like making it frustrating. That other people find it frustrating!</text:span>” Tehillah (child) notes the persistence of a student helper who pushes past her frustration to complete the game. Her remark, “<text:span text:style-name="T2">If people tried hard they would get to my level,</text:span>” shows her awareness that not all players will persist in the same way to reach her final level, which has only rewards and no hazards. This being a “<text:span text:style-name="T2">secret, special</text:span>” experience, which plays against the norms of platform game design, is thus intended to provoke player surprise.</text:p>
      <text:p text:style-name="Text_20_body">There are other examples of how concepts of game challenge and other aspects of gameplay experience evolved through informal feedback during playtesting and served to influence peers to modify their games to increase the enjoyment of peer players. The discussion of game challenge, specifically comments about how ‘hard’ participant games were, was a particularly common interaction during playtesting. Vignette.challenge outlines a key interaction which demonstrates norming behaviour towards Madiha(p) who has concentrated on the graphics of her game to the detriment of the level of challenges. In particular, the controls of the game are frustrating. The vignette shows varied attempts to influence Madiha to change the game variables to make the gameplay less frustrating. They praise the look of the game but offer feedback on the experience of the game mechanic of jumping. While the players do not tell Madiha directly to change the game, these comments appear to direct the direction of the design to comply with an emerging community norm of how a player jumps should feel, stemming from the participants’ feedback on the feeling of lack of control over the player’s character in the game. These behaviours are some of the informal norming behaviours that are less directive, seen in the work of Rogoff and colleagues, as explored in the literature review <text:reference-mark-start text:name="ZOTERO_ITEM CSL_CITATION {&quot;citationID&quot;:&quot;vbcyemfv&quot;,&quot;schema&quot;:&quot;https://github.com/citation-style-language/schema/raw/master/csl-citation.json&quot;,&quot;properties&quot;:{&quot;formattedCitation&quot;:&quot;[@rogoff_cultural_2003]&quot;,&quot;noteIndex&quot;:0},&quot;citationItems&quot;:[{&quot;uris&quot;:[&quot;http://zotero.org/users/1913249/items/MPJ5DJQJ&quot;],&quot;suffix&quot;:&quot;&quot;,&quot;id&quot;:3023,&quot;prefix&quot;:&quot;&quot;,&quot;uri&quot;:[&quot;http://zotero.org/users/1913249/items/MPJ5DJQJ&quot;],&quot;itemData&quot;:{&quot;title&quot;:&quot;The cultural nature of human development&quot;,&quot;citation-key&quot;:&quot;rogoff_cultural_2003&quot;,&quot;language&quot;:&quot;en&quot;,&quot;id&quot;:&quot;rogoff_cultural_2003&quot;,&quot;issued&quot;:{&quot;date-parts&quot;:[[&quot;2003&quot;]]},&quot;author&quot;:[{&quot;given&quot;:&quot;Barbara&quot;,&quot;family&quot;:&quot;Rogoff&quot;}],&quot;type&quot;:&quot;book&quot;,&quot;source&quot;:&quot;Library of Congress ISBN&quot;,&quot;ISBN&quot;:&quot;978-0-19-513133-8&quot;,&quot;event-place&quot;:&quot;Oxford [UK] ;a New York&quot;,&quot;call-number&quot;:&quot;HM686 .R64 2003&quot;,&quot;publisher-place&quot;:&quot;Oxford [UK] ;a New York&quot;,&quot;publisher&quot;:&quot;Oxford University Press&quot;,&quot;number-of-pages&quot;:&quot;434&quot;}}]} RNDhjwivraguq"/>&lt;Do Zotero Refresh: [@rogoff_cultural_2003]&gt;<text:reference-mark-end text:name="ZOTERO_ITEM CSL_CITATION {&quot;citationID&quot;:&quot;vbcyemfv&quot;,&quot;schema&quot;:&quot;https://github.com/citation-style-language/schema/raw/master/csl-citation.json&quot;,&quot;properties&quot;:{&quot;formattedCitation&quot;:&quot;[@rogoff_cultural_2003]&quot;,&quot;noteIndex&quot;:0},&quot;citationItems&quot;:[{&quot;uris&quot;:[&quot;http://zotero.org/users/1913249/items/MPJ5DJQJ&quot;],&quot;suffix&quot;:&quot;&quot;,&quot;id&quot;:3023,&quot;prefix&quot;:&quot;&quot;,&quot;uri&quot;:[&quot;http://zotero.org/users/1913249/items/MPJ5DJQJ&quot;],&quot;itemData&quot;:{&quot;title&quot;:&quot;The cultural nature of human development&quot;,&quot;citation-key&quot;:&quot;rogoff_cultural_2003&quot;,&quot;language&quot;:&quot;en&quot;,&quot;id&quot;:&quot;rogoff_cultural_2003&quot;,&quot;issued&quot;:{&quot;date-parts&quot;:[[&quot;2003&quot;]]},&quot;author&quot;:[{&quot;given&quot;:&quot;Barbara&quot;,&quot;family&quot;:&quot;Rogoff&quot;}],&quot;type&quot;:&quot;book&quot;,&quot;source&quot;:&quot;Library of Congress ISBN&quot;,&quot;ISBN&quot;:&quot;978-0-19-513133-8&quot;,&quot;event-place&quot;:&quot;Oxford [UK] ;a New York&quot;,&quot;call-number&quot;:&quot;HM686 .R64 2003&quot;,&quot;publisher-place&quot;:&quot;Oxford [UK] ;a New York&quot;,&quot;publisher&quot;:&quot;Oxford University Press&quot;,&quot;number-of-pages&quot;:&quot;434&quot;}}]} RNDhjwivraguq"/>.</text:p>
      <text:p text:style-name="Text_20_body">The examples explored above serve to highlight two dimensions of the use of GDP concepts to facilitate the process of designing for others. The first is the influence of making in a cultural setting where regular playtesting by peers occurs on the making process. The second is through either direct advice by pair partners and peers in playtesting to imagining others user experience, or indirectly by gameplay feedback or suggesting alterations to GDP implementations. This research is inline with other studies which explore the potential of tangible, public digital products as a both a motivating and focusing factor in computer supported collaborative learning <text:reference-mark-start text:name="ZOTERO_ITEM CSL_CITATION {&quot;citationID&quot;:&quot;viffpcru&quot;,&quot;schema&quot;:&quot;https://github.com/citation-style-language/schema/raw/master/csl-citation.json&quot;,&quot;properties&quot;:{&quot;formattedCitation&quot;:&quot;[@xambo_experience_2017; @fields_programmers_2015]&quot;,&quot;noteIndex&quot;:0},&quot;citationItems&quot;:[{&quot;uris&quot;:[&quot;http://zotero.org/users/1913249/items/Q7ZA96G5&quot;],&quot;suffix&quot;:&quot;&quot;,&quot;id&quot;:10106,&quot;prefix&quot;:&quot;&quot;,&quot;uri&quot;:[&quot;http://zotero.org/users/1913249/items/Q7ZA96G5&quot;],&quot;itemData&quot;:{&quot;container-title&quot;:&quot;Proceedings of the Eleventh International Conference on Tangible, Embedded, and Embodied Interaction&quot;,&quot;publisher-place&quot;:&quot;Yokohama Japan&quot;,&quot;language&quot;:&quot;en&quot;,&quot;issued&quot;:{&quot;date-parts&quot;:[[&quot;2017&quot;,3,20]]},&quot;DOI&quot;:&quot;10.1145/3024969.3024988&quot;,&quot;event-title&quot;:&quot;TEI '17: Eleventh International Conference on Tangible, Embedded, and Embodied Interaction&quot;,&quot;citation-key&quot;:&quot;xambo_experience_2017&quot;,&quot;URL&quot;:&quot;https://dl.acm.org/doi/10.1145/3024969.3024988&quot;,&quot;id&quot;:&quot;xambo_experience_2017&quot;,&quot;type&quot;:&quot;paper-conference&quot;,&quot;author&quot;:[{&quot;given&quot;:&quot;Anna&quot;,&quot;family&quot;:&quot;Xambó&quot;},{&quot;given&quot;:&quot;Brigid&quot;,&quot;family&quot;:&quot;Drozda&quot;},{&quot;given&quot;:&quot;Anna&quot;,&quot;family&quot;:&quot;Weisling&quot;},{&quot;given&quot;:&quot;Brian&quot;,&quot;family&quot;:&quot;Magerko&quot;},{&quot;given&quot;:&quot;Marc&quot;,&quot;family&quot;:&quot;Huet&quot;},{&quot;given&quot;:&quot;Travis&quot;,&quot;family&quot;:&quot;Gasque&quot;},{&quot;given&quot;:&quot;Jason&quot;,&quot;family&quot;:&quot;Freeman&quot;}],&quot;title&quot;:&quot;Experience and Ownership with a Tangible Computational Music Installation for Informal Learning&quot;,&quot;source&quot;:&quot;DOI.org (Crossref)&quot;,&quot;ISBN&quot;:&quot;978-1-4503-4676-4&quot;,&quot;event-place&quot;:&quot;Yokohama Japan&quot;,&quot;accessed&quot;:{&quot;date-parts&quot;:[[&quot;2025&quot;,2,14]]},&quot;page&quot;:&quot;351-360&quot;,&quot;publisher&quot;:&quot;ACM&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uris&quot;:[&quot;http://zotero.org/users/1913249/items/EJAKW4QJ&quot;],&quot;suffix&quot;:&quot;&quot;,&quot;id&quot;:95,&quot;prefix&quot;:&quot;&quot;,&quot;uri&quot;:[&quot;http://zotero.org/users/1913249/items/EJAKW4QJ&quot;],&quot;itemData&quot;:{&quot;container-title&quot;:&quot;Interactive Learning Environments&quot;,&quot;citation-key&quot;:&quot;fields_programmers_2015&quot;,&quot;container-title-short&quot;:&quot;Interactive Learning Environments&quot;,&quot;id&quot;:&quot;fields_programmers_2015&quot;,&quot;issued&quot;:{&quot;date-parts&quot;:[[&quot;2015&quot;,7,29]]},&quot;DOI&quot;:&quot;10.1080/10494820.2015.1065892&quot;,&quot;volume&quot;:&quot;23&quot;,&quot;type&quot;:&quot;article-journal&quot;,&quot;source&quot;:&quot;ResearchGate&quot;,&quot;title-short&quot;:&quot;The programmers’ collective&quot;,&quot;title&quot;:&quot;The programmers’ collective: fostering participatory culture by making music videos in a high school Scratch coding workshop&quot;,&quot;page&quot;:&quot;1-21&quot;,&quot;author&quot;:[{&quot;given&quot;:&quot;Deborah&quot;,&quot;family&quot;:&quot;Fields&quot;},{&quot;given&quot;:&quot;Veena&quot;,&quot;family&quot;:&quot;Vasudevan&quot;},{&quot;given&quot;:&quot;Yasmin&quot;,&quot;family&quot;:&quot;Kafai&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 RNDsfkilgkneo"/>&lt;Do Zotero Refresh: [@xambo_experience_2017; @fields_programmers_2015]&gt;<text:reference-mark-end text:name="ZOTERO_ITEM CSL_CITATION {&quot;citationID&quot;:&quot;viffpcru&quot;,&quot;schema&quot;:&quot;https://github.com/citation-style-language/schema/raw/master/csl-citation.json&quot;,&quot;properties&quot;:{&quot;formattedCitation&quot;:&quot;[@xambo_experience_2017; @fields_programmers_2015]&quot;,&quot;noteIndex&quot;:0},&quot;citationItems&quot;:[{&quot;uris&quot;:[&quot;http://zotero.org/users/1913249/items/Q7ZA96G5&quot;],&quot;suffix&quot;:&quot;&quot;,&quot;id&quot;:10106,&quot;prefix&quot;:&quot;&quot;,&quot;uri&quot;:[&quot;http://zotero.org/users/1913249/items/Q7ZA96G5&quot;],&quot;itemData&quot;:{&quot;container-title&quot;:&quot;Proceedings of the Eleventh International Conference on Tangible, Embedded, and Embodied Interaction&quot;,&quot;publisher-place&quot;:&quot;Yokohama Japan&quot;,&quot;language&quot;:&quot;en&quot;,&quot;issued&quot;:{&quot;date-parts&quot;:[[&quot;2017&quot;,3,20]]},&quot;DOI&quot;:&quot;10.1145/3024969.3024988&quot;,&quot;event-title&quot;:&quot;TEI '17: Eleventh International Conference on Tangible, Embedded, and Embodied Interaction&quot;,&quot;citation-key&quot;:&quot;xambo_experience_2017&quot;,&quot;URL&quot;:&quot;https://dl.acm.org/doi/10.1145/3024969.3024988&quot;,&quot;id&quot;:&quot;xambo_experience_2017&quot;,&quot;type&quot;:&quot;paper-conference&quot;,&quot;author&quot;:[{&quot;given&quot;:&quot;Anna&quot;,&quot;family&quot;:&quot;Xambó&quot;},{&quot;given&quot;:&quot;Brigid&quot;,&quot;family&quot;:&quot;Drozda&quot;},{&quot;given&quot;:&quot;Anna&quot;,&quot;family&quot;:&quot;Weisling&quot;},{&quot;given&quot;:&quot;Brian&quot;,&quot;family&quot;:&quot;Magerko&quot;},{&quot;given&quot;:&quot;Marc&quot;,&quot;family&quot;:&quot;Huet&quot;},{&quot;given&quot;:&quot;Travis&quot;,&quot;family&quot;:&quot;Gasque&quot;},{&quot;given&quot;:&quot;Jason&quot;,&quot;family&quot;:&quot;Freeman&quot;}],&quot;title&quot;:&quot;Experience and Ownership with a Tangible Computational Music Installation for Informal Learning&quot;,&quot;source&quot;:&quot;DOI.org (Crossref)&quot;,&quot;ISBN&quot;:&quot;978-1-4503-4676-4&quot;,&quot;event-place&quot;:&quot;Yokohama Japan&quot;,&quot;accessed&quot;:{&quot;date-parts&quot;:[[&quot;2025&quot;,2,14]]},&quot;page&quot;:&quot;351-360&quot;,&quot;publisher&quot;:&quot;ACM&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uris&quot;:[&quot;http://zotero.org/users/1913249/items/EJAKW4QJ&quot;],&quot;suffix&quot;:&quot;&quot;,&quot;id&quot;:95,&quot;prefix&quot;:&quot;&quot;,&quot;uri&quot;:[&quot;http://zotero.org/users/1913249/items/EJAKW4QJ&quot;],&quot;itemData&quot;:{&quot;container-title&quot;:&quot;Interactive Learning Environments&quot;,&quot;citation-key&quot;:&quot;fields_programmers_2015&quot;,&quot;container-title-short&quot;:&quot;Interactive Learning Environments&quot;,&quot;id&quot;:&quot;fields_programmers_2015&quot;,&quot;issued&quot;:{&quot;date-parts&quot;:[[&quot;2015&quot;,7,29]]},&quot;DOI&quot;:&quot;10.1080/10494820.2015.1065892&quot;,&quot;volume&quot;:&quot;23&quot;,&quot;type&quot;:&quot;article-journal&quot;,&quot;source&quot;:&quot;ResearchGate&quot;,&quot;title-short&quot;:&quot;The programmers’ collective&quot;,&quot;title&quot;:&quot;The programmers’ collective: fostering participatory culture by making music videos in a high school Scratch coding workshop&quot;,&quot;page&quot;:&quot;1-21&quot;,&quot;author&quot;:[{&quot;given&quot;:&quot;Deborah&quot;,&quot;family&quot;:&quot;Fields&quot;},{&quot;given&quot;:&quot;Veena&quot;,&quot;family&quot;:&quot;Vasudevan&quot;},{&quot;given&quot;:&quot;Yasmin&quot;,&quot;family&quot;:&quot;Kafai&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 RNDsfkilgkneo"/>. The results here help address a deficit of results on this area <text:reference-mark-start text:name="ZOTERO_ITEM CSL_CITATION {&quot;citationID&quot;:&quot;ajjhtgqo&quot;,&quot;schema&quot;:&quot;https://github.com/citation-style-language/schema/raw/master/csl-citation.json&quot;,&quot;properties&quot;:{&quot;formattedCitation&quot;:&quot;[@silva_computer-supported_2020]&quot;,&quot;noteIndex&quot;:0},&quot;citationItems&quot;:[{&quot;uris&quot;:[&quot;http://zotero.org/users/1913249/items/GNUKNHGX&quot;],&quot;suffix&quot;:&quot;&quot;,&quot;id&quot;:10099,&quot;prefix&quot;:&quot;&quot;,&quot;uri&quot;:[&quot;http://zotero.org/users/1913249/items/GNUKNHGX&quot;],&quot;itemData&quot;:{&quot;URL&quot;:&quot;https://ieeexplore.ieee.org/document/9125237/?arnumber=9125237&quot;,&quot;container-title&quot;:&quot;2020 IEEE Global Engineering Education Conference (EDUCON)&quot;,&quot;type&quot;:&quot;paper-conference&quot;,&quot;citation-key&quot;:&quot;silva_computer-supported_2020&quot;,&quot;title-short&quot;:&quot;Computer-supported Collaborative Learning in Programming Education&quot;,&quot;id&quot;:&quot;silva_computer-supported_2020&quot;,&quot;accessed&quot;:{&quot;date-parts&quot;:[[&quot;2025&quot;,2,14]]},&quot;author&quot;:[{&quot;given&quot;:&quot;Leonardo&quot;,&quot;family&quot;:&quot;Silva&quot;},{&quot;given&quot;:&quot;António José&quot;,&quot;family&quot;:&quot;Mendes&quot;},{&quot;given&quot;:&quot;Anabela&quot;,&quot;family&quot;:&quot;Gomes&quot;}],&quot;title&quot;:&quot;Computer-supported Collaborative Learning in Programming Education: A Systematic Literature Review&quot;,&quot;source&quot;:&quot;IEEE Xplore&quot;,&quot;event-title&quot;:&quot;2020 IEEE Global Engineering Education Conference (EDUCON)&quot;,&quot;ISSN&quot;:&quot;2165-9567&quot;,&quot;issued&quot;:{&quot;date-parts&quot;:[[&quot;2020&quot;,4]]},&quot;page&quot;:&quot;1086-1095&quot;,&quot;DOI&quot;:&quot;10.1109/EDUCON45650.2020.9125237&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 RNDxrvsiqanvq"/>&lt;Do Zotero Refresh: [@silva_computer-supported_2020]&gt;<text:reference-mark-end text:name="ZOTERO_ITEM CSL_CITATION {&quot;citationID&quot;:&quot;ajjhtgqo&quot;,&quot;schema&quot;:&quot;https://github.com/citation-style-language/schema/raw/master/csl-citation.json&quot;,&quot;properties&quot;:{&quot;formattedCitation&quot;:&quot;[@silva_computer-supported_2020]&quot;,&quot;noteIndex&quot;:0},&quot;citationItems&quot;:[{&quot;uris&quot;:[&quot;http://zotero.org/users/1913249/items/GNUKNHGX&quot;],&quot;suffix&quot;:&quot;&quot;,&quot;id&quot;:10099,&quot;prefix&quot;:&quot;&quot;,&quot;uri&quot;:[&quot;http://zotero.org/users/1913249/items/GNUKNHGX&quot;],&quot;itemData&quot;:{&quot;URL&quot;:&quot;https://ieeexplore.ieee.org/document/9125237/?arnumber=9125237&quot;,&quot;container-title&quot;:&quot;2020 IEEE Global Engineering Education Conference (EDUCON)&quot;,&quot;type&quot;:&quot;paper-conference&quot;,&quot;citation-key&quot;:&quot;silva_computer-supported_2020&quot;,&quot;title-short&quot;:&quot;Computer-supported Collaborative Learning in Programming Education&quot;,&quot;id&quot;:&quot;silva_computer-supported_2020&quot;,&quot;accessed&quot;:{&quot;date-parts&quot;:[[&quot;2025&quot;,2,14]]},&quot;author&quot;:[{&quot;given&quot;:&quot;Leonardo&quot;,&quot;family&quot;:&quot;Silva&quot;},{&quot;given&quot;:&quot;António José&quot;,&quot;family&quot;:&quot;Mendes&quot;},{&quot;given&quot;:&quot;Anabela&quot;,&quot;family&quot;:&quot;Gomes&quot;}],&quot;title&quot;:&quot;Computer-supported Collaborative Learning in Programming Education: A Systematic Literature Review&quot;,&quot;source&quot;:&quot;IEEE Xplore&quot;,&quot;event-title&quot;:&quot;2020 IEEE Global Engineering Education Conference (EDUCON)&quot;,&quot;ISSN&quot;:&quot;2165-9567&quot;,&quot;issued&quot;:{&quot;date-parts&quot;:[[&quot;2020&quot;,4]]},&quot;page&quot;:&quot;1086-1095&quot;,&quot;DOI&quot;:&quot;10.1109/EDUCON45650.2020.9125237&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 RNDxrvsiqanvq"/>.</text:p>
      <text:h text:style-name="Heading_20_3" text:outline-level="3"><text:bookmark-start text:name="gdps-facilitate-the-use-of-wider-funds-of-knowledge-and-interest"/>GDPs facilitate the use of wider funds of knowledge and interest<text:bookmark-end text:name="gdps-facilitate-the-use-of-wider-funds-of-knowledge-and-interest"/></text:h>
      <text:p text:style-name="First_20_paragraph">GDPs can allow participants to share and explore funds of knowledge and interest in the emerging learning community. One premise driving my exploration of the use of gameplay features in pedagogy is that the tacit knowledge of gaming conventions among most family members is extensive, even if they are not avid gamers, due to the extensive influence of video game culture in mainstream culture, including contexts of family life <text:reference-mark-start text:name="ZOTERO_ITEM CSL_CITATION {&quot;citationID&quot;:&quot;qnkjsurd&quot;,&quot;schema&quot;:&quot;https://github.com/citation-style-language/schema/raw/master/csl-citation.json&quot;,&quot;properties&quot;:{&quot;formattedCitation&quot;:&quot;[@ito_hanging_2010; @livingstone_digital_2018]&quot;,&quot;noteIndex&quot;:0},&quot;citationItems&quot;:[{&quot;uris&quot;:[&quot;http://zotero.org/users/1913249/items/URKI7FTD&quot;],&quot;suffix&quot;:&quot;&quot;,&quot;id&quot;:1939,&quot;prefix&quot;:&quot;&quot;,&quot;uri&quot;:[&quot;http://zotero.org/users/1913249/items/URKI7FTD&quot;],&quot;itemData&quot;:{&quot;type&quot;:&quot;book&quot;,&quot;title&quot;:&quot;Hanging out, messing around, and geeking out: kids living and learning with new media&quot;,&quot;editor&quot;:[{&quot;given&quot;:&quot;Mizuko&quot;,&quot;family&quot;:&quot;Itō&quot;},{&quot;given&quot;:&quot;Sonja&quot;,&quot;family&quot;:&quot;Baumer&quot;},{&quot;given&quot;:&quot;Matteo&quot;,&quot;family&quot;:&quot;Bittanti&quot;},{&quot;given&quot;:&quot;Judd&quot;,&quot;family&quot;:&quot;Antin&quot;}],&quot;citation-key&quot;:&quot;ito_hanging_2010&quot;,&quot;language&quot;:&quot;eng&quot;,&quot;id&quot;:&quot;ito_hanging_2010&quot;,&quot;issued&quot;:{&quot;date-parts&quot;:[[&quot;2010&quot;]]},&quot;source&quot;:&quot;Gemeinsamer Bibliotheksverbund ISBN&quot;,&quot;publisher-place&quot;:&quot;Cambridge, Mass.&quot;,&quot;publisher&quot;:&quot;MIT Press&quot;,&quot;ISBN&quot;:&quot;978-0-262-01336-9 978-0-262-51854-3&quot;,&quot;collection-title&quot;:&quot;The John D. and Catherine T. MacArthur Foundation series on digital media and learning&quot;,&quot;number-of-pages&quot;:&quot;419&quot;,&quot;note&quot;:&quot;OCLC: 699713878&quot;,&quot;event-place&quot;:&quot;Cambridge, Mass.&quot;,&quot;title-short&quot;:&quot;Hanging out, messing around, and geeking out&quot;}},{&quot;uris&quot;:[&quot;http://zotero.org/users/1913249/items/TGJKKB2I&quot;],&quot;suffix&quot;:&quot;&quot;,&quot;id&quot;:3031,&quot;prefix&quot;:&quot;&quot;,&quot;uri&quot;:[&quot;http://zotero.org/users/1913249/items/TGJKKB2I&quot;],&quot;itemData&quot;:{&quot;title&quot;:&quot;In the digital home, how do parents support their children and who supports them?&quot;,&quot;citation-key&quot;:&quot;livingstone_digital_2018&quot;,&quot;type&quot;:&quot;article-journal&quot;,&quot;id&quot;:&quot;livingstone_digital_2018&quot;,&quot;issued&quot;:{&quot;date-parts&quot;:[[&quot;2018&quot;]]},&quot;author&quot;:[{&quot;given&quot;:&quot;Sonia&quot;,&quot;family&quot;:&quot;Livingstone&quot;},{&quot;given&quot;:&quot;Alicia&quot;,&quot;family&quot;:&quot;Blum-Ross&quot;},{&quot;given&quot;:&quot;Jennifer&quot;,&quot;family&quot;:&quot;Pavlick&quot;},{&quot;given&quot;:&quot;Kjartan&quot;,&quot;family&quot;:&quot;Ólafsson&quot;}]}}]} RNDabreqsoaah"/>&lt;Do Zotero Refresh: [@ito_hanging_2010; @livingstone_digital_2018]&gt;<text:reference-mark-end text:name="ZOTERO_ITEM CSL_CITATION {&quot;citationID&quot;:&quot;qnkjsurd&quot;,&quot;schema&quot;:&quot;https://github.com/citation-style-language/schema/raw/master/csl-citation.json&quot;,&quot;properties&quot;:{&quot;formattedCitation&quot;:&quot;[@ito_hanging_2010; @livingstone_digital_2018]&quot;,&quot;noteIndex&quot;:0},&quot;citationItems&quot;:[{&quot;uris&quot;:[&quot;http://zotero.org/users/1913249/items/URKI7FTD&quot;],&quot;suffix&quot;:&quot;&quot;,&quot;id&quot;:1939,&quot;prefix&quot;:&quot;&quot;,&quot;uri&quot;:[&quot;http://zotero.org/users/1913249/items/URKI7FTD&quot;],&quot;itemData&quot;:{&quot;type&quot;:&quot;book&quot;,&quot;title&quot;:&quot;Hanging out, messing around, and geeking out: kids living and learning with new media&quot;,&quot;editor&quot;:[{&quot;given&quot;:&quot;Mizuko&quot;,&quot;family&quot;:&quot;Itō&quot;},{&quot;given&quot;:&quot;Sonja&quot;,&quot;family&quot;:&quot;Baumer&quot;},{&quot;given&quot;:&quot;Matteo&quot;,&quot;family&quot;:&quot;Bittanti&quot;},{&quot;given&quot;:&quot;Judd&quot;,&quot;family&quot;:&quot;Antin&quot;}],&quot;citation-key&quot;:&quot;ito_hanging_2010&quot;,&quot;language&quot;:&quot;eng&quot;,&quot;id&quot;:&quot;ito_hanging_2010&quot;,&quot;issued&quot;:{&quot;date-parts&quot;:[[&quot;2010&quot;]]},&quot;source&quot;:&quot;Gemeinsamer Bibliotheksverbund ISBN&quot;,&quot;publisher-place&quot;:&quot;Cambridge, Mass.&quot;,&quot;publisher&quot;:&quot;MIT Press&quot;,&quot;ISBN&quot;:&quot;978-0-262-01336-9 978-0-262-51854-3&quot;,&quot;collection-title&quot;:&quot;The John D. and Catherine T. MacArthur Foundation series on digital media and learning&quot;,&quot;number-of-pages&quot;:&quot;419&quot;,&quot;note&quot;:&quot;OCLC: 699713878&quot;,&quot;event-place&quot;:&quot;Cambridge, Mass.&quot;,&quot;title-short&quot;:&quot;Hanging out, messing around, and geeking out&quot;}},{&quot;uris&quot;:[&quot;http://zotero.org/users/1913249/items/TGJKKB2I&quot;],&quot;suffix&quot;:&quot;&quot;,&quot;id&quot;:3031,&quot;prefix&quot;:&quot;&quot;,&quot;uri&quot;:[&quot;http://zotero.org/users/1913249/items/TGJKKB2I&quot;],&quot;itemData&quot;:{&quot;title&quot;:&quot;In the digital home, how do parents support their children and who supports them?&quot;,&quot;citation-key&quot;:&quot;livingstone_digital_2018&quot;,&quot;type&quot;:&quot;article-journal&quot;,&quot;id&quot;:&quot;livingstone_digital_2018&quot;,&quot;issued&quot;:{&quot;date-parts&quot;:[[&quot;2018&quot;]]},&quot;author&quot;:[{&quot;given&quot;:&quot;Sonia&quot;,&quot;family&quot;:&quot;Livingstone&quot;},{&quot;given&quot;:&quot;Alicia&quot;,&quot;family&quot;:&quot;Blum-Ross&quot;},{&quot;given&quot;:&quot;Jennifer&quot;,&quot;family&quot;:&quot;Pavlick&quot;},{&quot;given&quot;:&quot;Kjartan&quot;,&quot;family&quot;:&quot;Ólafsson&quot;}]}}]} RNDabreqsoaah"/>, particularly retro gaming <text:reference-mark-start text:name="ZOTERO_ITEM CSL_CITATION {&quot;citationID&quot;:&quot;grweirwq&quot;,&quot;schema&quot;:&quot;https://github.com/citation-style-language/schema/raw/master/csl-citation.json&quot;,&quot;properties&quot;:{&quot;formattedCitation&quot;:&quot;[@heineman2014public]&quot;,&quot;noteIndex&quot;:0},&quot;citationItems&quot;:[{&quot;uris&quot;:[&quot;http://zotero.org/users/1913249/items/XEE4UU7T&quot;],&quot;suffix&quot;:&quot;&quot;,&quot;id&quot;:9601,&quot;prefix&quot;:&quot;&quot;,&quot;uri&quot;:[&quot;http://zotero.org/users/1913249/items/XEE4UU7T&quot;],&quot;itemData&quot;:{&quot;container-title&quot;:&quot;Journal of Games Criticism&quot;,&quot;citation-key&quot;:&quot;heineman2014public&quot;,&quot;issue&quot;:&quot;1&quot;,&quot;id&quot;:&quot;heineman2014public&quot;,&quot;issued&quot;:{&quot;date-parts&quot;:[[&quot;2014&quot;]]},&quot;author&quot;:[{&quot;given&quot;:&quot;David S&quot;,&quot;family&quot;:&quot;Heineman&quot;}],&quot;title&quot;:&quot;Public memory and gamer identity: Retrogaming as nostalgia&quot;,&quot;page&quot;:&quot;1–24&quot;,&quot;type&quot;:&quot;article-journal&quot;,&quot;volume&quot;:&quot;1&quot;}}]} RNDixeenvrxek"/>&lt;Do Zotero Refresh: [@heineman2014public]&gt;<text:reference-mark-end text:name="ZOTERO_ITEM CSL_CITATION {&quot;citationID&quot;:&quot;grweirwq&quot;,&quot;schema&quot;:&quot;https://github.com/citation-style-language/schema/raw/master/csl-citation.json&quot;,&quot;properties&quot;:{&quot;formattedCitation&quot;:&quot;[@heineman2014public]&quot;,&quot;noteIndex&quot;:0},&quot;citationItems&quot;:[{&quot;uris&quot;:[&quot;http://zotero.org/users/1913249/items/XEE4UU7T&quot;],&quot;suffix&quot;:&quot;&quot;,&quot;id&quot;:9601,&quot;prefix&quot;:&quot;&quot;,&quot;uri&quot;:[&quot;http://zotero.org/users/1913249/items/XEE4UU7T&quot;],&quot;itemData&quot;:{&quot;container-title&quot;:&quot;Journal of Games Criticism&quot;,&quot;citation-key&quot;:&quot;heineman2014public&quot;,&quot;issue&quot;:&quot;1&quot;,&quot;id&quot;:&quot;heineman2014public&quot;,&quot;issued&quot;:{&quot;date-parts&quot;:[[&quot;2014&quot;]]},&quot;author&quot;:[{&quot;given&quot;:&quot;David S&quot;,&quot;family&quot;:&quot;Heineman&quot;}],&quot;title&quot;:&quot;Public memory and gamer identity: Retrogaming as nostalgia&quot;,&quot;page&quot;:&quot;1–24&quot;,&quot;type&quot;:&quot;article-journal&quot;,&quot;volume&quot;:&quot;1&quot;}}]} RNDixeenvrxek"/>. As such, the process of facilitating ways to surface and work with such tacit knowledge aligns with Moll’s concept of funds of knowledge, and, potentially, funds of identity <text:reference-mark-start text:name="ZOTERO_ITEM CSL_CITATION {&quot;citationID&quot;:&quot;swotygyo&quot;,&quot;schema&quot;:&quot;https://github.com/citation-style-language/schema/raw/master/csl-citation.json&quot;,&quot;properties&quot;:{&quot;formattedCitation&quot;:&quot;[@fasso_identity_2020; @esteban-guitart_funds_2014]&quot;,&quot;noteIndex&quot;:0},&quot;citationItems&quot;:[{&quot;uris&quot;:[&quot;http://zotero.org/users/1913249/items/TE355DNG&quot;],&quot;suffix&quot;:&quot;&quot;,&quot;id&quot;:9989,&quot;prefix&quot;:&quot;&quot;,&quot;uri&quot;:[&quot;http://zotero.org/users/1913249/items/TE355DNG&quot;],&quot;itemData&quot;:{&quot;ISSN&quot;:&quot;0957-7572, 1573-1804&quot;,&quot;language&quot;:&quot;en&quot;,&quot;issued&quot;:{&quot;date-parts&quot;:[[&quot;2020&quot;,4]]},&quot;DOI&quot;:&quot;10.1007/s10798-019-09501-z&quot;,&quot;source&quot;:&quot;DOI.org (Crossref)&quot;,&quot;title-short&quot;:&quot;Identity development in school makerspaces&quot;,&quot;citation-key&quot;:&quot;fasso_identity_2020&quot;,&quot;id&quot;:&quot;fasso_identity_2020&quot;,&quot;issue&quot;:&quot;2&quot;,&quot;author&quot;:[{&quot;given&quot;:&quot;Wendy&quot;,&quot;family&quot;:&quot;Fasso&quot;},{&quot;given&quot;:&quot;Bruce Allen&quot;,&quot;family&quot;:&quot;Knight&quot;}],&quot;URL&quot;:&quot;http://link.springer.com/10.1007/s10798-019-09501-z&quot;,&quot;type&quot;:&quot;article-journal&quot;,&quot;container-title&quot;:&quot;International Journal of Technology and Design Education&quot;,&quot;container-title-short&quot;:&quot;Int J Technol Des Educ&quot;,&quot;accessed&quot;:{&quot;date-parts&quot;:[[&quot;2025&quot;,1,6]]},&quot;page&quot;:&quot;275-294&quot;,&quot;title&quot;:&quot;Identity development in school makerspaces: intentional design&quot;,&quot;volume&quot;:&quot;30&quot;}},{&quot;uris&quot;:[&quot;http://zotero.org/users/1913249/items/CQ99KQEY&quot;],&quot;suffix&quot;:&quot;&quot;,&quot;id&quot;:9493,&quot;prefix&quot;:&quot;&quot;,&quot;uri&quot;:[&quot;http://zotero.org/users/1913249/items/CQ99KQEY&quot;],&quot;itemData&quot;:{&quot;ISSN&quot;:&quot;1354-067X&quot;,&quot;language&quot;:&quot;en&quot;,&quot;issued&quot;:{&quot;date-parts&quot;:[[&quot;2014&quot;,3,1]]},&quot;DOI&quot;:&quot;10.1177/1354067X13515934&quot;,&quot;source&quot;:&quot;SAGE Journals&quot;,&quot;title-short&quot;:&quot;Funds of Identity&quot;,&quot;citation-key&quot;:&quot;esteban-guitart_funds_2014&quot;,&quot;volume&quot;:&quot;20&quot;,&quot;id&quot;:&quot;esteban-guitart_funds_2014&quot;,&quot;URL&quot;:&quot;https://doi.org/10.1177/1354067X13515934&quot;,&quot;author&quot;:[{&quot;given&quot;:&quot;Moisès&quot;,&quot;family&quot;:&quot;Esteban-Guitart&quot;},{&quot;given&quot;:&quot;Luis C&quot;,&quot;family&quot;:&quot;Moll&quot;}],&quot;type&quot;:&quot;article-journal&quot;,&quot;container-title&quot;:&quot;Culture &amp; Psychology&quot;,&quot;publisher&quot;:&quot;SAGE Publications Ltd&quot;,&quot;title&quot;:&quot;Funds of Identity: A new concept based on the Funds of Knowledge approach&quot;,&quot;issue&quot;:&quot;1&quot;,&quot;page&quot;:&quot;31-48&quot;,&quot;accessed&quot;:{&quot;date-parts&quot;:[[&quot;2024&quot;,6,5]]},&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 RNDymoyuvprzy"/>&lt;Do Zotero Refresh: [@fasso_identity_2020; @esteban-guitart_funds_2014]&gt;<text:reference-mark-end text:name="ZOTERO_ITEM CSL_CITATION {&quot;citationID&quot;:&quot;swotygyo&quot;,&quot;schema&quot;:&quot;https://github.com/citation-style-language/schema/raw/master/csl-citation.json&quot;,&quot;properties&quot;:{&quot;formattedCitation&quot;:&quot;[@fasso_identity_2020; @esteban-guitart_funds_2014]&quot;,&quot;noteIndex&quot;:0},&quot;citationItems&quot;:[{&quot;uris&quot;:[&quot;http://zotero.org/users/1913249/items/TE355DNG&quot;],&quot;suffix&quot;:&quot;&quot;,&quot;id&quot;:9989,&quot;prefix&quot;:&quot;&quot;,&quot;uri&quot;:[&quot;http://zotero.org/users/1913249/items/TE355DNG&quot;],&quot;itemData&quot;:{&quot;ISSN&quot;:&quot;0957-7572, 1573-1804&quot;,&quot;language&quot;:&quot;en&quot;,&quot;issued&quot;:{&quot;date-parts&quot;:[[&quot;2020&quot;,4]]},&quot;DOI&quot;:&quot;10.1007/s10798-019-09501-z&quot;,&quot;source&quot;:&quot;DOI.org (Crossref)&quot;,&quot;title-short&quot;:&quot;Identity development in school makerspaces&quot;,&quot;citation-key&quot;:&quot;fasso_identity_2020&quot;,&quot;id&quot;:&quot;fasso_identity_2020&quot;,&quot;issue&quot;:&quot;2&quot;,&quot;author&quot;:[{&quot;given&quot;:&quot;Wendy&quot;,&quot;family&quot;:&quot;Fasso&quot;},{&quot;given&quot;:&quot;Bruce Allen&quot;,&quot;family&quot;:&quot;Knight&quot;}],&quot;URL&quot;:&quot;http://link.springer.com/10.1007/s10798-019-09501-z&quot;,&quot;type&quot;:&quot;article-journal&quot;,&quot;container-title&quot;:&quot;International Journal of Technology and Design Education&quot;,&quot;container-title-short&quot;:&quot;Int J Technol Des Educ&quot;,&quot;accessed&quot;:{&quot;date-parts&quot;:[[&quot;2025&quot;,1,6]]},&quot;page&quot;:&quot;275-294&quot;,&quot;title&quot;:&quot;Identity development in school makerspaces: intentional design&quot;,&quot;volume&quot;:&quot;30&quot;}},{&quot;uris&quot;:[&quot;http://zotero.org/users/1913249/items/CQ99KQEY&quot;],&quot;suffix&quot;:&quot;&quot;,&quot;id&quot;:9493,&quot;prefix&quot;:&quot;&quot;,&quot;uri&quot;:[&quot;http://zotero.org/users/1913249/items/CQ99KQEY&quot;],&quot;itemData&quot;:{&quot;ISSN&quot;:&quot;1354-067X&quot;,&quot;language&quot;:&quot;en&quot;,&quot;issued&quot;:{&quot;date-parts&quot;:[[&quot;2014&quot;,3,1]]},&quot;DOI&quot;:&quot;10.1177/1354067X13515934&quot;,&quot;source&quot;:&quot;SAGE Journals&quot;,&quot;title-short&quot;:&quot;Funds of Identity&quot;,&quot;citation-key&quot;:&quot;esteban-guitart_funds_2014&quot;,&quot;volume&quot;:&quot;20&quot;,&quot;id&quot;:&quot;esteban-guitart_funds_2014&quot;,&quot;URL&quot;:&quot;https://doi.org/10.1177/1354067X13515934&quot;,&quot;author&quot;:[{&quot;given&quot;:&quot;Moisès&quot;,&quot;family&quot;:&quot;Esteban-Guitart&quot;},{&quot;given&quot;:&quot;Luis C&quot;,&quot;family&quot;:&quot;Moll&quot;}],&quot;type&quot;:&quot;article-journal&quot;,&quot;container-title&quot;:&quot;Culture &amp; Psychology&quot;,&quot;publisher&quot;:&quot;SAGE Publications Ltd&quot;,&quot;title&quot;:&quot;Funds of Identity: A new concept based on the Funds of Knowledge approach&quot;,&quot;issue&quot;:&quot;1&quot;,&quot;page&quot;:&quot;31-48&quot;,&quot;accessed&quot;:{&quot;date-parts&quot;:[[&quot;2024&quot;,6,5]]},&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 RNDymoyuvprzy"/>. Within a CHAT framework, these funds of identity and knowledge can be seen as tools that facilitate the transfer of potentially useful concepts and practices across the boundaries between activity systems, in this case, between home activity and that happening in this game-making community. The associated inclusive benefits of working with participants’ home interests are explored by Barron <text:reference-mark-start text:name="ZOTERO_ITEM CSL_CITATION {&quot;citationID&quot;:&quot;iwpqtuug&quot;,&quot;schema&quot;:&quot;https://github.com/citation-style-language/schema/raw/master/csl-citation.json&quot;,&quot;properties&quot;:{&quot;formattedCitation&quot;:&quot;[@barron_conceptualizing_2010; @barron_interest_2006-1]&quot;,&quot;noteIndex&quot;:0},&quot;citationItems&quot;:[{&quot;uris&quot;:[&quot;http://zotero.org/users/1913249/items/U9C3NVKC&quot;],&quot;suffix&quot;:&quot;&quot;,&quot;id&quot;:9991,&quot;prefix&quot;:&quot;&quot;,&quot;uri&quot;:[&quot;http://zotero.org/users/1913249/items/U9C3NVKC&quot;],&quot;itemData&quot;:{&quot;ISSN&quot;:&quot;0161-4681, 1467-9620&quot;,&quot;issue&quot;:&quot;13&quot;,&quot;issued&quot;:{&quot;date-parts&quot;:[[&quot;2010&quot;,12]]},&quot;DOI&quot;:&quot;10.1177/016146811011201308&quot;,&quot;source&quot;:&quot;DOI.org (Crossref)&quot;,&quot;volume&quot;:&quot;112&quot;,&quot;citation-key&quot;:&quot;barron_conceptualizing_2010&quot;,&quot;URL&quot;:&quot;https://journals.sagepub.com/doi/10.1177/016146811011201308&quot;,&quot;id&quot;:&quot;barron_conceptualizing_2010&quot;,&quot;type&quot;:&quot;article-journal&quot;,&quot;license&quot;:&quot;https://journals.sagepub.com/page/policies/text-and-data-mining-license&quot;,&quot;title&quot;:&quot;Conceptualizing and Tracing Learning Pathways over Time and Setting&quot;,&quot;container-title&quot;:&quot;Teachers College Record: The Voice of Scholarship in Education&quot;,&quot;language&quot;:&quot;en&quot;,&quot;container-title-short&quot;:&quot;Teachers College Record: The Voice of Scholarship in Education&quot;,&quot;accessed&quot;:{&quot;date-parts&quot;:[[&quot;2025&quot;,1,6]]},&quot;page&quot;:&quot;113-127&quot;,&quot;author&quot;:[{&quot;given&quot;:&quot;Brigid&quot;,&quot;family&quot;:&quot;Barron&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uris&quot;:[&quot;http://zotero.org/users/1913249/items/S35EACT5&quot;],&quot;suffix&quot;:&quot;&quot;,&quot;id&quot;:9993,&quot;prefix&quot;:&quot;&quot;,&quot;uri&quot;:[&quot;http://zotero.org/users/1913249/items/S35EACT5&quot;],&quot;itemData&quot;:{&quot;ISSN&quot;:&quot;0018-716X, 1423-0054&quot;,&quot;issue&quot;:&quot;4&quot;,&quot;issued&quot;:{&quot;date-parts&quot;:[[&quot;2006&quot;]]},&quot;DOI&quot;:&quot;10.1159/000094368&quot;,&quot;source&quot;:&quot;DOI.org (Crossref)&quot;,&quot;title-short&quot;:&quot;Interest and Self-Sustained Learning as Catalysts of Development&quot;,&quot;volume&quot;:&quot;49&quot;,&quot;citation-key&quot;:&quot;barron_interest_2006-1&quot;,&quot;URL&quot;:&quot;https://karger.com/HDE/article/doi/10.1159/000094368&quot;,&quot;id&quot;:&quot;barron_interest_2006-1&quot;,&quot;type&quot;:&quot;article-journal&quot;,&quot;license&quot;:&quot;https://www.karger.com/Services/SiteLicenses&quot;,&quot;title&quot;:&quot;Interest and Self-Sustained Learning as Catalysts of Development: A Learning Ecology Perspective&quot;,&quot;container-title&quot;:&quot;Human Development&quot;,&quot;language&quot;:&quot;en&quot;,&quot;container-title-short&quot;:&quot;Human Development&quot;,&quot;accessed&quot;:{&quot;date-parts&quot;:[[&quot;2025&quot;,1,6]]},&quot;page&quot;:&quot;193-224&quot;,&quot;author&quot;:[{&quot;given&quot;:&quot;Brigid&quot;,&quot;family&quot;:&quot;Barron&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 RNDpmeuwwrkpp"/>&lt;Do Zotero Refresh: [@barron_conceptualizing_2010; @barron_interest_2006-1]&gt;<text:reference-mark-end text:name="ZOTERO_ITEM CSL_CITATION {&quot;citationID&quot;:&quot;iwpqtuug&quot;,&quot;schema&quot;:&quot;https://github.com/citation-style-language/schema/raw/master/csl-citation.json&quot;,&quot;properties&quot;:{&quot;formattedCitation&quot;:&quot;[@barron_conceptualizing_2010; @barron_interest_2006-1]&quot;,&quot;noteIndex&quot;:0},&quot;citationItems&quot;:[{&quot;uris&quot;:[&quot;http://zotero.org/users/1913249/items/U9C3NVKC&quot;],&quot;suffix&quot;:&quot;&quot;,&quot;id&quot;:9991,&quot;prefix&quot;:&quot;&quot;,&quot;uri&quot;:[&quot;http://zotero.org/users/1913249/items/U9C3NVKC&quot;],&quot;itemData&quot;:{&quot;ISSN&quot;:&quot;0161-4681, 1467-9620&quot;,&quot;issue&quot;:&quot;13&quot;,&quot;issued&quot;:{&quot;date-parts&quot;:[[&quot;2010&quot;,12]]},&quot;DOI&quot;:&quot;10.1177/016146811011201308&quot;,&quot;source&quot;:&quot;DOI.org (Crossref)&quot;,&quot;volume&quot;:&quot;112&quot;,&quot;citation-key&quot;:&quot;barron_conceptualizing_2010&quot;,&quot;URL&quot;:&quot;https://journals.sagepub.com/doi/10.1177/016146811011201308&quot;,&quot;id&quot;:&quot;barron_conceptualizing_2010&quot;,&quot;type&quot;:&quot;article-journal&quot;,&quot;license&quot;:&quot;https://journals.sagepub.com/page/policies/text-and-data-mining-license&quot;,&quot;title&quot;:&quot;Conceptualizing and Tracing Learning Pathways over Time and Setting&quot;,&quot;container-title&quot;:&quot;Teachers College Record: The Voice of Scholarship in Education&quot;,&quot;language&quot;:&quot;en&quot;,&quot;container-title-short&quot;:&quot;Teachers College Record: The Voice of Scholarship in Education&quot;,&quot;accessed&quot;:{&quot;date-parts&quot;:[[&quot;2025&quot;,1,6]]},&quot;page&quot;:&quot;113-127&quot;,&quot;author&quot;:[{&quot;given&quot;:&quot;Brigid&quot;,&quot;family&quot;:&quot;Barron&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uris&quot;:[&quot;http://zotero.org/users/1913249/items/S35EACT5&quot;],&quot;suffix&quot;:&quot;&quot;,&quot;id&quot;:9993,&quot;prefix&quot;:&quot;&quot;,&quot;uri&quot;:[&quot;http://zotero.org/users/1913249/items/S35EACT5&quot;],&quot;itemData&quot;:{&quot;ISSN&quot;:&quot;0018-716X, 1423-0054&quot;,&quot;issue&quot;:&quot;4&quot;,&quot;issued&quot;:{&quot;date-parts&quot;:[[&quot;2006&quot;]]},&quot;DOI&quot;:&quot;10.1159/000094368&quot;,&quot;source&quot;:&quot;DOI.org (Crossref)&quot;,&quot;title-short&quot;:&quot;Interest and Self-Sustained Learning as Catalysts of Development&quot;,&quot;volume&quot;:&quot;49&quot;,&quot;citation-key&quot;:&quot;barron_interest_2006-1&quot;,&quot;URL&quot;:&quot;https://karger.com/HDE/article/doi/10.1159/000094368&quot;,&quot;id&quot;:&quot;barron_interest_2006-1&quot;,&quot;type&quot;:&quot;article-journal&quot;,&quot;license&quot;:&quot;https://www.karger.com/Services/SiteLicenses&quot;,&quot;title&quot;:&quot;Interest and Self-Sustained Learning as Catalysts of Development: A Learning Ecology Perspective&quot;,&quot;container-title&quot;:&quot;Human Development&quot;,&quot;language&quot;:&quot;en&quot;,&quot;container-title-short&quot;:&quot;Human Development&quot;,&quot;accessed&quot;:{&quot;date-parts&quot;:[[&quot;2025&quot;,1,6]]},&quot;page&quot;:&quot;193-224&quot;,&quot;author&quot;:[{&quot;given&quot;:&quot;Brigid&quot;,&quot;family&quot;:&quot;Barron&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 RNDpmeuwwrkpp"/> and similar work by Gutiérrez on third spaces <text:reference-mark-start text:name="ZOTERO_ITEM CSL_CITATION {&quot;citationID&quot;:&quot;qodpasnv&quot;,&quot;schema&quot;:&quot;https://github.com/citation-style-language/schema/raw/master/csl-citation.json&quot;,&quot;properties&quot;:{&quot;formattedCitation&quot;:&quot;[@gutierrez_developing_2008]&quot;,&quot;noteIndex&quot;:0},&quot;citationItems&quot;:[{&quot;uris&quot;:[&quot;http://zotero.org/users/1913249/items/DAPR6ZQ4&quot;],&quot;suffix&quot;:&quot;&quot;,&quot;id&quot;:79,&quot;prefix&quot;:&quot;&quot;,&quot;uri&quot;:[&quot;http://zotero.org/users/1913249/items/DAPR6ZQ4&quot;],&quot;itemData&quot;:{&quot;ISSN&quot;:&quot;1936-2722&quot;,&quot;language&quot;:&quot;en&quot;,&quot;issued&quot;:{&quot;date-parts&quot;:[[&quot;2008&quot;]]},&quot;DOI&quot;:&quot;https://doi.org/10.1598/RRQ.43.2.3&quot;,&quot;source&quot;:&quot;Wiley Online Library&quot;,&quot;citation-key&quot;:&quot;gutierrez_developing_2008&quot;,&quot;id&quot;:&quot;gutierrez_developing_2008&quot;,&quot;volume&quot;:&quot;43&quot;,&quot;author&quot;:[{&quot;given&quot;:&quot;Kris D.&quot;,&quot;family&quot;:&quot;Gutiérrez&quot;}],&quot;URL&quot;:&quot;https://ila.onlinelibrary.wiley.com/doi/abs/10.1598/RRQ.43.2.3&quot;,&quot;container-title&quot;:&quot;Reading Research Quarterly&quot;,&quot;type&quot;:&quot;article-journal&quot;,&quot;issue&quot;:&quot;2&quot;,&quot;accessed&quot;:{&quot;date-parts&quot;:[[&quot;2021&quot;,3,18]]},&quot;page&quot;:&quot;148-164&quot;,&quot;title&quot;:&quot;Developing a Sociocritical Literacy in the Third Space&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 RNDncmnbvkqld"/>&lt;Do Zotero Refresh: [@gutierrez_developing_2008]&gt;<text:reference-mark-end text:name="ZOTERO_ITEM CSL_CITATION {&quot;citationID&quot;:&quot;qodpasnv&quot;,&quot;schema&quot;:&quot;https://github.com/citation-style-language/schema/raw/master/csl-citation.json&quot;,&quot;properties&quot;:{&quot;formattedCitation&quot;:&quot;[@gutierrez_developing_2008]&quot;,&quot;noteIndex&quot;:0},&quot;citationItems&quot;:[{&quot;uris&quot;:[&quot;http://zotero.org/users/1913249/items/DAPR6ZQ4&quot;],&quot;suffix&quot;:&quot;&quot;,&quot;id&quot;:79,&quot;prefix&quot;:&quot;&quot;,&quot;uri&quot;:[&quot;http://zotero.org/users/1913249/items/DAPR6ZQ4&quot;],&quot;itemData&quot;:{&quot;ISSN&quot;:&quot;1936-2722&quot;,&quot;language&quot;:&quot;en&quot;,&quot;issued&quot;:{&quot;date-parts&quot;:[[&quot;2008&quot;]]},&quot;DOI&quot;:&quot;https://doi.org/10.1598/RRQ.43.2.3&quot;,&quot;source&quot;:&quot;Wiley Online Library&quot;,&quot;citation-key&quot;:&quot;gutierrez_developing_2008&quot;,&quot;id&quot;:&quot;gutierrez_developing_2008&quot;,&quot;volume&quot;:&quot;43&quot;,&quot;author&quot;:[{&quot;given&quot;:&quot;Kris D.&quot;,&quot;family&quot;:&quot;Gutiérrez&quot;}],&quot;URL&quot;:&quot;https://ila.onlinelibrary.wiley.com/doi/abs/10.1598/RRQ.43.2.3&quot;,&quot;container-title&quot;:&quot;Reading Research Quarterly&quot;,&quot;type&quot;:&quot;article-journal&quot;,&quot;issue&quot;:&quot;2&quot;,&quot;accessed&quot;:{&quot;date-parts&quot;:[[&quot;2021&quot;,3,18]]},&quot;page&quot;:&quot;148-164&quot;,&quot;title&quot;:&quot;Developing a Sociocritical Literacy in the Third Space&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 RNDncmnbvkqld"/>. Existing research outlines the motivations for social making incorporating gaming cultural elements <text:reference-mark-start text:name="ZOTERO_ITEM CSL_CITATION {&quot;citationID&quot;:&quot;kgkasovp&quot;,&quot;schema&quot;:&quot;https://github.com/citation-style-language/schema/raw/master/csl-citation.json&quot;,&quot;properties&quot;:{&quot;formattedCitation&quot;:&quot;[@ito_hanging_2010; @gee_what_2003]&quot;,&quot;noteIndex&quot;:0},&quot;citationItems&quot;:[{&quot;uris&quot;:[&quot;http://zotero.org/users/1913249/items/URKI7FTD&quot;],&quot;suffix&quot;:&quot;&quot;,&quot;id&quot;:1939,&quot;prefix&quot;:&quot;&quot;,&quot;uri&quot;:[&quot;http://zotero.org/users/1913249/items/URKI7FTD&quot;],&quot;itemData&quot;:{&quot;type&quot;:&quot;book&quot;,&quot;title&quot;:&quot;Hanging out, messing around, and geeking out: kids living and learning with new media&quot;,&quot;editor&quot;:[{&quot;given&quot;:&quot;Mizuko&quot;,&quot;family&quot;:&quot;Itō&quot;},{&quot;given&quot;:&quot;Sonja&quot;,&quot;family&quot;:&quot;Baumer&quot;},{&quot;given&quot;:&quot;Matteo&quot;,&quot;family&quot;:&quot;Bittanti&quot;},{&quot;given&quot;:&quot;Judd&quot;,&quot;family&quot;:&quot;Antin&quot;}],&quot;citation-key&quot;:&quot;ito_hanging_2010&quot;,&quot;language&quot;:&quot;eng&quot;,&quot;id&quot;:&quot;ito_hanging_2010&quot;,&quot;issued&quot;:{&quot;date-parts&quot;:[[&quot;2010&quot;]]},&quot;source&quot;:&quot;Gemeinsamer Bibliotheksverbund ISBN&quot;,&quot;publisher-place&quot;:&quot;Cambridge, Mass.&quot;,&quot;publisher&quot;:&quot;MIT Press&quot;,&quot;ISBN&quot;:&quot;978-0-262-01336-9 978-0-262-51854-3&quot;,&quot;collection-title&quot;:&quot;The John D. and Catherine T. MacArthur Foundation series on digital media and learning&quot;,&quot;number-of-pages&quot;:&quot;419&quot;,&quot;note&quot;:&quot;OCLC: 699713878&quot;,&quot;event-place&quot;:&quot;Cambridge, Mass.&quot;,&quot;title-short&quot;:&quot;Hanging out, messing around, and geeking out&quot;}},{&quot;uris&quot;:[&quot;http://zotero.org/users/1913249/items/95XDU3KM&quot;],&quot;suffix&quot;:&quot;&quot;,&quot;id&quot;:983,&quot;prefix&quot;:&quot;&quot;,&quot;uri&quot;:[&quot;http://zotero.org/users/1913249/items/95XDU3KM&quot;],&quot;itemData&quot;:{&quot;container-title&quot;:&quot;Computers in Entertainment&quot;,&quot;ISSN&quot;:&quot;15443574&quot;,&quot;URL&quot;:&quot;http://portal.acm.org/citation.cfm?doid=950566.950595&quot;,&quot;citation-key&quot;:&quot;gee_what_2003&quot;,&quot;issue&quot;:&quot;1&quot;,&quot;id&quot;:&quot;gee_what_2003&quot;,&quot;accessed&quot;:{&quot;date-parts&quot;:[[&quot;2016&quot;,4,2]]},&quot;author&quot;:[{&quot;given&quot;:&quot;James Paul&quot;,&quot;family&quot;:&quot;Gee&quot;}],&quot;type&quot;:&quot;article-journal&quot;,&quot;title&quot;:&quot;What video games have to teach us about learning and literacy&quot;,&quot;source&quot;:&quot;CrossRef&quot;,&quot;issued&quot;:{&quot;date-parts&quot;:[[&quot;2003&quot;,10,1]]},&quot;language&quot;:&quot;en&quot;,&quot;page&quot;:&quot;20&quot;,&quot;DOI&quot;:&quot;10.1145/950566.950595&quot;,&quot;volume&quot;:&quot;1&quot;}}]} RNDlmzbbqpffq"/>&lt;Do Zotero Refresh: [@ito_hanging_2010; @gee_what_2003]&gt;<text:reference-mark-end text:name="ZOTERO_ITEM CSL_CITATION {&quot;citationID&quot;:&quot;kgkasovp&quot;,&quot;schema&quot;:&quot;https://github.com/citation-style-language/schema/raw/master/csl-citation.json&quot;,&quot;properties&quot;:{&quot;formattedCitation&quot;:&quot;[@ito_hanging_2010; @gee_what_2003]&quot;,&quot;noteIndex&quot;:0},&quot;citationItems&quot;:[{&quot;uris&quot;:[&quot;http://zotero.org/users/1913249/items/URKI7FTD&quot;],&quot;suffix&quot;:&quot;&quot;,&quot;id&quot;:1939,&quot;prefix&quot;:&quot;&quot;,&quot;uri&quot;:[&quot;http://zotero.org/users/1913249/items/URKI7FTD&quot;],&quot;itemData&quot;:{&quot;type&quot;:&quot;book&quot;,&quot;title&quot;:&quot;Hanging out, messing around, and geeking out: kids living and learning with new media&quot;,&quot;editor&quot;:[{&quot;given&quot;:&quot;Mizuko&quot;,&quot;family&quot;:&quot;Itō&quot;},{&quot;given&quot;:&quot;Sonja&quot;,&quot;family&quot;:&quot;Baumer&quot;},{&quot;given&quot;:&quot;Matteo&quot;,&quot;family&quot;:&quot;Bittanti&quot;},{&quot;given&quot;:&quot;Judd&quot;,&quot;family&quot;:&quot;Antin&quot;}],&quot;citation-key&quot;:&quot;ito_hanging_2010&quot;,&quot;language&quot;:&quot;eng&quot;,&quot;id&quot;:&quot;ito_hanging_2010&quot;,&quot;issued&quot;:{&quot;date-parts&quot;:[[&quot;2010&quot;]]},&quot;source&quot;:&quot;Gemeinsamer Bibliotheksverbund ISBN&quot;,&quot;publisher-place&quot;:&quot;Cambridge, Mass.&quot;,&quot;publisher&quot;:&quot;MIT Press&quot;,&quot;ISBN&quot;:&quot;978-0-262-01336-9 978-0-262-51854-3&quot;,&quot;collection-title&quot;:&quot;The John D. and Catherine T. MacArthur Foundation series on digital media and learning&quot;,&quot;number-of-pages&quot;:&quot;419&quot;,&quot;note&quot;:&quot;OCLC: 699713878&quot;,&quot;event-place&quot;:&quot;Cambridge, Mass.&quot;,&quot;title-short&quot;:&quot;Hanging out, messing around, and geeking out&quot;}},{&quot;uris&quot;:[&quot;http://zotero.org/users/1913249/items/95XDU3KM&quot;],&quot;suffix&quot;:&quot;&quot;,&quot;id&quot;:983,&quot;prefix&quot;:&quot;&quot;,&quot;uri&quot;:[&quot;http://zotero.org/users/1913249/items/95XDU3KM&quot;],&quot;itemData&quot;:{&quot;container-title&quot;:&quot;Computers in Entertainment&quot;,&quot;ISSN&quot;:&quot;15443574&quot;,&quot;URL&quot;:&quot;http://portal.acm.org/citation.cfm?doid=950566.950595&quot;,&quot;citation-key&quot;:&quot;gee_what_2003&quot;,&quot;issue&quot;:&quot;1&quot;,&quot;id&quot;:&quot;gee_what_2003&quot;,&quot;accessed&quot;:{&quot;date-parts&quot;:[[&quot;2016&quot;,4,2]]},&quot;author&quot;:[{&quot;given&quot;:&quot;James Paul&quot;,&quot;family&quot;:&quot;Gee&quot;}],&quot;type&quot;:&quot;article-journal&quot;,&quot;title&quot;:&quot;What video games have to teach us about learning and literacy&quot;,&quot;source&quot;:&quot;CrossRef&quot;,&quot;issued&quot;:{&quot;date-parts&quot;:[[&quot;2003&quot;,10,1]]},&quot;language&quot;:&quot;en&quot;,&quot;page&quot;:&quot;20&quot;,&quot;DOI&quot;:&quot;10.1145/950566.950595&quot;,&quot;volume&quot;:&quot;1&quot;}}]} RNDlmzbbqpffq"/> and the ability to make personalised game assets and narratives, which sustain engagement in digital making projects <text:reference-mark-start text:name="ZOTERO_ITEM CSL_CITATION {&quot;citationID&quot;:&quot;ytmlwyyx&quot;,&quot;schema&quot;:&quot;https://github.com/citation-style-language/schema/raw/master/csl-citation.json&quot;,&quot;properties&quot;:{&quot;formattedCitation&quot;:&quot;[@sefton-green_mapping_2013]&quot;,&quot;noteIndex&quot;:0},&quot;citationItems&quot;:[{&quot;uris&quot;:[&quot;http://zotero.org/users/1913249/items/9LI3EL4F&quot;],&quot;suffix&quot;:&quot;&quot;,&quot;id&quot;:195,&quot;prefix&quot;:&quot;&quot;,&quot;uri&quot;:[&quot;http://zotero.org/users/1913249/items/9LI3EL4F&quot;],&quot;itemData&quot;:{&quot;title&quot;:&quot;Mapping digital makers: a review exploring everyday creativity, learning lives and the digital&quot;,&quot;citation-key&quot;:&quot;sefton-green_mapping_2013&quot;,&quot;genre&quot;:&quot;Monograph&quot;,&quot;id&quot;:&quot;sefton-green_mapping_2013&quot;,&quot;accessed&quot;:{&quot;date-parts&quot;:[[&quot;2018&quot;,12,18]]},&quot;author&quot;:[{&quot;given&quot;:&quot;Julian&quot;,&quot;family&quot;:&quot;Sefton-Green&quot;}],&quot;URL&quot;:&quot;http://www.nominettrust.org.uk/&quot;,&quot;type&quot;:&quot;webpage&quot;,&quot;title-short&quot;:&quot;Mapping digital makers&quot;,&quot;issued&quot;:{&quot;date-parts&quot;:[[&quot;2013&quot;,3]]},&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 RNDtinfmymwze"/>&lt;Do Zotero Refresh: [@sefton-green_mapping_2013]&gt;<text:reference-mark-end text:name="ZOTERO_ITEM CSL_CITATION {&quot;citationID&quot;:&quot;ytmlwyyx&quot;,&quot;schema&quot;:&quot;https://github.com/citation-style-language/schema/raw/master/csl-citation.json&quot;,&quot;properties&quot;:{&quot;formattedCitation&quot;:&quot;[@sefton-green_mapping_2013]&quot;,&quot;noteIndex&quot;:0},&quot;citationItems&quot;:[{&quot;uris&quot;:[&quot;http://zotero.org/users/1913249/items/9LI3EL4F&quot;],&quot;suffix&quot;:&quot;&quot;,&quot;id&quot;:195,&quot;prefix&quot;:&quot;&quot;,&quot;uri&quot;:[&quot;http://zotero.org/users/1913249/items/9LI3EL4F&quot;],&quot;itemData&quot;:{&quot;title&quot;:&quot;Mapping digital makers: a review exploring everyday creativity, learning lives and the digital&quot;,&quot;citation-key&quot;:&quot;sefton-green_mapping_2013&quot;,&quot;genre&quot;:&quot;Monograph&quot;,&quot;id&quot;:&quot;sefton-green_mapping_2013&quot;,&quot;accessed&quot;:{&quot;date-parts&quot;:[[&quot;2018&quot;,12,18]]},&quot;author&quot;:[{&quot;given&quot;:&quot;Julian&quot;,&quot;family&quot;:&quot;Sefton-Green&quot;}],&quot;URL&quot;:&quot;http://www.nominettrust.org.uk/&quot;,&quot;type&quot;:&quot;webpage&quot;,&quot;title-short&quot;:&quot;Mapping digital makers&quot;,&quot;issued&quot;:{&quot;date-parts&quot;:[[&quot;2013&quot;,3]]},&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 RNDtinfmymwze"/>.</text:p>
      <text:p text:style-name="Text_20_body">In the last chapter, I outlined processes facilitating participants in creating and incorporating graphical, audio assets, and narrative elements into their games, and, referencing Appendix.tech.gameframework, briefly outlined how these elements were themed as <text:span text:style-name="T2">Game Polish</text:span> items within a typology of GDPs, which aligned with the MDA (mechanics, dynamics, and aesthetics) game element framework explored in Chapter 2. The different types of GDPs available to participants to choose from in the menu of GDP documentation and code snippets allowed for a choice in participant making paths, enabling alignment with home interests. This point is well illustrated via the domain of polish/aesthetics in Vignette 5, where Madiha and Nasrin show identification with the graphical-making process and the process of bringing that aspect of creativity into their games. Beyond their internal family interaction, they share this artistic flair and attention to detail with the emerging learning community. Another pair Clive and Pearl, the grandparents of Toby, included a narrative message at the start of their game surfacing the interest and expertise of the family as beekeepers (see V6). This sparked interesting conversations with other participants.</text:p>
      <text:p text:style-name="Text_20_body">In addition to issues of aesthetics, home knowledge of game mechanics and dynamics (the M and D of the MDA framework) also contributed to emerging cultural repertoires. As explored in the previous section, Vignette 4 gives several examples of participant feedback on the dynamics of Madiha’s game in the level of the challenge experienced by players. Peers shared their experience of what makes a good game to bear in the feedback they shared. Turning to the area game mechanics, In see V1.b Bertie(c) comments on Toby(c)’s game, which has a dominant game experience of timed jumping: “<text:span text:style-name="T2">It’s like parkour in Minecraft but timed. It’s like playing the game Wipeout. Have you ever played Wipeout?</text:span>”. Parkour in Minecraft and Wipeout are both game experiences whose main gameplay mechanic is about judging jumps and landing accurately. Bertie makes links to his existing experience of games, making comparisons between Toby’s game, commercial games, and his own. In doing so, Bertie is able to show his knowledge and analysis of gameplay patterns. Additionally, the guidance of Dan(p) for Toby(c) explored above in Vignette 7, saw the parent explicitly drawing out the child’s home knowledge of games to enable an exploration of a different set of game mechanics. Thus, the tacit knowledge of GDPs of children and adults as game players serves them in knowledge-brokers roles in the process of feeding back and ideation <text:reference-mark-start text:name="ZOTERO_ITEM CSL_CITATION {&quot;citationID&quot;:&quot;lutxgtzi&quot;,&quot;schema&quot;:&quot;https://github.com/citation-style-language/schema/raw/master/csl-citation.json&quot;,&quot;properties&quot;:{&quot;formattedCitation&quot;:&quot;[@wenger_communities_1998]&quot;,&quot;noteIndex&quot;:0},&quot;citationItems&quot;:[{&quot;uris&quot;:[&quot;http://zotero.org/users/1913249/items/4D5T8I3W&quot;],&quot;suffix&quot;:&quot;&quot;,&quot;id&quot;:1404,&quot;prefix&quot;:&quot;&quot;,&quot;uri&quot;:[&quot;http://zotero.org/users/1913249/items/4D5T8I3W&quot;],&quot;itemData&quot;:{&quot;title&quot;:&quot;Communities of Practice: Learning, Meaning, and Identity&quot;,&quot;citation-key&quot;:&quot;wenger_communities_1998&quot;,&quot;language&quot;:&quot;en&quot;,&quot;id&quot;:&quot;wenger_communities_1998&quot;,&quot;issued&quot;:{&quot;date-parts&quot;:[[&quot;1998&quot;]]},&quot;author&quot;:[{&quot;given&quot;:&quot;Etienne&quot;,&quot;family&quot;:&quot;Wenger&quot;}],&quot;type&quot;:&quot;book&quot;,&quot;ISBN&quot;:&quot;978-0-521-66363-2&quot;,&quot;title-short&quot;:&quot;Communities of Practice&quot;,&quot;source&quot;:&quot;Google Books&quot;,&quot;publisher&quot;:&quot;Cambridge University Press&quot;,&quot;number-of-pages&quot;:&quot;340&quot;,&quot;abstract&quot;:&quot;Presents a broad conceptual framework for thinking about learning as a process of social participation.&quot;}}]} RNDkooqemjrxf"/>&lt;Do Zotero Refresh: [@wenger_communities_1998]&gt;<text:reference-mark-end text:name="ZOTERO_ITEM CSL_CITATION {&quot;citationID&quot;:&quot;lutxgtzi&quot;,&quot;schema&quot;:&quot;https://github.com/citation-style-language/schema/raw/master/csl-citation.json&quot;,&quot;properties&quot;:{&quot;formattedCitation&quot;:&quot;[@wenger_communities_1998]&quot;,&quot;noteIndex&quot;:0},&quot;citationItems&quot;:[{&quot;uris&quot;:[&quot;http://zotero.org/users/1913249/items/4D5T8I3W&quot;],&quot;suffix&quot;:&quot;&quot;,&quot;id&quot;:1404,&quot;prefix&quot;:&quot;&quot;,&quot;uri&quot;:[&quot;http://zotero.org/users/1913249/items/4D5T8I3W&quot;],&quot;itemData&quot;:{&quot;title&quot;:&quot;Communities of Practice: Learning, Meaning, and Identity&quot;,&quot;citation-key&quot;:&quot;wenger_communities_1998&quot;,&quot;language&quot;:&quot;en&quot;,&quot;id&quot;:&quot;wenger_communities_1998&quot;,&quot;issued&quot;:{&quot;date-parts&quot;:[[&quot;1998&quot;]]},&quot;author&quot;:[{&quot;given&quot;:&quot;Etienne&quot;,&quot;family&quot;:&quot;Wenger&quot;}],&quot;type&quot;:&quot;book&quot;,&quot;ISBN&quot;:&quot;978-0-521-66363-2&quot;,&quot;title-short&quot;:&quot;Communities of Practice&quot;,&quot;source&quot;:&quot;Google Books&quot;,&quot;publisher&quot;:&quot;Cambridge University Press&quot;,&quot;number-of-pages&quot;:&quot;340&quot;,&quot;abstract&quot;:&quot;Presents a broad conceptual framework for thinking about learning as a process of social participation.&quot;}}]} RNDkooqemjrxf"/>.</text:p>
      <text:p text:style-name="Text_20_body">Thus observations from video data in this study support existing research which highlight the motivating potential of incorporating home interests in games, coding and media projects <text:reference-mark-start text:name="ZOTERO_ITEM CSL_CITATION {&quot;citationID&quot;:&quot;pwcjfqpr&quot;,&quot;schema&quot;:&quot;https://github.com/citation-style-language/schema/raw/master/csl-citation.json&quot;,&quot;properties&quot;:{&quot;formattedCitation&quot;:&quot;[@resnick_mothers_2012; @papert_mindstorms:_1980]&quot;,&quot;noteIndex&quot;:0},&quot;citationItems&quot;:[{&quot;uris&quot;:[&quot;http://zotero.org/users/1913249/items/IJJERKGX&quot;],&quot;suffix&quot;:&quot;&quot;,&quot;id&quot;:1097,&quot;prefix&quot;:&quot;&quot;,&quot;uri&quot;:[&quot;http://zotero.org/users/1913249/items/IJJERKGX&quot;],&quot;itemData&quot;:{&quot;container-title&quot;:&quot;Proceedings of the Constructionism 2012 conference. Athens, Greece&quot;,&quot;citation-key&quot;:&quot;resnick_mothers_2012&quot;,&quot;id&quot;:&quot;resnick_mothers_2012&quot;,&quot;accessed&quot;:{&quot;date-parts&quot;:[[&quot;2015&quot;,5,9]]},&quot;author&quot;:[{&quot;given&quot;:&quot;Mitchel&quot;,&quot;family&quot;:&quot;Resnick&quot;}],&quot;source&quot;:&quot;Google Scholar&quot;,&quot;URL&quot;:&quot;http://web.media.mit.edu/~mres/papers/mothers-day-warrior-cats.pdf&quot;,&quot;type&quot;:&quot;paper-conference&quot;,&quot;issued&quot;:{&quot;date-parts&quot;:[[&quot;2012&quot;]]},&quot;title&quot;:&quot;Mother’s Day, Warrior Cats, and Digital Fluency: Stories from the Scratch Online Community&quot;,&quot;title-short&quot;:&quot;Mother’s Day, Warrior Cats, and Digital Fluency&quot;}},{&quot;uris&quot;:[&quot;http://zotero.org/users/1913249/items/FAVPGKNU&quot;],&quot;suffix&quot;:&quot;&quot;,&quot;id&quot;:1691,&quot;prefix&quot;:&quot;&quot;,&quot;uri&quot;:[&quot;http://zotero.org/users/1913249/items/FAVPGKNU&quot;],&quot;itemData&quot;:{&quot;title&quot;:&quot;Mindstorms: children, computers, and powerful ideas&quot;,&quot;citation-key&quot;:&quot;papert_mindstorms:_1980&quot;,&quot;type&quot;:&quot;book&quot;,&quot;id&quot;:&quot;papert_mindstorms:_1980&quot;,&quot;issued&quot;:{&quot;date-parts&quot;:[[&quot;1980&quot;]]},&quot;author&quot;:[{&quot;given&quot;:&quot;Seymour&quot;,&quot;family&quot;:&quot;Papert&quot;}],&quot;number-of-pages&quot;:&quot;230&quot;,&quot;source&quot;:&quot;Library of Congress ISBN&quot;,&quot;ISBN&quot;:&quot;978-0-465-04627-0&quot;,&quot;event-place&quot;:&quot;New York&quot;,&quot;call-number&quot;:&quot;QA20.C65 P36 1980&quot;,&quot;publisher-place&quot;:&quot;New York&quot;,&quot;publisher&quot;:&quot;Basic Books&quot;,&quot;title-short&quot;:&quot;Mindstorms&quot;}}]} RNDpboogaiayp"/>&lt;Do Zotero Refresh: [@resnick_mothers_2012; @papert_mindstorms:_1980]&gt;<text:reference-mark-end text:name="ZOTERO_ITEM CSL_CITATION {&quot;citationID&quot;:&quot;pwcjfqpr&quot;,&quot;schema&quot;:&quot;https://github.com/citation-style-language/schema/raw/master/csl-citation.json&quot;,&quot;properties&quot;:{&quot;formattedCitation&quot;:&quot;[@resnick_mothers_2012; @papert_mindstorms:_1980]&quot;,&quot;noteIndex&quot;:0},&quot;citationItems&quot;:[{&quot;uris&quot;:[&quot;http://zotero.org/users/1913249/items/IJJERKGX&quot;],&quot;suffix&quot;:&quot;&quot;,&quot;id&quot;:1097,&quot;prefix&quot;:&quot;&quot;,&quot;uri&quot;:[&quot;http://zotero.org/users/1913249/items/IJJERKGX&quot;],&quot;itemData&quot;:{&quot;container-title&quot;:&quot;Proceedings of the Constructionism 2012 conference. Athens, Greece&quot;,&quot;citation-key&quot;:&quot;resnick_mothers_2012&quot;,&quot;id&quot;:&quot;resnick_mothers_2012&quot;,&quot;accessed&quot;:{&quot;date-parts&quot;:[[&quot;2015&quot;,5,9]]},&quot;author&quot;:[{&quot;given&quot;:&quot;Mitchel&quot;,&quot;family&quot;:&quot;Resnick&quot;}],&quot;source&quot;:&quot;Google Scholar&quot;,&quot;URL&quot;:&quot;http://web.media.mit.edu/~mres/papers/mothers-day-warrior-cats.pdf&quot;,&quot;type&quot;:&quot;paper-conference&quot;,&quot;issued&quot;:{&quot;date-parts&quot;:[[&quot;2012&quot;]]},&quot;title&quot;:&quot;Mother’s Day, Warrior Cats, and Digital Fluency: Stories from the Scratch Online Community&quot;,&quot;title-short&quot;:&quot;Mother’s Day, Warrior Cats, and Digital Fluency&quot;}},{&quot;uris&quot;:[&quot;http://zotero.org/users/1913249/items/FAVPGKNU&quot;],&quot;suffix&quot;:&quot;&quot;,&quot;id&quot;:1691,&quot;prefix&quot;:&quot;&quot;,&quot;uri&quot;:[&quot;http://zotero.org/users/1913249/items/FAVPGKNU&quot;],&quot;itemData&quot;:{&quot;title&quot;:&quot;Mindstorms: children, computers, and powerful ideas&quot;,&quot;citation-key&quot;:&quot;papert_mindstorms:_1980&quot;,&quot;type&quot;:&quot;book&quot;,&quot;id&quot;:&quot;papert_mindstorms:_1980&quot;,&quot;issued&quot;:{&quot;date-parts&quot;:[[&quot;1980&quot;]]},&quot;author&quot;:[{&quot;given&quot;:&quot;Seymour&quot;,&quot;family&quot;:&quot;Papert&quot;}],&quot;number-of-pages&quot;:&quot;230&quot;,&quot;source&quot;:&quot;Library of Congress ISBN&quot;,&quot;ISBN&quot;:&quot;978-0-465-04627-0&quot;,&quot;event-place&quot;:&quot;New York&quot;,&quot;call-number&quot;:&quot;QA20.C65 P36 1980&quot;,&quot;publisher-place&quot;:&quot;New York&quot;,&quot;publisher&quot;:&quot;Basic Books&quot;,&quot;title-short&quot;:&quot;Mindstorms&quot;}}]} RNDpboogaiayp"/>. They also support findings of other research on the use of funds of knowledge and interest in digital projects as motivating factors and as a way to overcome barriers to alien cultures <text:reference-mark-start text:name="ZOTERO_ITEM CSL_CITATION {&quot;citationID&quot;:&quot;uxyelmuq&quot;,&quot;schema&quot;:&quot;https://github.com/citation-style-language/schema/raw/master/csl-citation.json&quot;,&quot;properties&quot;:{&quot;formattedCitation&quot;:&quot;[@gutierrez_learning_2019-1; @moje2001maestro]&quot;,&quot;noteIndex&quot;:0},&quot;citationItems&quot;:[{&quot;uris&quot;:[&quot;http://zotero.org/users/1913249/items/G3R9PEWW&quot;],&quot;suffix&quot;:&quot;&quot;,&quot;id&quot;:10007,&quot;prefix&quot;:&quot;&quot;,&quot;uri&quot;:[&quot;http://zotero.org/users/1913249/items/G3R9PEWW&quot;],&quot;itemData&quot;:{&quot;ISSN&quot;:&quot;0018-716X, 1423-0054&quot;,&quot;issue&quot;:&quot;1-2&quot;,&quot;issued&quot;:{&quot;date-parts&quot;:[[&quot;2019&quot;]]},&quot;DOI&quot;:&quot;10.1159/000496239&quot;,&quot;source&quot;:&quot;DOI.org (Crossref)&quot;,&quot;title-short&quot;:&quot;Learning as Movement in Social Design-Based Experiments&quot;,&quot;volume&quot;:&quot;62&quot;,&quot;citation-key&quot;:&quot;gutierrez_learning_2019-1&quot;,&quot;URL&quot;:&quot;https://karger.com/HDE/article/doi/10.1159/000496239&quot;,&quot;id&quot;:&quot;gutierrez_learning_2019-1&quot;,&quot;type&quot;:&quot;article-journal&quot;,&quot;license&quot;:&quot;https://www.karger.com/Services/SiteLicenses&quot;,&quot;title&quot;:&quot;Learning as Movement in Social Design-Based Experiments: Play as a Leading Activity&quot;,&quot;container-title&quot;:&quot;Human Development&quot;,&quot;language&quot;:&quot;en&quot;,&quot;container-title-short&quot;:&quot;Human Development&quot;,&quot;accessed&quot;:{&quot;date-parts&quot;:[[&quot;2025&quot;,1,10]]},&quot;page&quot;:&quot;66-82&quot;,&quot;author&quot;:[{&quot;given&quot;:&quot;Kris D.&quot;,&quot;family&quot;:&quot;Gutiérrez&quot;},{&quot;given&quot;:&quot;Jennifer&quot;,&quot;family&quot;:&quot;Higgs&quot;},{&quot;given&quot;:&quot;José Ramón&quot;,&quot;family&quot;:&quot;Lizárraga&quot;},{&quot;given&quot;:&quot;Edward&quot;,&quot;family&quot;:&quot;Rivero&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uris&quot;:[&quot;http://zotero.org/users/1913249/items/98B7JBEL&quot;],&quot;suffix&quot;:&quot;&quot;,&quot;id&quot;:10072,&quot;prefix&quot;:&quot;&quot;,&quot;uri&quot;:[&quot;http://zotero.org/users/1913249/items/98B7JBEL&quot;],&quot;itemData&quot;:{&quot;container-title&quot;:&quot;Journal of Research in Science Teaching: The Official Journal of the National Association for Research in Science Teaching&quot;,&quot;citation-key&quot;:&quot;moje2001maestro&quot;,&quot;issue&quot;:&quot;4&quot;,&quot;id&quot;:&quot;moje2001maestro&quot;,&quot;issued&quot;:{&quot;date-parts&quot;:[[&quot;2001&quot;]]},&quot;author&quot;:[{&quot;given&quot;:&quot;Elizabeth B&quot;,&quot;family&quot;:&quot;Moje&quot;},{&quot;given&quot;:&quot;Tehani&quot;,&quot;family&quot;:&quot;Collazo&quot;},{&quot;given&quot;:&quot;Rosario&quot;,&quot;family&quot;:&quot;Carrillo&quot;},{&quot;given&quot;:&quot;Ronald W&quot;,&quot;family&quot;:&quot;Marx&quot;}],&quot;publisher&quot;:&quot;Wiley Online Library&quot;,&quot;title&quot;:&quot;“Maestro, what is ‘quality’?”: Language, literacy, and discourse in project-based science&quot;,&quot;page&quot;:&quot;469–498&quot;,&quot;type&quot;:&quot;article-journal&quot;,&quot;volume&quot;:&quot;38&quot;}}]} RNDzehwjxtmhy"/>&lt;Do Zotero Refresh: [@gutierrez_learning_2019-1; @moje2001maestro]&gt;<text:reference-mark-end text:name="ZOTERO_ITEM CSL_CITATION {&quot;citationID&quot;:&quot;uxyelmuq&quot;,&quot;schema&quot;:&quot;https://github.com/citation-style-language/schema/raw/master/csl-citation.json&quot;,&quot;properties&quot;:{&quot;formattedCitation&quot;:&quot;[@gutierrez_learning_2019-1; @moje2001maestro]&quot;,&quot;noteIndex&quot;:0},&quot;citationItems&quot;:[{&quot;uris&quot;:[&quot;http://zotero.org/users/1913249/items/G3R9PEWW&quot;],&quot;suffix&quot;:&quot;&quot;,&quot;id&quot;:10007,&quot;prefix&quot;:&quot;&quot;,&quot;uri&quot;:[&quot;http://zotero.org/users/1913249/items/G3R9PEWW&quot;],&quot;itemData&quot;:{&quot;ISSN&quot;:&quot;0018-716X, 1423-0054&quot;,&quot;issue&quot;:&quot;1-2&quot;,&quot;issued&quot;:{&quot;date-parts&quot;:[[&quot;2019&quot;]]},&quot;DOI&quot;:&quot;10.1159/000496239&quot;,&quot;source&quot;:&quot;DOI.org (Crossref)&quot;,&quot;title-short&quot;:&quot;Learning as Movement in Social Design-Based Experiments&quot;,&quot;volume&quot;:&quot;62&quot;,&quot;citation-key&quot;:&quot;gutierrez_learning_2019-1&quot;,&quot;URL&quot;:&quot;https://karger.com/HDE/article/doi/10.1159/000496239&quot;,&quot;id&quot;:&quot;gutierrez_learning_2019-1&quot;,&quot;type&quot;:&quot;article-journal&quot;,&quot;license&quot;:&quot;https://www.karger.com/Services/SiteLicenses&quot;,&quot;title&quot;:&quot;Learning as Movement in Social Design-Based Experiments: Play as a Leading Activity&quot;,&quot;container-title&quot;:&quot;Human Development&quot;,&quot;language&quot;:&quot;en&quot;,&quot;container-title-short&quot;:&quot;Human Development&quot;,&quot;accessed&quot;:{&quot;date-parts&quot;:[[&quot;2025&quot;,1,10]]},&quot;page&quot;:&quot;66-82&quot;,&quot;author&quot;:[{&quot;given&quot;:&quot;Kris D.&quot;,&quot;family&quot;:&quot;Gutiérrez&quot;},{&quot;given&quot;:&quot;Jennifer&quot;,&quot;family&quot;:&quot;Higgs&quot;},{&quot;given&quot;:&quot;José Ramón&quot;,&quot;family&quot;:&quot;Lizárraga&quot;},{&quot;given&quot;:&quot;Edward&quot;,&quot;family&quot;:&quot;Rivero&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uris&quot;:[&quot;http://zotero.org/users/1913249/items/98B7JBEL&quot;],&quot;suffix&quot;:&quot;&quot;,&quot;id&quot;:10072,&quot;prefix&quot;:&quot;&quot;,&quot;uri&quot;:[&quot;http://zotero.org/users/1913249/items/98B7JBEL&quot;],&quot;itemData&quot;:{&quot;container-title&quot;:&quot;Journal of Research in Science Teaching: The Official Journal of the National Association for Research in Science Teaching&quot;,&quot;citation-key&quot;:&quot;moje2001maestro&quot;,&quot;issue&quot;:&quot;4&quot;,&quot;id&quot;:&quot;moje2001maestro&quot;,&quot;issued&quot;:{&quot;date-parts&quot;:[[&quot;2001&quot;]]},&quot;author&quot;:[{&quot;given&quot;:&quot;Elizabeth B&quot;,&quot;family&quot;:&quot;Moje&quot;},{&quot;given&quot;:&quot;Tehani&quot;,&quot;family&quot;:&quot;Collazo&quot;},{&quot;given&quot;:&quot;Rosario&quot;,&quot;family&quot;:&quot;Carrillo&quot;},{&quot;given&quot;:&quot;Ronald W&quot;,&quot;family&quot;:&quot;Marx&quot;}],&quot;publisher&quot;:&quot;Wiley Online Library&quot;,&quot;title&quot;:&quot;“Maestro, what is ‘quality’?”: Language, literacy, and discourse in project-based science&quot;,&quot;page&quot;:&quot;469–498&quot;,&quot;type&quot;:&quot;article-journal&quot;,&quot;volume&quot;:&quot;38&quot;}}]} RNDzehwjxtmhy"/>. This research also aligns with PBL research that indicates that allowing participants to incorporate home interests can be highly motivating both in initial stages <text:reference-mark-start text:name="ZOTERO_ITEM CSL_CITATION {&quot;citationID&quot;:&quot;dwqsyehe&quot;,&quot;schema&quot;:&quot;https://github.com/citation-style-language/schema/raw/master/csl-citation.json&quot;,&quot;properties&quot;:{&quot;formattedCitation&quot;:&quot;[@swirski_does_2018-1; @penuel_connecting_2022]&quot;,&quot;noteIndex&quot;:0},&quot;citationItems&quot;:[{&quot;uris&quot;:[&quot;http://zotero.org/users/1913249/items/4F2ETBNB&quot;],&quot;suffix&quot;:&quot;&quot;,&quot;id&quot;:10078,&quot;prefix&quot;:&quot;&quot;,&quot;uri&quot;:[&quot;http://zotero.org/users/1913249/items/4F2ETBNB&quot;],&quot;itemData&quot;:{&quot;ISSN&quot;:&quot;0950-0693&quot;,&quot;issue&quot;:&quot;10&quot;,&quot;issued&quot;:{&quot;date-parts&quot;:[[&quot;2018&quot;,7,3]]},&quot;DOI&quot;:&quot;10.1080/09500693.2018.1470348&quot;,&quot;source&quot;:&quot;Taylor and Francis+NEJM&quot;,&quot;title-short&quot;:&quot;Does interest have an expiration date?&quot;,&quot;citation-key&quot;:&quot;swirski_does_2018-1&quot;,&quot;id&quot;:&quot;swirski_does_2018-1&quot;,&quot;volume&quot;:&quot;40&quot;,&quot;author&quot;:[{&quot;given&quot;:&quot;Hani&quot;,&quot;family&quot;:&quot;Swirski&quot;},{&quot;given&quot;:&quot;Ayelet&quot;,&quot;family&quot;:&quot;Baram-Tsabari&quot;},{&quot;given&quot;:&quot;Anat&quot;,&quot;family&quot;:&quot;Yarden&quot;}],&quot;URL&quot;:&quot;https://doi.org/10.1080/09500693.2018.1470348&quot;,&quot;type&quot;:&quot;article-journal&quot;,&quot;publisher&quot;:&quot;Routledge&quot;,&quot;container-title&quot;:&quot;International Journal of Science Education&quot;,&quot;accessed&quot;:{&quot;date-parts&quot;:[[&quot;2025&quot;,2,11]]},&quot;page&quot;:&quot;1136-1153&quot;,&quot;title&quot;:&quot;Does interest have an expiration date? An analysis of students’ questions as resources for context-based learning&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uris&quot;:[&quot;http://zotero.org/users/1913249/items/D5LTWJ76&quot;],&quot;suffix&quot;:&quot;&quot;,&quot;id&quot;:10081,&quot;prefix&quot;:&quot;&quot;,&quot;uri&quot;:[&quot;http://zotero.org/users/1913249/items/D5LTWJ76&quot;],&quot;itemData&quot;:{&quot;ISSN&quot;:&quot;2662-2300&quot;,&quot;issue&quot;:&quot;1&quot;,&quot;issued&quot;:{&quot;date-parts&quot;:[[&quot;2022&quot;,12]]},&quot;DOI&quot;:&quot;10.1186/s43031-021-00040-z&quot;,&quot;source&quot;:&quot;DOI.org (Crossref)&quot;,&quot;citation-key&quot;:&quot;penuel_connecting_2022&quot;,&quot;volume&quot;:&quot;4&quot;,&quot;id&quot;:&quot;penuel_connecting_2022&quot;,&quot;URL&quot;:&quot;https://diser.springeropen.com/articles/10.1186/s43031-021-00040-z&quot;,&quot;author&quot;:[{&quot;given&quot;:&quot;William R.&quot;,&quot;family&quot;:&quot;Penuel&quot;},{&quot;given&quot;:&quot;Brian J.&quot;,&quot;family&quot;:&quot;Reiser&quot;},{&quot;given&quot;:&quot;Tara A. W.&quot;,&quot;family&quot;:&quot;McGill&quot;},{&quot;given&quot;:&quot;Michael&quot;,&quot;family&quot;:&quot;Novak&quot;},{&quot;given&quot;:&quot;Katie&quot;,&quot;family&quot;:&quot;Van Horne&quot;},{&quot;given&quot;:&quot;Allysa&quot;,&quot;family&quot;:&quot;Orwig&quot;}],&quot;type&quot;:&quot;article-journal&quot;,&quot;container-title&quot;:&quot;Disciplinary and Interdisciplinary Science Education Research&quot;,&quot;title&quot;:&quot;Connecting student interests and questions with science learning goals through project-based storylines&quot;,&quot;container-title-short&quot;:&quot;Discip Interdscip Sci Educ Res&quot;,&quot;accessed&quot;:{&quot;date-parts&quot;:[[&quot;2025&quot;,2,11]]},&quot;page&quot;:&quot;1&quot;,&quot;language&quot;:&quot;en&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 RNDfqedfyaedm"/>&lt;Do Zotero Refresh: [@swirski_does_2018-1; @penuel_connecting_2022]&gt;<text:reference-mark-end text:name="ZOTERO_ITEM CSL_CITATION {&quot;citationID&quot;:&quot;dwqsyehe&quot;,&quot;schema&quot;:&quot;https://github.com/citation-style-language/schema/raw/master/csl-citation.json&quot;,&quot;properties&quot;:{&quot;formattedCitation&quot;:&quot;[@swirski_does_2018-1; @penuel_connecting_2022]&quot;,&quot;noteIndex&quot;:0},&quot;citationItems&quot;:[{&quot;uris&quot;:[&quot;http://zotero.org/users/1913249/items/4F2ETBNB&quot;],&quot;suffix&quot;:&quot;&quot;,&quot;id&quot;:10078,&quot;prefix&quot;:&quot;&quot;,&quot;uri&quot;:[&quot;http://zotero.org/users/1913249/items/4F2ETBNB&quot;],&quot;itemData&quot;:{&quot;ISSN&quot;:&quot;0950-0693&quot;,&quot;issue&quot;:&quot;10&quot;,&quot;issued&quot;:{&quot;date-parts&quot;:[[&quot;2018&quot;,7,3]]},&quot;DOI&quot;:&quot;10.1080/09500693.2018.1470348&quot;,&quot;source&quot;:&quot;Taylor and Francis+NEJM&quot;,&quot;title-short&quot;:&quot;Does interest have an expiration date?&quot;,&quot;citation-key&quot;:&quot;swirski_does_2018-1&quot;,&quot;id&quot;:&quot;swirski_does_2018-1&quot;,&quot;volume&quot;:&quot;40&quot;,&quot;author&quot;:[{&quot;given&quot;:&quot;Hani&quot;,&quot;family&quot;:&quot;Swirski&quot;},{&quot;given&quot;:&quot;Ayelet&quot;,&quot;family&quot;:&quot;Baram-Tsabari&quot;},{&quot;given&quot;:&quot;Anat&quot;,&quot;family&quot;:&quot;Yarden&quot;}],&quot;URL&quot;:&quot;https://doi.org/10.1080/09500693.2018.1470348&quot;,&quot;type&quot;:&quot;article-journal&quot;,&quot;publisher&quot;:&quot;Routledge&quot;,&quot;container-title&quot;:&quot;International Journal of Science Education&quot;,&quot;accessed&quot;:{&quot;date-parts&quot;:[[&quot;2025&quot;,2,11]]},&quot;page&quot;:&quot;1136-1153&quot;,&quot;title&quot;:&quot;Does interest have an expiration date? An analysis of students’ questions as resources for context-based learning&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uris&quot;:[&quot;http://zotero.org/users/1913249/items/D5LTWJ76&quot;],&quot;suffix&quot;:&quot;&quot;,&quot;id&quot;:10081,&quot;prefix&quot;:&quot;&quot;,&quot;uri&quot;:[&quot;http://zotero.org/users/1913249/items/D5LTWJ76&quot;],&quot;itemData&quot;:{&quot;ISSN&quot;:&quot;2662-2300&quot;,&quot;issue&quot;:&quot;1&quot;,&quot;issued&quot;:{&quot;date-parts&quot;:[[&quot;2022&quot;,12]]},&quot;DOI&quot;:&quot;10.1186/s43031-021-00040-z&quot;,&quot;source&quot;:&quot;DOI.org (Crossref)&quot;,&quot;citation-key&quot;:&quot;penuel_connecting_2022&quot;,&quot;volume&quot;:&quot;4&quot;,&quot;id&quot;:&quot;penuel_connecting_2022&quot;,&quot;URL&quot;:&quot;https://diser.springeropen.com/articles/10.1186/s43031-021-00040-z&quot;,&quot;author&quot;:[{&quot;given&quot;:&quot;William R.&quot;,&quot;family&quot;:&quot;Penuel&quot;},{&quot;given&quot;:&quot;Brian J.&quot;,&quot;family&quot;:&quot;Reiser&quot;},{&quot;given&quot;:&quot;Tara A. W.&quot;,&quot;family&quot;:&quot;McGill&quot;},{&quot;given&quot;:&quot;Michael&quot;,&quot;family&quot;:&quot;Novak&quot;},{&quot;given&quot;:&quot;Katie&quot;,&quot;family&quot;:&quot;Van Horne&quot;},{&quot;given&quot;:&quot;Allysa&quot;,&quot;family&quot;:&quot;Orwig&quot;}],&quot;type&quot;:&quot;article-journal&quot;,&quot;container-title&quot;:&quot;Disciplinary and Interdisciplinary Science Education Research&quot;,&quot;title&quot;:&quot;Connecting student interests and questions with science learning goals through project-based storylines&quot;,&quot;container-title-short&quot;:&quot;Discip Interdscip Sci Educ Res&quot;,&quot;accessed&quot;:{&quot;date-parts&quot;:[[&quot;2025&quot;,2,11]]},&quot;page&quot;:&quot;1&quot;,&quot;language&quot;:&quot;en&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 RNDfqedfyaedm"/>, and to sustain activity and overcome problems in order to share the personalised object created <text:reference-mark-start text:name="ZOTERO_ITEM CSL_CITATION {&quot;citationID&quot;:&quot;qxcpbkml&quot;,&quot;schema&quot;:&quot;https://github.com/citation-style-language/schema/raw/master/csl-citation.json&quot;,&quot;properties&quot;:{&quot;formattedCitation&quot;:&quot;[@barron_interest_2006]&quot;,&quot;noteIndex&quot;:0},&quot;citationItems&quot;:[{&quot;uris&quot;:[&quot;http://zotero.org/users/1913249/items/X4PI5BN4&quot;],&quot;suffix&quot;:&quot;&quot;,&quot;id&quot;:1712,&quot;prefix&quot;:&quot;&quot;,&quot;uri&quot;:[&quot;http://zotero.org/users/1913249/items/X4PI5BN4&quot;],&quot;itemData&quot;:{&quot;title&quot;:&quot;Interest and Self-Sustained Learning as Catalysts of Development: A Learning Ecology Perspective&quot;,&quot;language&quot;:&quot;en&quot;,&quot;issued&quot;:{&quot;date-parts&quot;:[[&quot;2006&quot;]]},&quot;DOI&quot;:&quot;10.1159/000094368&quot;,&quot;source&quot;:&quot;CrossRef&quot;,&quot;title-short&quot;:&quot;Interest and Self-Sustained Learning as Catalysts of Development&quot;,&quot;citation-key&quot;:&quot;barron_interest_2006&quot;,&quot;id&quot;:&quot;barron_interest_2006&quot;,&quot;author&quot;:[{&quot;given&quot;:&quot;Brigid&quot;,&quot;family&quot;:&quot;Barron&quot;}],&quot;container-title&quot;:&quot;Human Development&quot;,&quot;URL&quot;:&quot;http://www.karger.com/doi/10.1159/000094368&quot;,&quot;ISSN&quot;:&quot;1423-0054, 0018-716X&quot;,&quot;type&quot;:&quot;article-journal&quot;,&quot;issue&quot;:&quot;4&quot;,&quot;page&quot;:&quot;193-224&quot;,&quot;accessed&quot;:{&quot;date-parts&quot;:[[&quot;2017&quot;,10,16]]},&quot;volume&quot;:&quot;49&quot;}}]} RNDhgxoealvtj"/>&lt;Do Zotero Refresh: [@barron_interest_2006]&gt;<text:reference-mark-end text:name="ZOTERO_ITEM CSL_CITATION {&quot;citationID&quot;:&quot;qxcpbkml&quot;,&quot;schema&quot;:&quot;https://github.com/citation-style-language/schema/raw/master/csl-citation.json&quot;,&quot;properties&quot;:{&quot;formattedCitation&quot;:&quot;[@barron_interest_2006]&quot;,&quot;noteIndex&quot;:0},&quot;citationItems&quot;:[{&quot;uris&quot;:[&quot;http://zotero.org/users/1913249/items/X4PI5BN4&quot;],&quot;suffix&quot;:&quot;&quot;,&quot;id&quot;:1712,&quot;prefix&quot;:&quot;&quot;,&quot;uri&quot;:[&quot;http://zotero.org/users/1913249/items/X4PI5BN4&quot;],&quot;itemData&quot;:{&quot;title&quot;:&quot;Interest and Self-Sustained Learning as Catalysts of Development: A Learning Ecology Perspective&quot;,&quot;language&quot;:&quot;en&quot;,&quot;issued&quot;:{&quot;date-parts&quot;:[[&quot;2006&quot;]]},&quot;DOI&quot;:&quot;10.1159/000094368&quot;,&quot;source&quot;:&quot;CrossRef&quot;,&quot;title-short&quot;:&quot;Interest and Self-Sustained Learning as Catalysts of Development&quot;,&quot;citation-key&quot;:&quot;barron_interest_2006&quot;,&quot;id&quot;:&quot;barron_interest_2006&quot;,&quot;author&quot;:[{&quot;given&quot;:&quot;Brigid&quot;,&quot;family&quot;:&quot;Barron&quot;}],&quot;container-title&quot;:&quot;Human Development&quot;,&quot;URL&quot;:&quot;http://www.karger.com/doi/10.1159/000094368&quot;,&quot;ISSN&quot;:&quot;1423-0054, 0018-716X&quot;,&quot;type&quot;:&quot;article-journal&quot;,&quot;issue&quot;:&quot;4&quot;,&quot;page&quot;:&quot;193-224&quot;,&quot;accessed&quot;:{&quot;date-parts&quot;:[[&quot;2017&quot;,10,16]]},&quot;volume&quot;:&quot;49&quot;}}]} RNDhgxoealvtj"/>. I also propose that this use of the MDA framework as a way of providing varied learning pathways has potential to aid facilitators to align with existing inclusive pedagogy, a point I explore in more detail in the discussion section.</text:p>
      <text:h text:style-name="Heading_20_3" text:outline-level="3"><text:bookmark-start text:name="evolution-and-propagation-of-gdps-concepts-during-playtesting"/>Evolution and propagation of GDPs concepts during playtesting<text:bookmark-end text:name="evolution-and-propagation-of-gdps-concepts-during-playtesting"/></text:h>
      <text:p text:style-name="First_20_paragraph">Within the emerging idioculture of the game-making sessions, and during playtesting in particular, the implementation of popular or novel GDPs by participant pairs or individuals is often spread through peer activity. Both documented (those part of provided resources) and novel GDPs (those introduced by participants) were transmitted between participants, enriching the games of participants. At times, participants were influenced by playing the games of others, and at times, they would request the direct help of peers to implement GDPs in their own games.</text:p>
      <text:p text:style-name="Text_20_body">As the process of playtesting emerged, community norms began to develop, some of which where influenced by home experience of game playing. Vignette 4 (V4.a) outlines the community norming of Madiha(p)’s game to conform to expected standards of a platform game.</text:p>
      <text:p text:style-name="Text_20_body">In part two of Vignette 1, Toby’s work adding 21 levels to his game is noticed by Bertie who then asks Toby, “<text:span text:style-name="T2">Can you show me how you add more levels on to yours?</text:span>”</text:p>
      <text:p text:style-name="Text_20_body">The full exchange shows an example of the propagation of GDPs emerging from the process of community playtesting through a direct request. It is possible that Bertie’s request to Toby is prompted by Bertie noticing Toby helping Nasrin and Harper add levels to their games. Toby’s emerging role as a specialist that the community can draw on for practical help, and similar examples (see also that of Nasrin in Vignette 5), were welcomed by me as a way to reduce dependence on myself as a facilitator, or to provide an alternative to the instruction-based support documents.</text:p>
      <text:p text:style-name="Text_20_body">Other examples of propagating patterns include placing hazards in tricky places like a lava pit, the use of moving enemies and changes to jump dynamics.</text:p>
      <text:p text:style-name="Text_20_body">In addition to the propagation of GDPs offered in the menu of supporting documentation, other gameplay patterns and related design concepts emerged organically from the community. For example, Olive’s concept of a level that eschews challenge and offers only rewards, a type of bonus stage pattern, emerged through playful experimentation (see Vignette 2). Similarly, the concept of a safe zone in the game of Pearl and Clive arrived as a direct result of adding a moving enemies GDP. The extensive use of that pattern dominated the game challenge to such an extent that it became essential for players to quickly identify and use ‘safe zones’. These novel concepts may have emerged spontaneously or have a source in part from participants’ funds of gaming knowledge. In either case, once the concept of safe zone or bonus level enters the linguistic and coding repertoire of this community of game makers, they may spread if other participants pick up on them. Even if other participants only noticed the use of GDPs and used approximate terminology to comment on them during playtesting, this form of activity can be seen as legitimate peripheral participation <text:reference-mark-start text:name="ZOTERO_ITEM CSL_CITATION {&quot;citationID&quot;:&quot;zanfrsix&quot;,&quot;schema&quot;:&quot;https://github.com/citation-style-language/schema/raw/master/csl-citation.json&quot;,&quot;properties&quot;:{&quot;formattedCitation&quot;:&quot;[@lave_situated_1991; @guzdial_imagineering_2006]&quot;,&quot;noteIndex&quot;:0},&quot;citationItems&quot;:[{&quot;uris&quot;:[&quot;http://zotero.org/users/1913249/items/RTN9BLRE&quot;],&quot;suffix&quot;:&quot;&quot;,&quot;id&quot;:2423,&quot;prefix&quot;:&quot;&quot;,&quot;uri&quot;:[&quot;http://zotero.org/users/1913249/items/RTN9BLRE&quot;],&quot;itemData&quot;:{&quot;title&quot;:&quot;Situated learning: legitimate peripheral participation&quot;,&quot;type&quot;:&quot;book&quot;,&quot;citation-key&quot;:&quot;lave_situated_1991&quot;,&quot;collection-title&quot;:&quot;Learning in doing&quot;,&quot;id&quot;:&quot;lave_situated_1991&quot;,&quot;issued&quot;:{&quot;date-parts&quot;:[[&quot;1991&quot;]]},&quot;author&quot;:[{&quot;given&quot;:&quot;Jean&quot;,&quot;family&quot;:&quot;Lave&quot;},{&quot;given&quot;:&quot;Etienne&quot;,&quot;family&quot;:&quot;Wenger&quot;}],&quot;source&quot;:&quot;Library of Congress ISBN&quot;,&quot;publisher-place&quot;:&quot;Cambridge [England] ; New York&quot;,&quot;ISBN&quot;:&quot;978-0-521-41308-4 978-0-521-42374-8&quot;,&quot;event-place&quot;:&quot;Cambridge [England] ; New York&quot;,&quot;call-number&quot;:&quot;BF318 .L36 1991&quot;,&quot;publisher&quot;:&quot;Cambridge University Press&quot;,&quot;number-of-pages&quot;:&quot;138&quot;,&quot;title-short&quot;:&quot;Situated learning&quot;}},{&quot;uris&quot;:[&quot;http://zotero.org/users/1913249/items/PPXMDW3Z&quot;],&quot;suffix&quot;:&quot;&quot;,&quot;id&quot;:9010,&quot;prefix&quot;:&quot;&quot;,&quot;uri&quot;:[&quot;http://zotero.org/users/1913249/items/PPXMDW3Z&quot;],&quot;itemData&quot;:{&quot;container-title&quot;:&quot;Proceedings of the second international workshop on Computing education research&quot;,&quot;publisher-place&quot;:&quot;New York, NY, USA&quot;,&quot;issued&quot;:{&quot;date-parts&quot;:[[&quot;2006&quot;,9,9]]},&quot;DOI&quot;:&quot;10.1145/1151588.1151597&quot;,&quot;source&quot;:&quot;ACM Digital Library&quot;,&quot;title-short&quot;:&quot;Imagineering inauthentic legitimate peripheral participation&quot;,&quot;citation-key&quot;:&quot;guzdial_imagineering_2006&quot;,&quot;URL&quot;:&quot;https://dl.acm.org/doi/10.1145/1151588.1151597&quot;,&quot;id&quot;:&quot;guzdial_imagineering_2006&quot;,&quot;type&quot;:&quot;paper-conference&quot;,&quot;author&quot;:[{&quot;given&quot;:&quot;Mark&quot;,&quot;family&quot;:&quot;Guzdial&quot;},{&quot;given&quot;:&quot;Allison Elliott&quot;,&quot;family&quot;:&quot;Tew&quot;}],&quot;title&quot;:&quot;Imagineering inauthentic legitimate peripheral participation: an instructional design approach for motivating computing education&quot;,&quot;accessed&quot;:{&quot;date-parts&quot;:[[&quot;2023&quot;,10,3]]},&quot;ISBN&quot;:&quot;978-1-59593-494-9&quot;,&quot;collection-title&quot;:&quot;ICER '06&quot;,&quot;publisher&quot;:&quot;Association for Computing Machinery&quot;,&quot;page&quot;:&quot;51–58&quot;,&quot;event-place&quot;:&quot;New York, NY, USA&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 RNDqibtusrxit"/>&lt;Do Zotero Refresh: [@lave_situated_1991; @guzdial_imagineering_2006]&gt;<text:reference-mark-end text:name="ZOTERO_ITEM CSL_CITATION {&quot;citationID&quot;:&quot;zanfrsix&quot;,&quot;schema&quot;:&quot;https://github.com/citation-style-language/schema/raw/master/csl-citation.json&quot;,&quot;properties&quot;:{&quot;formattedCitation&quot;:&quot;[@lave_situated_1991; @guzdial_imagineering_2006]&quot;,&quot;noteIndex&quot;:0},&quot;citationItems&quot;:[{&quot;uris&quot;:[&quot;http://zotero.org/users/1913249/items/RTN9BLRE&quot;],&quot;suffix&quot;:&quot;&quot;,&quot;id&quot;:2423,&quot;prefix&quot;:&quot;&quot;,&quot;uri&quot;:[&quot;http://zotero.org/users/1913249/items/RTN9BLRE&quot;],&quot;itemData&quot;:{&quot;title&quot;:&quot;Situated learning: legitimate peripheral participation&quot;,&quot;type&quot;:&quot;book&quot;,&quot;citation-key&quot;:&quot;lave_situated_1991&quot;,&quot;collection-title&quot;:&quot;Learning in doing&quot;,&quot;id&quot;:&quot;lave_situated_1991&quot;,&quot;issued&quot;:{&quot;date-parts&quot;:[[&quot;1991&quot;]]},&quot;author&quot;:[{&quot;given&quot;:&quot;Jean&quot;,&quot;family&quot;:&quot;Lave&quot;},{&quot;given&quot;:&quot;Etienne&quot;,&quot;family&quot;:&quot;Wenger&quot;}],&quot;source&quot;:&quot;Library of Congress ISBN&quot;,&quot;publisher-place&quot;:&quot;Cambridge [England] ; New York&quot;,&quot;ISBN&quot;:&quot;978-0-521-41308-4 978-0-521-42374-8&quot;,&quot;event-place&quot;:&quot;Cambridge [England] ; New York&quot;,&quot;call-number&quot;:&quot;BF318 .L36 1991&quot;,&quot;publisher&quot;:&quot;Cambridge University Press&quot;,&quot;number-of-pages&quot;:&quot;138&quot;,&quot;title-short&quot;:&quot;Situated learning&quot;}},{&quot;uris&quot;:[&quot;http://zotero.org/users/1913249/items/PPXMDW3Z&quot;],&quot;suffix&quot;:&quot;&quot;,&quot;id&quot;:9010,&quot;prefix&quot;:&quot;&quot;,&quot;uri&quot;:[&quot;http://zotero.org/users/1913249/items/PPXMDW3Z&quot;],&quot;itemData&quot;:{&quot;container-title&quot;:&quot;Proceedings of the second international workshop on Computing education research&quot;,&quot;publisher-place&quot;:&quot;New York, NY, USA&quot;,&quot;issued&quot;:{&quot;date-parts&quot;:[[&quot;2006&quot;,9,9]]},&quot;DOI&quot;:&quot;10.1145/1151588.1151597&quot;,&quot;source&quot;:&quot;ACM Digital Library&quot;,&quot;title-short&quot;:&quot;Imagineering inauthentic legitimate peripheral participation&quot;,&quot;citation-key&quot;:&quot;guzdial_imagineering_2006&quot;,&quot;URL&quot;:&quot;https://dl.acm.org/doi/10.1145/1151588.1151597&quot;,&quot;id&quot;:&quot;guzdial_imagineering_2006&quot;,&quot;type&quot;:&quot;paper-conference&quot;,&quot;author&quot;:[{&quot;given&quot;:&quot;Mark&quot;,&quot;family&quot;:&quot;Guzdial&quot;},{&quot;given&quot;:&quot;Allison Elliott&quot;,&quot;family&quot;:&quot;Tew&quot;}],&quot;title&quot;:&quot;Imagineering inauthentic legitimate peripheral participation: an instructional design approach for motivating computing education&quot;,&quot;accessed&quot;:{&quot;date-parts&quot;:[[&quot;2023&quot;,10,3]]},&quot;ISBN&quot;:&quot;978-1-59593-494-9&quot;,&quot;collection-title&quot;:&quot;ICER '06&quot;,&quot;publisher&quot;:&quot;Association for Computing Machinery&quot;,&quot;page&quot;:&quot;51–58&quot;,&quot;event-place&quot;:&quot;New York, NY, USA&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 RNDqibtusrxit"/>, and thus a helpful practice contributing to the emerging ecosystems of the learning community.</text:p>
      <text:p text:style-name="Text_20_body">This section has explored the use of GDPs within strategies and processes that occur at a community level in a way that demonstrates the transfer between different activity systems, supporting Gutiérrez’s perspective <text:reference-mark-start text:name="ZOTERO_ITEM CSL_CITATION {&quot;citationID&quot;:&quot;hvepbceg&quot;,&quot;schema&quot;:&quot;https://github.com/citation-style-language/schema/raw/master/csl-citation.json&quot;,&quot;properties&quot;:{&quot;formattedCitation&quot;:&quot;[@gutierrez_developing_2008]&quot;,&quot;noteIndex&quot;:0},&quot;citationItems&quot;:[{&quot;uris&quot;:[&quot;http://zotero.org/users/1913249/items/DAPR6ZQ4&quot;],&quot;suffix&quot;:&quot;&quot;,&quot;id&quot;:79,&quot;prefix&quot;:&quot;&quot;,&quot;uri&quot;:[&quot;http://zotero.org/users/1913249/items/DAPR6ZQ4&quot;],&quot;itemData&quot;:{&quot;ISSN&quot;:&quot;1936-2722&quot;,&quot;language&quot;:&quot;en&quot;,&quot;issued&quot;:{&quot;date-parts&quot;:[[&quot;2008&quot;]]},&quot;DOI&quot;:&quot;https://doi.org/10.1598/RRQ.43.2.3&quot;,&quot;source&quot;:&quot;Wiley Online Library&quot;,&quot;citation-key&quot;:&quot;gutierrez_developing_2008&quot;,&quot;id&quot;:&quot;gutierrez_developing_2008&quot;,&quot;volume&quot;:&quot;43&quot;,&quot;author&quot;:[{&quot;given&quot;:&quot;Kris D.&quot;,&quot;family&quot;:&quot;Gutiérrez&quot;}],&quot;URL&quot;:&quot;https://ila.onlinelibrary.wiley.com/doi/abs/10.1598/RRQ.43.2.3&quot;,&quot;container-title&quot;:&quot;Reading Research Quarterly&quot;,&quot;type&quot;:&quot;article-journal&quot;,&quot;issue&quot;:&quot;2&quot;,&quot;accessed&quot;:{&quot;date-parts&quot;:[[&quot;2021&quot;,3,18]]},&quot;page&quot;:&quot;148-164&quot;,&quot;title&quot;:&quot;Developing a Sociocritical Literacy in the Third Space&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 RNDdpbxybymgp"/>&lt;Do Zotero Refresh: [@gutierrez_developing_2008]&gt;<text:reference-mark-end text:name="ZOTERO_ITEM CSL_CITATION {&quot;citationID&quot;:&quot;hvepbceg&quot;,&quot;schema&quot;:&quot;https://github.com/citation-style-language/schema/raw/master/csl-citation.json&quot;,&quot;properties&quot;:{&quot;formattedCitation&quot;:&quot;[@gutierrez_developing_2008]&quot;,&quot;noteIndex&quot;:0},&quot;citationItems&quot;:[{&quot;uris&quot;:[&quot;http://zotero.org/users/1913249/items/DAPR6ZQ4&quot;],&quot;suffix&quot;:&quot;&quot;,&quot;id&quot;:79,&quot;prefix&quot;:&quot;&quot;,&quot;uri&quot;:[&quot;http://zotero.org/users/1913249/items/DAPR6ZQ4&quot;],&quot;itemData&quot;:{&quot;ISSN&quot;:&quot;1936-2722&quot;,&quot;language&quot;:&quot;en&quot;,&quot;issued&quot;:{&quot;date-parts&quot;:[[&quot;2008&quot;]]},&quot;DOI&quot;:&quot;https://doi.org/10.1598/RRQ.43.2.3&quot;,&quot;source&quot;:&quot;Wiley Online Library&quot;,&quot;citation-key&quot;:&quot;gutierrez_developing_2008&quot;,&quot;id&quot;:&quot;gutierrez_developing_2008&quot;,&quot;volume&quot;:&quot;43&quot;,&quot;author&quot;:[{&quot;given&quot;:&quot;Kris D.&quot;,&quot;family&quot;:&quot;Gutiérrez&quot;}],&quot;URL&quot;:&quot;https://ila.onlinelibrary.wiley.com/doi/abs/10.1598/RRQ.43.2.3&quot;,&quot;container-title&quot;:&quot;Reading Research Quarterly&quot;,&quot;type&quot;:&quot;article-journal&quot;,&quot;issue&quot;:&quot;2&quot;,&quot;accessed&quot;:{&quot;date-parts&quot;:[[&quot;2021&quot;,3,18]]},&quot;page&quot;:&quot;148-164&quot;,&quot;title&quot;:&quot;Developing a Sociocritical Literacy in the Third Space&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 RNDdpbxybymgp"/> regarding the importance of transcending borders and linguistic practices between sites of learning. Playtesting served as a medium for a shared idioculture to emerge and, as such, became a significant part of the pedagogy of the learning design. While the design processes directly linked to implementing GDPs were among the most significant in the video data, others were present. The role of playtesting and other community interactions, including warm-up games and session reflections, are explored in relation to the development of agency in the following chapter.</text:p>
      <text:h text:style-name="Heading_20_2" text:outline-level="2"><text:bookmark-start text:name="discussion"/>Discussion<text:bookmark-end text:name="discussion"/></text:h>
      <text:h text:style-name="Heading_20_3" text:outline-level="3"><text:bookmark-start text:name="addressing-gdps-in-relation-to-processes-of-mediation-and-incorporation-in-repertoires-of-practice"/>Addressing GDPs in relation to processes of mediation and incorporation in repertoires of practice<text:bookmark-end text:name="addressing-gdps-in-relation-to-processes-of-mediation-and-incorporation-in-repertoires-of-practice"/></text:h>
      <text:p text:style-name="First_20_paragraph">This section continues analysis of the diverse roles of GDPs the game making activity using CHAT concepts including: GDP use as mediational tools, as incorporated part of wider repertoires of practice, and the role of GDPs within participant development of transformational agency. BUT THIS IS NEXT CHAPTER TOO.</text:p>
      <text:p text:style-name="Text_20_body">Addressing GDPs as a mediational tool. Chapter 5 outlined design decisions and this chapter explored the impact. For example, the uses of the quick start activities, tutorials and code snippets as supporting tools, if viewed in isolation can been as more straight forward, triangular form of subject, tool, object mediation (see Chapter 4 diagram).</text:p>
      <text:p text:style-name="Text_20_body">Turning to repertoires, other non-GDP elements of the learning design are mixed together in these emerging repertoires and thus to neglect to explore them would give an incomplete picture. Gutiérrez’s focus on repertoires of practice draws on the importance of wider cultural focus of the learning process.</text:p>
      <text:p text:style-name="P13">Such a perspective on the relationship between culture and learning is also about attention to the “cultural mediation of thinking” (Moll, 1998) cited in [@digiacomo_seven_2017] p.44</text:p>
      <text:p text:style-name="First_20_paragraph">Of particular relevance here is Gutiérrez’s focus on movement of identity between settings and the role of facilitators to facilitate this via learning design.</text:p>
      <text:p text:style-name="Text_20_body">In this chapter’s discussion this wider focus on cultural elements is addressed via an exploration of flexible approaches to the design practice, it is also explored in the following chapter in an exploration of the evolving culture of this communities playtesting practices.</text:p>
      <text:p text:style-name="Text_20_body">The third aspect is the more experimental, innovative form of mediation within TADS [Sannio]. This aspect is explored to an extent here, SAY HOW, but is also taken up in more detail in the following chapter.</text:p>
      <text:h text:style-name="Heading_20_3" text:outline-level="3"><text:bookmark-start text:name="observations-on-emerging-design-practices"/>Observations on emerging design practices<text:bookmark-end text:name="observations-on-emerging-design-practices"/></text:h>
      <text:p text:style-name="First_20_paragraph">I propose that new GDPs elements can be integrated with existing home repertoires of practice to form novel flexible design practices.</text:p>
      <text:p text:style-name="Text_20_body">Several of the observations in vignettes described above, especially those involving interpersonal guided participation, detail the interweaving of novel concepts and practices with existing repertoires. An example being the use of visual prototyping explored above and in more detail in appendix.prototyping.</text:p>
      <text:p text:style-name="Text_20_body">In the previous chapter I outlined this learning design as aligned more with a step-based approach than a design-build-test one. As mentioned in Chapter 3, the process of examining video data also did not align with common design thinking stages as I initially thought might be the case. The stages were instead fragmented and sometimes happened in parallel. In many interactions I observed improvisational approaches which incorporated ideation, planning, implementation and testing in space of a minute or so. If I had encouraged participants to follow prescribed design stages this may have restrict this flexibility in practice. This concern is echoed in research which critiques a similar, staged approach to creative writing in primary education using a writing cycle approach. <text:reference-mark-start text:name="ZOTERO_ITEM CSL_CITATION {&quot;citationID&quot;:&quot;epmvynps&quot;,&quot;schema&quot;:&quot;https://github.com/citation-style-language/schema/raw/master/csl-citation.json&quot;,&quot;properties&quot;:{&quot;formattedCitation&quot;:&quot;[@kuby_rhizomatic_2016]&quot;,&quot;noteIndex&quot;:0},&quot;citationItems&quot;:[{&quot;uris&quot;:[&quot;http://zotero.org/users/1913249/items/68NMW3G2&quot;],&quot;suffix&quot;:&quot;&quot;,&quot;id&quot;:8761,&quot;prefix&quot;:&quot;&quot;,&quot;uri&quot;:[&quot;http://zotero.org/users/1913249/items/68NMW3G2&quot;],&quot;itemData&quot;:{&quot;container-title&quot;:&quot;Reclaiming Early Childhood Literacies&quot;,&quot;citation-key&quot;:&quot;kuby_rhizomatic_2016&quot;,&quot;id&quot;:&quot;kuby_rhizomatic_2016&quot;,&quot;issued&quot;:{&quot;date-parts&quot;:[[&quot;2016&quot;]]},&quot;author&quot;:[{&quot;given&quot;:&quot;Candace R.&quot;,&quot;family&quot;:&quot;Kuby&quot;}],&quot;type&quot;:&quot;chapter&quot;,&quot;ISBN&quot;:&quot;978-1-315-67196-3&quot;,&quot;title-short&quot;:&quot;Rhizomatic Possibilities for Writing Processes&quot;,&quot;title&quot;:&quot;Rhizomatic Possibilities for Writing Processes: Fluid Structures and Components&quot;,&quot;publisher&quot;:&quot;Routledge&quot;,&quot;number-of-pages&quot;:&quot;10&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 RNDfgqnayjfnk"/>&lt;Do Zotero Refresh: [@kuby_rhizomatic_2016]&gt;<text:reference-mark-end text:name="ZOTERO_ITEM CSL_CITATION {&quot;citationID&quot;:&quot;epmvynps&quot;,&quot;schema&quot;:&quot;https://github.com/citation-style-language/schema/raw/master/csl-citation.json&quot;,&quot;properties&quot;:{&quot;formattedCitation&quot;:&quot;[@kuby_rhizomatic_2016]&quot;,&quot;noteIndex&quot;:0},&quot;citationItems&quot;:[{&quot;uris&quot;:[&quot;http://zotero.org/users/1913249/items/68NMW3G2&quot;],&quot;suffix&quot;:&quot;&quot;,&quot;id&quot;:8761,&quot;prefix&quot;:&quot;&quot;,&quot;uri&quot;:[&quot;http://zotero.org/users/1913249/items/68NMW3G2&quot;],&quot;itemData&quot;:{&quot;container-title&quot;:&quot;Reclaiming Early Childhood Literacies&quot;,&quot;citation-key&quot;:&quot;kuby_rhizomatic_2016&quot;,&quot;id&quot;:&quot;kuby_rhizomatic_2016&quot;,&quot;issued&quot;:{&quot;date-parts&quot;:[[&quot;2016&quot;]]},&quot;author&quot;:[{&quot;given&quot;:&quot;Candace R.&quot;,&quot;family&quot;:&quot;Kuby&quot;}],&quot;type&quot;:&quot;chapter&quot;,&quot;ISBN&quot;:&quot;978-1-315-67196-3&quot;,&quot;title-short&quot;:&quot;Rhizomatic Possibilities for Writing Processes&quot;,&quot;title&quot;:&quot;Rhizomatic Possibilities for Writing Processes: Fluid Structures and Components&quot;,&quot;publisher&quot;:&quot;Routledge&quot;,&quot;number-of-pages&quot;:&quot;10&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 RNDfgqnayjfnk"/></text:p>
      <text:p text:style-name="Text_20_body">This section therefore describes a set of evolving and flexible design practices as a counterpoint to design thinking stages. These practices includes emerging norms, DoL, and community behaviour.</text:p>
      <text:p text:style-name="Text_20_body"><text:span text:style-name="T1">Observations and evidence on flexible design practice</text:span></text:p>
      <text:p text:style-name="Text_20_body">As typified in vignette 1 and 5 , some younger participants in particular developed impressively fluid practice demonstrating extremely rapids shifts between code editing, game testing, authoring assets in online tools and migrating files often while talking with peers. Some older participants also showed rapid, responsive creativity. Grandad Clive quickly incorporated a boost to player health after a level after being given feedback during playtesting [EVIDENCE?].</text:p>
      <text:p text:style-name="Text_20_body">At other times design processes were experimental with no clear end goal. In exploring sound making software Ed and Mark start a process of tinkering and messing about with the capability of the tools which spurs creativity. The joint improvised process created two different soundtracks. This sparks a new proposal to incorporate different soundtracks for different levels. Pairs often adopted a similar spirit of improvisation. In V7 Dan(p) makes a suggestion - “Use paper to design?” - to which Toby(c) replies “I’m just going with it.”</text:p>
      <text:p text:style-name="Text_20_body">Addressing a separate aspect of reflection, in P2, I guided supporting student facilitators to ask what patterns participants were currently working on or had recently completed as a way of provoking informal reflection on project progress. Additionally in P3, GDPs were prominent in end of session reflections (see Vignette 10)</text:p>
      <text:p text:style-name="Text_20_body"><text:span text:style-name="T1">Lingua Franca return?:</text:span> The examples of this chapter show the importance of GDPS as a lingua franca to facilitate these kinds of flexible responsive collaboration.</text:p>
      <text:p text:style-name="Text_20_body">These observations of the value of flexible design processes, invite discussion on how best to conceptualise and support these flexible approaches. One potentially fruitful perspective is that ofrhizomatic design approaches <text:reference-mark-start text:name="ZOTERO_ITEM CSL_CITATION {&quot;citationID&quot;:&quot;hrqlgsif&quot;,&quot;schema&quot;:&quot;https://github.com/citation-style-language/schema/raw/master/csl-citation.json&quot;,&quot;properties&quot;:{&quot;formattedCitation&quot;:&quot;[@de_freitas_classroom_2012]&quot;,&quot;noteIndex&quot;:0},&quot;citationItems&quot;:[{&quot;uris&quot;:[&quot;http://zotero.org/users/1913249/items/WA5J48KV&quot;],&quot;suffix&quot;:&quot;&quot;,&quot;id&quot;:1278,&quot;prefix&quot;:&quot;&quot;,&quot;uri&quot;:[&quot;http://zotero.org/users/1913249/items/WA5J48KV&quot;],&quot;itemData&quot;:{&quot;title&quot;:&quot;The Classroom as Rhizome: New Strategies for Diagramming Knotted Interactions&quot;,&quot;language&quot;:&quot;en&quot;,&quot;issued&quot;:{&quot;date-parts&quot;:[[&quot;2012&quot;,9,1]]},&quot;DOI&quot;:&quot;10.1177/1077800412450155&quot;,&quot;source&quot;:&quot;CrossRef&quot;,&quot;title-short&quot;:&quot;The Classroom as Rhizome&quot;,&quot;citation-key&quot;:&quot;de_freitas_classroom_2012&quot;,&quot;id&quot;:&quot;de_freitas_classroom_2012&quot;,&quot;author&quot;:[{&quot;non-dropping-particle&quot;:&quot;de&quot;,&quot;family&quot;:&quot;Freitas&quot;,&quot;given&quot;:&quot;E.&quot;}],&quot;container-title&quot;:&quot;Qualitative Inquiry&quot;,&quot;URL&quot;:&quot;http://qix.sagepub.com/cgi/doi/10.1177/1077800412450155&quot;,&quot;ISSN&quot;:&quot;1077-8004, 1552-7565&quot;,&quot;type&quot;:&quot;article-journal&quot;,&quot;issue&quot;:&quot;7&quot;,&quot;page&quot;:&quot;557-570&quot;,&quot;accessed&quot;:{&quot;date-parts&quot;:[[&quot;2016&quot;,8,9]]},&quot;volume&quot;:&quot;18&quot;}}]} RNDtgravwpirn"/>&lt;Do Zotero Refresh: [@de_freitas_classroom_2012]&gt;<text:reference-mark-end text:name="ZOTERO_ITEM CSL_CITATION {&quot;citationID&quot;:&quot;hrqlgsif&quot;,&quot;schema&quot;:&quot;https://github.com/citation-style-language/schema/raw/master/csl-citation.json&quot;,&quot;properties&quot;:{&quot;formattedCitation&quot;:&quot;[@de_freitas_classroom_2012]&quot;,&quot;noteIndex&quot;:0},&quot;citationItems&quot;:[{&quot;uris&quot;:[&quot;http://zotero.org/users/1913249/items/WA5J48KV&quot;],&quot;suffix&quot;:&quot;&quot;,&quot;id&quot;:1278,&quot;prefix&quot;:&quot;&quot;,&quot;uri&quot;:[&quot;http://zotero.org/users/1913249/items/WA5J48KV&quot;],&quot;itemData&quot;:{&quot;title&quot;:&quot;The Classroom as Rhizome: New Strategies for Diagramming Knotted Interactions&quot;,&quot;language&quot;:&quot;en&quot;,&quot;issued&quot;:{&quot;date-parts&quot;:[[&quot;2012&quot;,9,1]]},&quot;DOI&quot;:&quot;10.1177/1077800412450155&quot;,&quot;source&quot;:&quot;CrossRef&quot;,&quot;title-short&quot;:&quot;The Classroom as Rhizome&quot;,&quot;citation-key&quot;:&quot;de_freitas_classroom_2012&quot;,&quot;id&quot;:&quot;de_freitas_classroom_2012&quot;,&quot;author&quot;:[{&quot;non-dropping-particle&quot;:&quot;de&quot;,&quot;family&quot;:&quot;Freitas&quot;,&quot;given&quot;:&quot;E.&quot;}],&quot;container-title&quot;:&quot;Qualitative Inquiry&quot;,&quot;URL&quot;:&quot;http://qix.sagepub.com/cgi/doi/10.1177/1077800412450155&quot;,&quot;ISSN&quot;:&quot;1077-8004, 1552-7565&quot;,&quot;type&quot;:&quot;article-journal&quot;,&quot;issue&quot;:&quot;7&quot;,&quot;page&quot;:&quot;557-570&quot;,&quot;accessed&quot;:{&quot;date-parts&quot;:[[&quot;2016&quot;,8,9]]},&quot;volume&quot;:&quot;18&quot;}}]} RNDtgravwpirn"/>. Research exists on the promise of rhizomatic approaches design thinking in creative educational programmes <text:reference-mark-start text:name="ZOTERO_ITEM CSL_CITATION {&quot;citationID&quot;:&quot;wggbnxpn&quot;,&quot;schema&quot;:&quot;https://github.com/citation-style-language/schema/raw/master/csl-citation.json&quot;,&quot;properties&quot;:{&quot;formattedCitation&quot;:&quot;[@biffi_chasing_2017-1]&quot;,&quot;noteIndex&quot;:0},&quot;citationItems&quot;:[{&quot;uris&quot;:[&quot;http://zotero.org/users/1913249/items/922HA3Y2&quot;],&quot;suffix&quot;:&quot;&quot;,&quot;id&quot;:3728,&quot;prefix&quot;:&quot;&quot;,&quot;uri&quot;:[&quot;http://zotero.org/users/1913249/items/922HA3Y2&quot;],&quot;itemData&quot;:{&quot;ISSN&quot;:&quot;0040-0912&quot;,&quot;issue&quot;:&quot;9&quot;,&quot;issued&quot;:{&quot;date-parts&quot;:[[&quot;2017&quot;,10,9]]},&quot;DOI&quot;:&quot;10.1108/ET-01-2016-0007&quot;,&quot;source&quot;:&quot;DOI.org (Crossref)&quot;,&quot;title-short&quot;:&quot;Chasing innovation&quot;,&quot;citation-key&quot;:&quot;biffi_chasing_2017-1&quot;,&quot;volume&quot;:&quot;59&quot;,&quot;id&quot;:&quot;biffi_chasing_2017-1&quot;,&quot;URL&quot;:&quot;https://www.emerald.com/insight/content/doi/10.1108/ET-01-2016-0007/full/html&quot;,&quot;author&quot;:[{&quot;given&quot;:&quot;Alfredo&quot;,&quot;family&quot;:&quot;Biffi&quot;},{&quot;given&quot;:&quot;Rita&quot;,&quot;family&quot;:&quot;Bissola&quot;},{&quot;given&quot;:&quot;Barbara&quot;,&quot;family&quot;:&quot;Imperatori&quot;}],&quot;type&quot;:&quot;article-journal&quot;,&quot;container-title&quot;:&quot;Education + Training&quot;,&quot;title&quot;:&quot;Chasing innovation: a pilot case study of a rhizomatic design thinking education program&quot;,&quot;container-title-short&quot;:&quot;ET&quot;,&quot;accessed&quot;:{&quot;date-parts&quot;:[[&quot;2023&quot;,2,2]]},&quot;page&quot;:&quot;957-977&quot;,&quot;language&quot;:&quot;en&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 RNDvytijbaamh"/>&lt;Do Zotero Refresh: [@biffi_chasing_2017-1]&gt;<text:reference-mark-end text:name="ZOTERO_ITEM CSL_CITATION {&quot;citationID&quot;:&quot;wggbnxpn&quot;,&quot;schema&quot;:&quot;https://github.com/citation-style-language/schema/raw/master/csl-citation.json&quot;,&quot;properties&quot;:{&quot;formattedCitation&quot;:&quot;[@biffi_chasing_2017-1]&quot;,&quot;noteIndex&quot;:0},&quot;citationItems&quot;:[{&quot;uris&quot;:[&quot;http://zotero.org/users/1913249/items/922HA3Y2&quot;],&quot;suffix&quot;:&quot;&quot;,&quot;id&quot;:3728,&quot;prefix&quot;:&quot;&quot;,&quot;uri&quot;:[&quot;http://zotero.org/users/1913249/items/922HA3Y2&quot;],&quot;itemData&quot;:{&quot;ISSN&quot;:&quot;0040-0912&quot;,&quot;issue&quot;:&quot;9&quot;,&quot;issued&quot;:{&quot;date-parts&quot;:[[&quot;2017&quot;,10,9]]},&quot;DOI&quot;:&quot;10.1108/ET-01-2016-0007&quot;,&quot;source&quot;:&quot;DOI.org (Crossref)&quot;,&quot;title-short&quot;:&quot;Chasing innovation&quot;,&quot;citation-key&quot;:&quot;biffi_chasing_2017-1&quot;,&quot;volume&quot;:&quot;59&quot;,&quot;id&quot;:&quot;biffi_chasing_2017-1&quot;,&quot;URL&quot;:&quot;https://www.emerald.com/insight/content/doi/10.1108/ET-01-2016-0007/full/html&quot;,&quot;author&quot;:[{&quot;given&quot;:&quot;Alfredo&quot;,&quot;family&quot;:&quot;Biffi&quot;},{&quot;given&quot;:&quot;Rita&quot;,&quot;family&quot;:&quot;Bissola&quot;},{&quot;given&quot;:&quot;Barbara&quot;,&quot;family&quot;:&quot;Imperatori&quot;}],&quot;type&quot;:&quot;article-journal&quot;,&quot;container-title&quot;:&quot;Education + Training&quot;,&quot;title&quot;:&quot;Chasing innovation: a pilot case study of a rhizomatic design thinking education program&quot;,&quot;container-title-short&quot;:&quot;ET&quot;,&quot;accessed&quot;:{&quot;date-parts&quot;:[[&quot;2023&quot;,2,2]]},&quot;page&quot;:&quot;957-977&quot;,&quot;language&quot;:&quot;en&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 RNDvytijbaamh"/>. However researchers identify significant competencies required including to “identify and synthesize the body of technical and even complex knowledge into a feasible structure” <text:reference-mark-start text:name="ZOTERO_ITEM CSL_CITATION {&quot;citationID&quot;:&quot;svnmcemy&quot;,&quot;schema&quot;:&quot;https://github.com/citation-style-language/schema/raw/master/csl-citation.json&quot;,&quot;properties&quot;:{&quot;formattedCitation&quot;:&quot;[@biffi_chasing_2017-1, p. 972]&quot;,&quot;noteIndex&quot;:0},&quot;citationItems&quot;:[{&quot;uris&quot;:[&quot;http://zotero.org/users/1913249/items/922HA3Y2&quot;],&quot;id&quot;:3728,&quot;locator&quot;:&quot; 972&quot;,&quot;prefix&quot;:&quot;&quot;,&quot;uri&quot;:[&quot;http://zotero.org/users/1913249/items/922HA3Y2&quot;],&quot;itemData&quot;:{&quot;ISSN&quot;:&quot;0040-0912&quot;,&quot;issue&quot;:&quot;9&quot;,&quot;issued&quot;:{&quot;date-parts&quot;:[[&quot;2017&quot;,10,9]]},&quot;DOI&quot;:&quot;10.1108/ET-01-2016-0007&quot;,&quot;source&quot;:&quot;DOI.org (Crossref)&quot;,&quot;title-short&quot;:&quot;Chasing innovation&quot;,&quot;citation-key&quot;:&quot;biffi_chasing_2017-1&quot;,&quot;volume&quot;:&quot;59&quot;,&quot;id&quot;:&quot;biffi_chasing_2017-1&quot;,&quot;URL&quot;:&quot;https://www.emerald.com/insight/content/doi/10.1108/ET-01-2016-0007/full/html&quot;,&quot;author&quot;:[{&quot;given&quot;:&quot;Alfredo&quot;,&quot;family&quot;:&quot;Biffi&quot;},{&quot;given&quot;:&quot;Rita&quot;,&quot;family&quot;:&quot;Bissola&quot;},{&quot;given&quot;:&quot;Barbara&quot;,&quot;family&quot;:&quot;Imperatori&quot;}],&quot;type&quot;:&quot;article-journal&quot;,&quot;container-title&quot;:&quot;Education + Training&quot;,&quot;title&quot;:&quot;Chasing innovation: a pilot case study of a rhizomatic design thinking education program&quot;,&quot;container-title-short&quot;:&quot;ET&quot;,&quot;accessed&quot;:{&quot;date-parts&quot;:[[&quot;2023&quot;,2,2]]},&quot;page&quot;:&quot;957-977&quot;,&quot;language&quot;:&quot;en&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 RNDbcgspczwem"/>&lt;Do Zotero Refresh: [@biffi_chasing_2017-1, p. 972]&gt;<text:reference-mark-end text:name="ZOTERO_ITEM CSL_CITATION {&quot;citationID&quot;:&quot;svnmcemy&quot;,&quot;schema&quot;:&quot;https://github.com/citation-style-language/schema/raw/master/csl-citation.json&quot;,&quot;properties&quot;:{&quot;formattedCitation&quot;:&quot;[@biffi_chasing_2017-1, p. 972]&quot;,&quot;noteIndex&quot;:0},&quot;citationItems&quot;:[{&quot;uris&quot;:[&quot;http://zotero.org/users/1913249/items/922HA3Y2&quot;],&quot;id&quot;:3728,&quot;locator&quot;:&quot; 972&quot;,&quot;prefix&quot;:&quot;&quot;,&quot;uri&quot;:[&quot;http://zotero.org/users/1913249/items/922HA3Y2&quot;],&quot;itemData&quot;:{&quot;ISSN&quot;:&quot;0040-0912&quot;,&quot;issue&quot;:&quot;9&quot;,&quot;issued&quot;:{&quot;date-parts&quot;:[[&quot;2017&quot;,10,9]]},&quot;DOI&quot;:&quot;10.1108/ET-01-2016-0007&quot;,&quot;source&quot;:&quot;DOI.org (Crossref)&quot;,&quot;title-short&quot;:&quot;Chasing innovation&quot;,&quot;citation-key&quot;:&quot;biffi_chasing_2017-1&quot;,&quot;volume&quot;:&quot;59&quot;,&quot;id&quot;:&quot;biffi_chasing_2017-1&quot;,&quot;URL&quot;:&quot;https://www.emerald.com/insight/content/doi/10.1108/ET-01-2016-0007/full/html&quot;,&quot;author&quot;:[{&quot;given&quot;:&quot;Alfredo&quot;,&quot;family&quot;:&quot;Biffi&quot;},{&quot;given&quot;:&quot;Rita&quot;,&quot;family&quot;:&quot;Bissola&quot;},{&quot;given&quot;:&quot;Barbara&quot;,&quot;family&quot;:&quot;Imperatori&quot;}],&quot;type&quot;:&quot;article-journal&quot;,&quot;container-title&quot;:&quot;Education + Training&quot;,&quot;title&quot;:&quot;Chasing innovation: a pilot case study of a rhizomatic design thinking education program&quot;,&quot;container-title-short&quot;:&quot;ET&quot;,&quot;accessed&quot;:{&quot;date-parts&quot;:[[&quot;2023&quot;,2,2]]},&quot;page&quot;:&quot;957-977&quot;,&quot;language&quot;:&quot;en&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 RNDbcgspczwem"/>, which are not well-aligned with the age group of this context.</text:p>
      <text:p text:style-name="Text_20_body">So instead of rhizomatic design, I propose that the tools, process and the community in this study mutually encourage an improvisational approach often referred to as <text:span text:style-name="T2">jamming</text:span>. While the processes identified are often improvised, there is a group element of the process where makers pick up techniques from other makers in the group. I suggest that such <text:span text:style-name="T2">jamming</text:span> can be facilitated as a way of encouraging co-development of practices and making styles as proposed by Gutiérrez and Rogoff <text:reference-mark-start text:name="ZOTERO_ITEM CSL_CITATION {&quot;citationID&quot;:&quot;tuapttxc&quot;,&quot;schema&quot;:&quot;https://github.com/citation-style-language/schema/raw/master/csl-citation.json&quot;,&quot;properties&quot;:{&quot;formattedCitation&quot;:&quot;[@gutierrez_cultural_2003]&quot;,&quot;noteIndex&quot;:0},&quot;citationItems&quot;:[{&quot;uris&quot;:[&quot;http://zotero.org/users/1913249/items/BW6F6HY6&quot;],&quot;suffix&quot;:&quot;&quot;,&quot;id&quot;:9830,&quot;prefix&quot;:&quot;&quot;,&quot;uri&quot;:[&quot;http://zotero.org/users/1913249/items/BW6F6HY6&quot;],&quot;itemData&quot;:{&quot;ISSN&quot;:&quot;0013-189X, 1935-102X&quot;,&quot;issue&quot;:&quot;5&quot;,&quot;issued&quot;:{&quot;date-parts&quot;:[[&quot;2003&quot;,6]]},&quot;DOI&quot;:&quot;10.3102/0013189X032005019&quot;,&quot;source&quot;:&quot;DOI.org (Crossref)&quot;,&quot;title-short&quot;:&quot;Cultural Ways of Learning&quot;,&quot;volume&quot;:&quot;32&quot;,&quot;citation-key&quot;:&quot;gutierrez_cultural_2003&quot;,&quot;URL&quot;:&quot;http://journals.sagepub.com/doi/10.3102/0013189X032005019&quot;,&quot;id&quot;:&quot;gutierrez_cultural_2003&quot;,&quot;type&quot;:&quot;article-journal&quot;,&quot;license&quot;:&quot;http://journals.sagepub.com/page/policies/text-and-data-mining-license&quot;,&quot;title&quot;:&quot;Cultural Ways of Learning: Individual Traits or Repertoires of Practice&quot;,&quot;container-title&quot;:&quot;Educational Researcher&quot;,&quot;language&quot;:&quot;en&quot;,&quot;container-title-short&quot;:&quot;Educational Researcher&quot;,&quot;accessed&quot;:{&quot;date-parts&quot;:[[&quot;2024&quot;,9,8]]},&quot;page&quot;:&quot;19-25&quot;,&quot;author&quot;:[{&quot;given&quot;:&quot;Kris D.&quot;,&quot;family&quot;:&quot;Gutiérrez&quot;},{&quot;given&quot;:&quot;Barbara&quot;,&quot;family&quot;:&quot;Rogoff&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 RNDuychgvcthe"/>&lt;Do Zotero Refresh: [@gutierrez_cultural_2003]&gt;<text:reference-mark-end text:name="ZOTERO_ITEM CSL_CITATION {&quot;citationID&quot;:&quot;tuapttxc&quot;,&quot;schema&quot;:&quot;https://github.com/citation-style-language/schema/raw/master/csl-citation.json&quot;,&quot;properties&quot;:{&quot;formattedCitation&quot;:&quot;[@gutierrez_cultural_2003]&quot;,&quot;noteIndex&quot;:0},&quot;citationItems&quot;:[{&quot;uris&quot;:[&quot;http://zotero.org/users/1913249/items/BW6F6HY6&quot;],&quot;suffix&quot;:&quot;&quot;,&quot;id&quot;:9830,&quot;prefix&quot;:&quot;&quot;,&quot;uri&quot;:[&quot;http://zotero.org/users/1913249/items/BW6F6HY6&quot;],&quot;itemData&quot;:{&quot;ISSN&quot;:&quot;0013-189X, 1935-102X&quot;,&quot;issue&quot;:&quot;5&quot;,&quot;issued&quot;:{&quot;date-parts&quot;:[[&quot;2003&quot;,6]]},&quot;DOI&quot;:&quot;10.3102/0013189X032005019&quot;,&quot;source&quot;:&quot;DOI.org (Crossref)&quot;,&quot;title-short&quot;:&quot;Cultural Ways of Learning&quot;,&quot;volume&quot;:&quot;32&quot;,&quot;citation-key&quot;:&quot;gutierrez_cultural_2003&quot;,&quot;URL&quot;:&quot;http://journals.sagepub.com/doi/10.3102/0013189X032005019&quot;,&quot;id&quot;:&quot;gutierrez_cultural_2003&quot;,&quot;type&quot;:&quot;article-journal&quot;,&quot;license&quot;:&quot;http://journals.sagepub.com/page/policies/text-and-data-mining-license&quot;,&quot;title&quot;:&quot;Cultural Ways of Learning: Individual Traits or Repertoires of Practice&quot;,&quot;container-title&quot;:&quot;Educational Researcher&quot;,&quot;language&quot;:&quot;en&quot;,&quot;container-title-short&quot;:&quot;Educational Researcher&quot;,&quot;accessed&quot;:{&quot;date-parts&quot;:[[&quot;2024&quot;,9,8]]},&quot;page&quot;:&quot;19-25&quot;,&quot;author&quot;:[{&quot;given&quot;:&quot;Kris D.&quot;,&quot;family&quot;:&quot;Gutiérrez&quot;},{&quot;given&quot;:&quot;Barbara&quot;,&quot;family&quot;:&quot;Rogoff&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 RNDuychgvcthe"/></text:p>
      <text:p text:style-name="Text_20_body">Restrictions in creativity are important here. The restricted genre, pixel art format and templated approach act not only as technical scaffolds but also aligns with research on the value of constraints in facilitating rapid creative improvisation in the areas of music and drama. The domains of programming, game jams and hackathons also use constraints in a similar way <text:reference-mark-start text:name="ZOTERO_ITEM CSL_CITATION {&quot;citationID&quot;:&quot;ytczvisl&quot;,&quot;schema&quot;:&quot;https://github.com/citation-style-language/schema/raw/master/csl-citation.json&quot;,&quot;properties&quot;:{&quot;formattedCitation&quot;:&quot;[@gabler2005prototype]&quot;,&quot;noteIndex&quot;:0},&quot;citationItems&quot;:[{&quot;uris&quot;:[&quot;http://zotero.org/users/1913249/items/S9CUYZL4&quot;],&quot;suffix&quot;:&quot;&quot;,&quot;id&quot;:8847,&quot;prefix&quot;:&quot;&quot;,&quot;uri&quot;:[&quot;http://zotero.org/users/1913249/items/S9CUYZL4&quot;],&quot;itemData&quot;:{&quot;volume&quot;:&quot;26&quot;,&quot;container-title&quot;:&quot;Gamasutra, October&quot;,&quot;type&quot;:&quot;article-journal&quot;,&quot;citation-key&quot;:&quot;gabler2005prototype&quot;,&quot;title&quot;:&quot;How to prototype a game in under 7 days&quot;,&quot;id&quot;:&quot;gabler2005prototype&quot;,&quot;issued&quot;:{&quot;date-parts&quot;:[[&quot;2005&quot;]]},&quot;author&quot;:[{&quot;given&quot;:&quot;Kyle&quot;,&quot;family&quot;:&quot;Gabler&quot;},{&quot;given&quot;:&quot;Kyle&quot;,&quot;family&quot;:&quot;Gray&quot;},{&quot;given&quot;:&quot;S&quot;,&quot;family&quot;:&quot;Shodhan&quot;},{&quot;given&quot;:&quot;Matt&quot;,&quot;family&quot;:&quot;Kucic&quot;}]}}]} RNDlripdcjdrc"/>&lt;Do Zotero Refresh: [@gabler2005prototype]&gt;<text:reference-mark-end text:name="ZOTERO_ITEM CSL_CITATION {&quot;citationID&quot;:&quot;ytczvisl&quot;,&quot;schema&quot;:&quot;https://github.com/citation-style-language/schema/raw/master/csl-citation.json&quot;,&quot;properties&quot;:{&quot;formattedCitation&quot;:&quot;[@gabler2005prototype]&quot;,&quot;noteIndex&quot;:0},&quot;citationItems&quot;:[{&quot;uris&quot;:[&quot;http://zotero.org/users/1913249/items/S9CUYZL4&quot;],&quot;suffix&quot;:&quot;&quot;,&quot;id&quot;:8847,&quot;prefix&quot;:&quot;&quot;,&quot;uri&quot;:[&quot;http://zotero.org/users/1913249/items/S9CUYZL4&quot;],&quot;itemData&quot;:{&quot;volume&quot;:&quot;26&quot;,&quot;container-title&quot;:&quot;Gamasutra, October&quot;,&quot;type&quot;:&quot;article-journal&quot;,&quot;citation-key&quot;:&quot;gabler2005prototype&quot;,&quot;title&quot;:&quot;How to prototype a game in under 7 days&quot;,&quot;id&quot;:&quot;gabler2005prototype&quot;,&quot;issued&quot;:{&quot;date-parts&quot;:[[&quot;2005&quot;]]},&quot;author&quot;:[{&quot;given&quot;:&quot;Kyle&quot;,&quot;family&quot;:&quot;Gabler&quot;},{&quot;given&quot;:&quot;Kyle&quot;,&quot;family&quot;:&quot;Gray&quot;},{&quot;given&quot;:&quot;S&quot;,&quot;family&quot;:&quot;Shodhan&quot;},{&quot;given&quot;:&quot;Matt&quot;,&quot;family&quot;:&quot;Kucic&quot;}]}}]} RNDlripdcjdrc"/>.</text:p>
      <text:p text:style-name="Text_20_body">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citationID&quot;:&quot;wpfrniyt&quot;,&quot;schema&quot;:&quot;https://github.com/citation-style-language/schema/raw/master/csl-citation.json&quot;,&quot;properties&quot;:{&quot;formattedCitation&quot;:&quot;[@goddard_playful_2014]&quot;,&quot;noteIndex&quot;:0},&quot;citationItems&quot;:[{&quot;uris&quot;:[&quot;http://zotero.org/users/1913249/items/K73FBC2G&quot;],&quot;suffix&quot;:&quot;&quot;,&quot;id&quot;:1672,&quot;prefix&quot;:&quot;&quot;,&quot;uri&quot;:[&quot;http://zotero.org/users/1913249/items/K73FBC2G&quot;],&quot;itemData&quot;:{&quot;title&quot;:&quot;Playful Game Jams: Guidelines for Designed Outcomes&quot;,&quot;URL&quot;:&quot;http://dl.acm.org/citation.cfm?doid=2677758.2677778&quot;,&quot;citation-key&quot;:&quot;goddard_playful_2014&quot;,&quot;language&quot;:&quot;en&quot;,&quot;id&quot;:&quot;goddard_playful_2014&quot;,&quot;accessed&quot;:{&quot;date-parts&quot;:[[&quot;2017&quot;,10,30]]},&quot;author&quot;:[{&quot;given&quot;:&quot;William&quot;,&quot;family&quot;:&quot;Goddard&quot;},{&quot;given&quot;:&quot;Richard&quot;,&quot;family&quot;:&quot;Byrne&quot;},{&quot;given&quot;:&quot;Florian 'Floyd'&quot;,&quot;family&quot;:&quot;Mueller&quot;}],&quot;type&quot;:&quot;paper-conference&quot;,&quot;issued&quot;:{&quot;date-parts&quot;:[[&quot;2014&quot;]]},&quot;ISBN&quot;:&quot;978-1-4503-2790-9&quot;,&quot;source&quot;:&quot;CrossRef&quot;,&quot;publisher&quot;:&quot;ACM Press&quot;,&quot;page&quot;:&quot;1-10&quot;,&quot;DOI&quot;:&quot;10.1145/2677758.2677778&quot;,&quot;title-short&quot;:&quot;Playful Game Jams&quot;}}]} RNDdankfleila"/>&lt;Do Zotero Refresh: [@goddard_playful_2014]&gt;<text:reference-mark-end text:name="ZOTERO_ITEM CSL_CITATION {&quot;citationID&quot;:&quot;wpfrniyt&quot;,&quot;schema&quot;:&quot;https://github.com/citation-style-language/schema/raw/master/csl-citation.json&quot;,&quot;properties&quot;:{&quot;formattedCitation&quot;:&quot;[@goddard_playful_2014]&quot;,&quot;noteIndex&quot;:0},&quot;citationItems&quot;:[{&quot;uris&quot;:[&quot;http://zotero.org/users/1913249/items/K73FBC2G&quot;],&quot;suffix&quot;:&quot;&quot;,&quot;id&quot;:1672,&quot;prefix&quot;:&quot;&quot;,&quot;uri&quot;:[&quot;http://zotero.org/users/1913249/items/K73FBC2G&quot;],&quot;itemData&quot;:{&quot;title&quot;:&quot;Playful Game Jams: Guidelines for Designed Outcomes&quot;,&quot;URL&quot;:&quot;http://dl.acm.org/citation.cfm?doid=2677758.2677778&quot;,&quot;citation-key&quot;:&quot;goddard_playful_2014&quot;,&quot;language&quot;:&quot;en&quot;,&quot;id&quot;:&quot;goddard_playful_2014&quot;,&quot;accessed&quot;:{&quot;date-parts&quot;:[[&quot;2017&quot;,10,30]]},&quot;author&quot;:[{&quot;given&quot;:&quot;William&quot;,&quot;family&quot;:&quot;Goddard&quot;},{&quot;given&quot;:&quot;Richard&quot;,&quot;family&quot;:&quot;Byrne&quot;},{&quot;given&quot;:&quot;Florian 'Floyd'&quot;,&quot;family&quot;:&quot;Mueller&quot;}],&quot;type&quot;:&quot;paper-conference&quot;,&quot;issued&quot;:{&quot;date-parts&quot;:[[&quot;2014&quot;]]},&quot;ISBN&quot;:&quot;978-1-4503-2790-9&quot;,&quot;source&quot;:&quot;CrossRef&quot;,&quot;publisher&quot;:&quot;ACM Press&quot;,&quot;page&quot;:&quot;1-10&quot;,&quot;DOI&quot;:&quot;10.1145/2677758.2677778&quot;,&quot;title-short&quot;:&quot;Playful Game Jams&quot;}}]} RNDdankfleila"/>. Game jams often prize innovation and originality. Recent research posits that Game Jams can be profitably used in formal education contexts <text:reference-mark-start text:name="ZOTERO_ITEM CSL_CITATION {&quot;citationID&quot;:&quot;qdmcuurx&quot;,&quot;schema&quot;:&quot;https://github.com/citation-style-language/schema/raw/master/csl-citation.json&quot;,&quot;properties&quot;:{&quot;formattedCitation&quot;:&quot;[@aurava_game_2021]&quot;,&quot;noteIndex&quot;:0},&quot;citationItems&quot;:[{&quot;uris&quot;:[&quot;http://zotero.org/users/1913249/items/6BQ7BIPC&quot;],&quot;suffix&quot;:&quot;&quot;,&quot;id&quot;:8920,&quot;prefix&quot;:&quot;&quot;,&quot;uri&quot;:[&quot;http://zotero.org/users/1913249/items/6BQ7BIPC&quot;],&quot;itemData&quot;:{&quot;volume&quot;:&quot;28&quot;,&quot;container-title&quot;:&quot;International Journal of Child-Computer Interaction&quot;,&quot;URL&quot;:&quot;https://www.sciencedirect.com/science/article/pii/S2212868921000192&quot;,&quot;citation-key&quot;:&quot;aurava_game_2021&quot;,&quot;container-title-short&quot;:&quot;International Journal of Child-Computer Interaction&quot;,&quot;id&quot;:&quot;aurava_game_2021&quot;,&quot;accessed&quot;:{&quot;date-parts&quot;:[[&quot;2023&quot;,9,17]]},&quot;author&quot;:[{&quot;given&quot;:&quot;Riikka&quot;,&quot;family&quot;:&quot;Aurava&quot;},{&quot;given&quot;:&quot;Mikko&quot;,&quot;family&quot;:&quot;Meriläinen&quot;},{&quot;given&quot;:&quot;Ville&quot;,&quot;family&quot;:&quot;Kankainen&quot;},{&quot;given&quot;:&quot;Jaakko&quot;,&quot;family&quot;:&quot;Stenros&quot;}],&quot;type&quot;:&quot;article-journal&quot;,&quot;title&quot;:&quot;Game jams in general formal education&quot;,&quot;source&quot;:&quot;ScienceDirect&quot;,&quot;ISSN&quot;:&quot;2212-8689&quot;,&quot;issued&quot;:{&quot;date-parts&quot;:[[&quot;2021&quot;,6,1]]},&quot;page&quot;:&quot;100274&quot;,&quot;DOI&quot;:&quot;10.1016/j.ijcci.2021.100274&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 RNDwbbneyckpq"/>&lt;Do Zotero Refresh: [@aurava_game_2021]&gt;<text:reference-mark-end text:name="ZOTERO_ITEM CSL_CITATION {&quot;citationID&quot;:&quot;qdmcuurx&quot;,&quot;schema&quot;:&quot;https://github.com/citation-style-language/schema/raw/master/csl-citation.json&quot;,&quot;properties&quot;:{&quot;formattedCitation&quot;:&quot;[@aurava_game_2021]&quot;,&quot;noteIndex&quot;:0},&quot;citationItems&quot;:[{&quot;uris&quot;:[&quot;http://zotero.org/users/1913249/items/6BQ7BIPC&quot;],&quot;suffix&quot;:&quot;&quot;,&quot;id&quot;:8920,&quot;prefix&quot;:&quot;&quot;,&quot;uri&quot;:[&quot;http://zotero.org/users/1913249/items/6BQ7BIPC&quot;],&quot;itemData&quot;:{&quot;volume&quot;:&quot;28&quot;,&quot;container-title&quot;:&quot;International Journal of Child-Computer Interaction&quot;,&quot;URL&quot;:&quot;https://www.sciencedirect.com/science/article/pii/S2212868921000192&quot;,&quot;citation-key&quot;:&quot;aurava_game_2021&quot;,&quot;container-title-short&quot;:&quot;International Journal of Child-Computer Interaction&quot;,&quot;id&quot;:&quot;aurava_game_2021&quot;,&quot;accessed&quot;:{&quot;date-parts&quot;:[[&quot;2023&quot;,9,17]]},&quot;author&quot;:[{&quot;given&quot;:&quot;Riikka&quot;,&quot;family&quot;:&quot;Aurava&quot;},{&quot;given&quot;:&quot;Mikko&quot;,&quot;family&quot;:&quot;Meriläinen&quot;},{&quot;given&quot;:&quot;Ville&quot;,&quot;family&quot;:&quot;Kankainen&quot;},{&quot;given&quot;:&quot;Jaakko&quot;,&quot;family&quot;:&quot;Stenros&quot;}],&quot;type&quot;:&quot;article-journal&quot;,&quot;title&quot;:&quot;Game jams in general formal education&quot;,&quot;source&quot;:&quot;ScienceDirect&quot;,&quot;ISSN&quot;:&quot;2212-8689&quot;,&quot;issued&quot;:{&quot;date-parts&quot;:[[&quot;2021&quot;,6,1]]},&quot;page&quot;:&quot;100274&quot;,&quot;DOI&quot;:&quot;10.1016/j.ijcci.2021.100274&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 RNDwbbneyckpq"/>, although there is scant guidance on how to address potentially problematic issues (list these). A complementary approach would be to significantly adapt the overall Game Jam format and to add greater scaffolding to the process as in the learning design of this research. Jamming in a musical context on the other hand takes place within an introduced but ideally familiar frame work. In musical terms this may be improvising around a familiar popular song, here it is adapting a template of a familiar game genre.</text:p>
      <text:p text:style-name="Text_20_body">WRAP UP SOMEHOW ?</text:p>
      <text:p text:style-name="Text_20_body">In the conclusing chapter I propose that this exploring these process can have value in other areas of digital making, and beyond.</text:p>
      <text:h text:style-name="Heading_20_4" text:outline-level="4"><text:bookmark-start text:name="the-potential-of-open-creative-spaces-to-facilitate-emergent-social-and-cultural-activities-in-evolving-idioculture---move-later-just-a-signpost-to-later---park-for-now"/>The potential of open / creative spaces to facilitate emergent social and cultural activities in evolving idioculture - MOVE LATER/ JUST A SIGNPOST TO LATER - PARK, FOR NOW?<text:bookmark-end text:name="the-potential-of-open-creative-spaces-to-facilitate-emergent-social-and-cultural-activities-in-evolving-idioculture---move-later-just-a-signpost-to-later---park-for-now"/></text:h>
      <text:p text:style-name="First_20_paragraph"><text:span text:style-name="T1">It is of value to create spaces to leverage the potential of in-between moments for participants - playtesting or non-productive</text:span></text:p>
      <text:p text:style-name="Text_20_body">To support the development of emerging practices I introduced, social missions, drama frame and concepts of maker types.</text:p>
      <text:p text:style-name="Text_20_body">In retrospect, many of the social missions explored above encouraged activity outside of established design stages. For example the lively discussion about game playing in response to the mission to <text:span text:style-name="T2">find out the favourite games of 3 other peopl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ext:p text:style-name="Text_20_body">In summary, it is of value to create spaces to leverage the potential of these in-between moments for participants. ALSO TRUE OF PLAYTESTING</text:p>
      <text:p text:style-name="Text_20_body">The potential impact on agency is as follows; If these tasks can be seen as more than mere barriers to production, and therefore to be designed out to increase instrumental agency, then there is potential to increase relational agency through flexible divisions of labour that allow the incorporation of home roles in to this new learning space. Thus a potential affordance to find identify and specialism here.</text:p>
      <text:p text:style-name="Text_20_body">This a concept is developed later in this discussion.</text:p>
      <text:h text:style-name="Heading_20_2" text:outline-level="2"><text:bookmark-start text:name="conclusion"/>Conclusion<text:bookmark-end text:name="conclusion"/></text:h>
      <text:h text:style-name="Heading_20_3" text:outline-level="3"><text:bookmark-start text:name="implications-for-practitioners---move-later"/>Implications for practitioners - MOVE LATER?<text:bookmark-end text:name="implications-for-practitioners---move-later"/></text:h>
      <text:p text:style-name="First_20_paragraph">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text:p>
      <text:h text:style-name="Heading_20_3" text:outline-level="3"><text:bookmark-start text:name="conclusion-proper"/>Conclusion proper<text:bookmark-end text:name="conclusion-proper"/></text:h>
      <text:p text:style-name="First_20_paragraph">The observations of this chapter show the advantages of GDP as an intermediate, relatable design framework, occupying a the space between too concrete to be repeated and too theoretical to be grasped by novice game makers. The use of GDP concepts can create a tangible link between concrete player experience and the affordances of a guided creative process. Learners use of GDP as relatable and flexible constructs that facilitate communication, sustaining engagement, planning and division of labour. On a cultural plane, using GDPs can aid the propagation of technical and social processes game making practices within an emerging community of learners. GDPs served both researchers and participants by <text:span text:style-name="T2">providing a common language</text:span> to clarify first learner expression and researcher’s analysis of gameplay experience. GDPs functioned as an <text:span text:style-name="T2">inspirational structured design tool</text:span> .</text:p>
      <text:p text:style-name="Text_20_body">NEXT CHAPTER? The utility of a patterns and their collection as a form <text:span text:style-name="T2">intermediate-level knowledge</text:span> by both researchers and participants is shown in part by in a growing sense of mastery towards technical processes becoming second nature and the resulting ability to share them with family and other peer groups.</text:p>
      <text:p text:style-name="Text_20_body">On a theoretical plane, this chapter has outlined the evolving use of GDPs as a meditational strategy to develop coding repertoires that are often shared. CHAT frames diverse use of shared resources and concepts, in this case GDPs, as meditational strategies which can involved into repertoires of practice <text:reference-mark-start text:name="ZOTERO_ITEM CSL_CITATION {&quot;citationID&quot;:&quot;sokvpxfu&quot;,&quot;schema&quot;:&quot;https://github.com/citation-style-language/schema/raw/master/csl-citation.json&quot;,&quot;properties&quot;:{&quot;formattedCitation&quot;:&quot;[@lecusay_telementoring_2015; @gutierrez_learning_2019-1]&quot;,&quot;noteIndex&quot;:0},&quot;citationItems&quot;:[{&quot;uris&quot;:[&quot;http://zotero.org/users/1913249/items/LWY6M7R4&quot;],&quot;suffix&quot;:&quot;&quot;,&quot;id&quot;:9422,&quot;prefix&quot;:&quot;&quot;,&quot;uri&quot;:[&quot;http://zotero.org/users/1913249/items/LWY6M7R4&quot;],&quot;itemData&quot;:{&quot;title&quot;:&quot;Telementoring Physics: University-Community After-school Collaborations and the Mediation of the Formal/ Informal Divide&quot;,&quot;citation-key&quot;:&quot;lecusay_telementoring_2015&quot;,&quot;id&quot;:&quot;lecusay_telementoring_2015&quot;,&quot;issued&quot;:{&quot;date-parts&quot;:[[&quot;2015&quot;,8,17]]},&quot;DOI&quot;:&quot;10.13140/RG.2.1.4131.5049&quot;,&quot;source&quot;:&quot;ResearchGate&quot;,&quot;type&quot;:&quot;thesis&quot;,&quot;title-short&quot;:&quot;Telementoring Physics&quot;,&quot;author&quot;:[{&quot;given&quot;:&quot;Robert&quot;,&quot;family&quot;:&quot;Lecusay&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uris&quot;:[&quot;http://zotero.org/users/1913249/items/G3R9PEWW&quot;],&quot;suffix&quot;:&quot;&quot;,&quot;id&quot;:10007,&quot;prefix&quot;:&quot;&quot;,&quot;uri&quot;:[&quot;http://zotero.org/users/1913249/items/G3R9PEWW&quot;],&quot;itemData&quot;:{&quot;ISSN&quot;:&quot;0018-716X, 1423-0054&quot;,&quot;issue&quot;:&quot;1-2&quot;,&quot;issued&quot;:{&quot;date-parts&quot;:[[&quot;2019&quot;]]},&quot;DOI&quot;:&quot;10.1159/000496239&quot;,&quot;source&quot;:&quot;DOI.org (Crossref)&quot;,&quot;title-short&quot;:&quot;Learning as Movement in Social Design-Based Experiments&quot;,&quot;volume&quot;:&quot;62&quot;,&quot;citation-key&quot;:&quot;gutierrez_learning_2019-1&quot;,&quot;URL&quot;:&quot;https://karger.com/HDE/article/doi/10.1159/000496239&quot;,&quot;id&quot;:&quot;gutierrez_learning_2019-1&quot;,&quot;type&quot;:&quot;article-journal&quot;,&quot;license&quot;:&quot;https://www.karger.com/Services/SiteLicenses&quot;,&quot;title&quot;:&quot;Learning as Movement in Social Design-Based Experiments: Play as a Leading Activity&quot;,&quot;container-title&quot;:&quot;Human Development&quot;,&quot;language&quot;:&quot;en&quot;,&quot;container-title-short&quot;:&quot;Human Development&quot;,&quot;accessed&quot;:{&quot;date-parts&quot;:[[&quot;2025&quot;,1,10]]},&quot;page&quot;:&quot;66-82&quot;,&quot;author&quot;:[{&quot;given&quot;:&quot;Kris D.&quot;,&quot;family&quot;:&quot;Gutiérrez&quot;},{&quot;given&quot;:&quot;Jennifer&quot;,&quot;family&quot;:&quot;Higgs&quot;},{&quot;given&quot;:&quot;José Ramón&quot;,&quot;family&quot;:&quot;Lizárraga&quot;},{&quot;given&quot;:&quot;Edward&quot;,&quot;family&quot;:&quot;Rivero&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 RNDjjcvktywvs"/>&lt;Do Zotero Refresh: [@lecusay_telementoring_2015; @gutierrez_learning_2019-1]&gt;<text:reference-mark-end text:name="ZOTERO_ITEM CSL_CITATION {&quot;citationID&quot;:&quot;sokvpxfu&quot;,&quot;schema&quot;:&quot;https://github.com/citation-style-language/schema/raw/master/csl-citation.json&quot;,&quot;properties&quot;:{&quot;formattedCitation&quot;:&quot;[@lecusay_telementoring_2015; @gutierrez_learning_2019-1]&quot;,&quot;noteIndex&quot;:0},&quot;citationItems&quot;:[{&quot;uris&quot;:[&quot;http://zotero.org/users/1913249/items/LWY6M7R4&quot;],&quot;suffix&quot;:&quot;&quot;,&quot;id&quot;:9422,&quot;prefix&quot;:&quot;&quot;,&quot;uri&quot;:[&quot;http://zotero.org/users/1913249/items/LWY6M7R4&quot;],&quot;itemData&quot;:{&quot;title&quot;:&quot;Telementoring Physics: University-Community After-school Collaborations and the Mediation of the Formal/ Informal Divide&quot;,&quot;citation-key&quot;:&quot;lecusay_telementoring_2015&quot;,&quot;id&quot;:&quot;lecusay_telementoring_2015&quot;,&quot;issued&quot;:{&quot;date-parts&quot;:[[&quot;2015&quot;,8,17]]},&quot;DOI&quot;:&quot;10.13140/RG.2.1.4131.5049&quot;,&quot;source&quot;:&quot;ResearchGate&quot;,&quot;type&quot;:&quot;thesis&quot;,&quot;title-short&quot;:&quot;Telementoring Physics&quot;,&quot;author&quot;:[{&quot;given&quot;:&quot;Robert&quot;,&quot;family&quot;:&quot;Lecusay&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uris&quot;:[&quot;http://zotero.org/users/1913249/items/G3R9PEWW&quot;],&quot;suffix&quot;:&quot;&quot;,&quot;id&quot;:10007,&quot;prefix&quot;:&quot;&quot;,&quot;uri&quot;:[&quot;http://zotero.org/users/1913249/items/G3R9PEWW&quot;],&quot;itemData&quot;:{&quot;ISSN&quot;:&quot;0018-716X, 1423-0054&quot;,&quot;issue&quot;:&quot;1-2&quot;,&quot;issued&quot;:{&quot;date-parts&quot;:[[&quot;2019&quot;]]},&quot;DOI&quot;:&quot;10.1159/000496239&quot;,&quot;source&quot;:&quot;DOI.org (Crossref)&quot;,&quot;title-short&quot;:&quot;Learning as Movement in Social Design-Based Experiments&quot;,&quot;volume&quot;:&quot;62&quot;,&quot;citation-key&quot;:&quot;gutierrez_learning_2019-1&quot;,&quot;URL&quot;:&quot;https://karger.com/HDE/article/doi/10.1159/000496239&quot;,&quot;id&quot;:&quot;gutierrez_learning_2019-1&quot;,&quot;type&quot;:&quot;article-journal&quot;,&quot;license&quot;:&quot;https://www.karger.com/Services/SiteLicenses&quot;,&quot;title&quot;:&quot;Learning as Movement in Social Design-Based Experiments: Play as a Leading Activity&quot;,&quot;container-title&quot;:&quot;Human Development&quot;,&quot;language&quot;:&quot;en&quot;,&quot;container-title-short&quot;:&quot;Human Development&quot;,&quot;accessed&quot;:{&quot;date-parts&quot;:[[&quot;2025&quot;,1,10]]},&quot;page&quot;:&quot;66-82&quot;,&quot;author&quot;:[{&quot;given&quot;:&quot;Kris D.&quot;,&quot;family&quot;:&quot;Gutiérrez&quot;},{&quot;given&quot;:&quot;Jennifer&quot;,&quot;family&quot;:&quot;Higgs&quot;},{&quot;given&quot;:&quot;José Ramón&quot;,&quot;family&quot;:&quot;Lizárraga&quot;},{&quot;given&quot;:&quot;Edward&quot;,&quot;family&quot;:&quot;Rivero&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 RNDjjcvktywvs"/>. These concepts and this framing of learning as participation in community repertoires, are explored in the next chapter in relation to participant agency using examples that extend beyond the use of GDPs to other cultural processes. While the development of agency has not been the primary focus of this chapter, the processes of community adaptation of GDP use can be directly linked to conceptions of transformative agency explored in Chapter 4. The next chapter explores cultural aspects in greater detail continuing to explore emergent agency in this research.</text:p>
      <text:h text:style-name="Heading_20_2" text:outline-level="2"><text:bookmark-start text:name="moved-from-introduction"/>MOVED FROM INTRODUCTION<text:bookmark-end text:name="moved-from-introduction"/></text:h>
      <text:h text:style-name="Heading_20_3" text:outline-level="3"><text:bookmark-start text:name="moved-from-guided-participation"/>MOVED FROM GUIDED PARTICIPATION<text:bookmark-end text:name="moved-from-guided-participation"/></text:h>
      <text:p text:style-name="First_20_paragraph">MOVED FROM DISCUSSION <text:span text:style-name="T1">A tension in use of norming practices and participant choice?</text:span></text:p>
      <text:h text:style-name="Heading_20_3" text:outline-level="3"><text:bookmark-start text:name="future-work-on-abstraction-layers-of-abstraction-gdps-and-the-mda-framework"/>Future work on abstraction, layers of abstraction GDPs and the MDA framework<text:bookmark-end text:name="future-work-on-abstraction-layers-of-abstraction-gdps-and-the-mda-framework"/></text:h>
      <text:p text:style-name="First_20_paragraph"><text:span text:style-name="T1">Move to conclusion or appendix? - appendix for now?</text:span></text:p>
      <text:p text:style-name="Text_20_body">Levels of abstraction and shifting perspectives also exist in formal analysis of game design frameworks [Salen, and MDA]. In the theoretical underpinning, Aesthetics are the first experience of the user, and the designer most closely aligned with mechanics. Could awareness of this their shifts in perspective in relation to this MDA framework be helpful to novices.</text:p>
      <text:p text:style-name="Text_20_body">Could link between the MDA framework and main areas of GDPs can be used to deepen a possibly profitable connection to professional design lenses theory practices?</text:p>
      <text:p text:style-name="Text_20_body">This learning design could be a good base to use to answer those questions.</text:p>
      <text:h text:style-name="Heading_20_2" text:outline-level="2"><text:bookmark-start text:name="move-from-ch-7---any-space-here"/>MOVE FROM cH 7 - ANY SPACE HERE?<text:bookmark-end text:name="move-from-ch-7---any-space-here"/></text:h>
      <text:h text:style-name="Heading_20_2" text:outline-level="2"><text:bookmark-start text:name="impact-of-side-missions-and-maker-types-on-playtesting-behaviours"/>Impact of Side Missions and Maker Types on playtesting behaviours<text:bookmark-end text:name="impact-of-side-missions-and-maker-types-on-playtesting-behaviours"/></text:h>
      <text:h text:style-name="Heading_20_4" text:outline-level="4"><text:bookmark-start text:name="reflection-on-impact-on-my-design-process"/>Reflection on impact on my design process<text:bookmark-end text:name="reflection-on-impact-on-my-design-process"/></text:h>
      <text:p text:style-name="First_20_paragraph">START WITH A NARRATIVE? My role as a learning designer under went some significant evolution. As an example the quick start activities created by PGCE students were much more directive than I initially proposed in P1. It is not that the structuring was antithetical to my approach, more that the area was unfamiliar in terms of common heuristics, and the interweaving of gameplay features and underlying code structures.</text:p>
      <text:p text:style-name="Text_20_body">Observations of and reflections on playtesting in p2, showed that participants still engendered a diversity of experience, from these shared beginnings.</text:p>
      <text:p text:style-name="Text_20_body">An additional reflection on design is that the playtesting of participants revealed evidence of different motivations driving activity in game making sessions.</text:p>
      <text:h text:style-name="Heading_20_4" text:outline-level="4"><text:bookmark-start text:name="observations-on-making-styles"/>Observations on making styles<text:bookmark-end text:name="observations-on-making-styles"/></text:h>
      <text:p text:style-name="First_20_paragraph">This section returns to game making types explored in Chapter 5. TO DEVELOP</text:p>
      <text:p text:style-name="Text_20_body">For examples in the Vignette of S and T’s interaction we can see attributes of the child as a Glitcher. 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text:p>
      <text:p text:style-name="Text_20_body">Other players created impossible or overly easy game levels.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qnqnprat&quot;,&quot;schema&quot;:&quot;https://github.com/citation-style-language/schema/raw/master/csl-citation.json&quot;,&quot;properties&quot;:{&quot;formattedCitation&quot;:&quot;[@sutton-smith_ambiguity_2001]&quot;,&quot;noteIndex&quot;:0},&quot;citationItems&quot;:[{&quot;uris&quot;:[&quot;http://zotero.org/users/1913249/items/JUMNM23B&quot;],&quot;suffix&quot;:&quot;&quot;,&quot;id&quot;:1389,&quot;prefix&quot;:&quot;&quot;,&quot;uri&quot;:[&quot;http://zotero.org/users/1913249/items/JUMNM23B&quot;],&quot;itemData&quot;:{&quot;title&quot;:&quot;The Ambiguity of Play&quot;,&quot;type&quot;:&quot;book&quot;,&quot;citation-key&quot;:&quot;sutton-smith_ambiguity_2001&quot;,&quot;language&quot;:&quot;English&quot;,&quot;id&quot;:&quot;sutton-smith_ambiguity_2001&quot;,&quot;issued&quot;:{&quot;date-parts&quot;:[[&quot;2001&quot;,5,8]]},&quot;author&quot;:[{&quot;given&quot;:&quot;Brian&quot;,&quot;family&quot;:&quot;Sutton-smith&quot;}],&quot;source&quot;:&quot;Amazon&quot;,&quot;publisher-place&quot;:&quot;Cambridge, Mass.&quot;,&quot;ISBN&quot;:&quot;978-0-674-00581-5&quot;,&quot;event-place&quot;:&quot;Cambridge, Mass.&quot;,&quot;publisher&quot;:&quot;Harvard University Press&quot;,&quot;number-of-pages&quot;:&quot;288&quot;,&quot;edition&quot;:&quot;New Ed edition&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 RNDpddfuvteri"/>&lt;Do Zotero Refresh: [@sutton-smith_ambiguity_2001]&gt;<text:reference-mark-end text:name="ZOTERO_ITEM CSL_CITATION {&quot;citationID&quot;:&quot;qnqnprat&quot;,&quot;schema&quot;:&quot;https://github.com/citation-style-language/schema/raw/master/csl-citation.json&quot;,&quot;properties&quot;:{&quot;formattedCitation&quot;:&quot;[@sutton-smith_ambiguity_2001]&quot;,&quot;noteIndex&quot;:0},&quot;citationItems&quot;:[{&quot;uris&quot;:[&quot;http://zotero.org/users/1913249/items/JUMNM23B&quot;],&quot;suffix&quot;:&quot;&quot;,&quot;id&quot;:1389,&quot;prefix&quot;:&quot;&quot;,&quot;uri&quot;:[&quot;http://zotero.org/users/1913249/items/JUMNM23B&quot;],&quot;itemData&quot;:{&quot;title&quot;:&quot;The Ambiguity of Play&quot;,&quot;type&quot;:&quot;book&quot;,&quot;citation-key&quot;:&quot;sutton-smith_ambiguity_2001&quot;,&quot;language&quot;:&quot;English&quot;,&quot;id&quot;:&quot;sutton-smith_ambiguity_2001&quot;,&quot;issued&quot;:{&quot;date-parts&quot;:[[&quot;2001&quot;,5,8]]},&quot;author&quot;:[{&quot;given&quot;:&quot;Brian&quot;,&quot;family&quot;:&quot;Sutton-smith&quot;}],&quot;source&quot;:&quot;Amazon&quot;,&quot;publisher-place&quot;:&quot;Cambridge, Mass.&quot;,&quot;ISBN&quot;:&quot;978-0-674-00581-5&quot;,&quot;event-place&quot;:&quot;Cambridge, Mass.&quot;,&quot;publisher&quot;:&quot;Harvard University Press&quot;,&quot;number-of-pages&quot;:&quot;288&quot;,&quot;edition&quot;:&quot;New Ed edition&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 RNDpddfuvteri"/>.</text:p>
      <text:p text:style-name="Text_20_body">The process of exploring identity via side missions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h text:style-name="Heading_20_4" text:outline-level="4"><text:bookmark-start text:name="a-focus-on-the-value-of-changing-roles---especially-peer-teaching-as-reinforcing-learning"/>A focus on the value of changing roles - especially peer teaching as reinforcing learning<text:bookmark-end text:name="a-focus-on-the-value-of-changing-roles---especially-peer-teaching-as-reinforcing-learning"/></text:h>
      <text:p text:style-name="First_20_paragraph">A role or style that is not fully captured is that of peer learning, although it is implied within the socialisers and magpie makers.</text:p>
      <text:p text:style-name="Text_20_body">CAN THIS BE ADDED INTO THE CODING SCHEMA</text:p>
      <text:h text:style-name="Heading_20_3" text:outline-level="3"><text:bookmark-start text:name="discussion-on-making-types-and-side-missions"/>Discussion on making types and side missions<text:bookmark-end text:name="discussion-on-making-types-and-side-missions"/></text:h>
      <text:p text:style-name="First_20_paragraph">THIS WOULD NEED MORE DISCUSSION OR INTRODUCTION - PLAYER TYPES NOT IN CHAPTER 5 ANY MORE</text:p>
      <text:p text:style-name="Text_20_body">Begin discussion with reference to <text:reference-mark-start text:name="ZOTERO_ITEM CSL_CITATION {&quot;citationID&quot;:&quot;cxcmhfhr&quot;,&quot;schema&quot;:&quot;https://github.com/citation-style-language/schema/raw/master/csl-citation.json&quot;,&quot;properties&quot;:{&quot;formattedCitation&quot;:&quot;[@gutierrez_cultural_2003]&quot;,&quot;noteIndex&quot;:0},&quot;citationItems&quot;:[{&quot;uris&quot;:[&quot;http://zotero.org/users/1913249/items/BW6F6HY6&quot;],&quot;suffix&quot;:&quot;&quot;,&quot;id&quot;:9830,&quot;prefix&quot;:&quot;&quot;,&quot;uri&quot;:[&quot;http://zotero.org/users/1913249/items/BW6F6HY6&quot;],&quot;itemData&quot;:{&quot;ISSN&quot;:&quot;0013-189X, 1935-102X&quot;,&quot;issue&quot;:&quot;5&quot;,&quot;issued&quot;:{&quot;date-parts&quot;:[[&quot;2003&quot;,6]]},&quot;DOI&quot;:&quot;10.3102/0013189X032005019&quot;,&quot;source&quot;:&quot;DOI.org (Crossref)&quot;,&quot;title-short&quot;:&quot;Cultural Ways of Learning&quot;,&quot;volume&quot;:&quot;32&quot;,&quot;citation-key&quot;:&quot;gutierrez_cultural_2003&quot;,&quot;URL&quot;:&quot;http://journals.sagepub.com/doi/10.3102/0013189X032005019&quot;,&quot;id&quot;:&quot;gutierrez_cultural_2003&quot;,&quot;type&quot;:&quot;article-journal&quot;,&quot;license&quot;:&quot;http://journals.sagepub.com/page/policies/text-and-data-mining-license&quot;,&quot;title&quot;:&quot;Cultural Ways of Learning: Individual Traits or Repertoires of Practice&quot;,&quot;container-title&quot;:&quot;Educational Researcher&quot;,&quot;language&quot;:&quot;en&quot;,&quot;container-title-short&quot;:&quot;Educational Researcher&quot;,&quot;accessed&quot;:{&quot;date-parts&quot;:[[&quot;2024&quot;,9,8]]},&quot;page&quot;:&quot;19-25&quot;,&quot;author&quot;:[{&quot;given&quot;:&quot;Kris D.&quot;,&quot;family&quot;:&quot;Gutiérrez&quot;},{&quot;given&quot;:&quot;Barbara&quot;,&quot;family&quot;:&quot;Rogoff&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 RNDyfnuydhoqw"/>&lt;Do Zotero Refresh: [@gutierrez_cultural_2003]&gt;<text:reference-mark-end text:name="ZOTERO_ITEM CSL_CITATION {&quot;citationID&quot;:&quot;cxcmhfhr&quot;,&quot;schema&quot;:&quot;https://github.com/citation-style-language/schema/raw/master/csl-citation.json&quot;,&quot;properties&quot;:{&quot;formattedCitation&quot;:&quot;[@gutierrez_cultural_2003]&quot;,&quot;noteIndex&quot;:0},&quot;citationItems&quot;:[{&quot;uris&quot;:[&quot;http://zotero.org/users/1913249/items/BW6F6HY6&quot;],&quot;suffix&quot;:&quot;&quot;,&quot;id&quot;:9830,&quot;prefix&quot;:&quot;&quot;,&quot;uri&quot;:[&quot;http://zotero.org/users/1913249/items/BW6F6HY6&quot;],&quot;itemData&quot;:{&quot;ISSN&quot;:&quot;0013-189X, 1935-102X&quot;,&quot;issue&quot;:&quot;5&quot;,&quot;issued&quot;:{&quot;date-parts&quot;:[[&quot;2003&quot;,6]]},&quot;DOI&quot;:&quot;10.3102/0013189X032005019&quot;,&quot;source&quot;:&quot;DOI.org (Crossref)&quot;,&quot;title-short&quot;:&quot;Cultural Ways of Learning&quot;,&quot;volume&quot;:&quot;32&quot;,&quot;citation-key&quot;:&quot;gutierrez_cultural_2003&quot;,&quot;URL&quot;:&quot;http://journals.sagepub.com/doi/10.3102/0013189X032005019&quot;,&quot;id&quot;:&quot;gutierrez_cultural_2003&quot;,&quot;type&quot;:&quot;article-journal&quot;,&quot;license&quot;:&quot;http://journals.sagepub.com/page/policies/text-and-data-mining-license&quot;,&quot;title&quot;:&quot;Cultural Ways of Learning: Individual Traits or Repertoires of Practice&quot;,&quot;container-title&quot;:&quot;Educational Researcher&quot;,&quot;language&quot;:&quot;en&quot;,&quot;container-title-short&quot;:&quot;Educational Researcher&quot;,&quot;accessed&quot;:{&quot;date-parts&quot;:[[&quot;2024&quot;,9,8]]},&quot;page&quot;:&quot;19-25&quot;,&quot;author&quot;:[{&quot;given&quot;:&quot;Kris D.&quot;,&quot;family&quot;:&quot;Gutiérrez&quot;},{&quot;given&quot;:&quot;Barbara&quot;,&quot;family&quot;:&quot;Rogoff&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 RNDyfnuydhoqw"/> on “Helping Students Learn: Having Styles or Participating in Practices”, and a careful statement to avoid over generalisation here, but at the same time recognise the value of emerging practices and styles.</text:p>
      <text:p text:style-name="Text_20_body">Thus I am not suggesting that these styles make up a ridgid typology to be replicated in other settings, instead, in line with Gutierrez and Rogoff <text:reference-mark-start text:name="ZOTERO_ITEM CSL_CITATION {&quot;citationID&quot;:&quot;grqvvuap&quot;,&quot;schema&quot;:&quot;https://github.com/citation-style-language/schema/raw/master/csl-citation.json&quot;,&quot;properties&quot;:{&quot;formattedCitation&quot;:&quot;[-@gutierrez_cultural_2003, p.20]&quot;,&quot;noteIndex&quot;:0},&quot;citationItems&quot;:[{&quot;uris&quot;:[&quot;http://zotero.org/users/1913249/items/BW6F6HY6&quot;],&quot;locator&quot;:&quot;20&quot;,&quot;suppress-author&quot;:true,&quot;id&quot;:9830,&quot;uri&quot;:[&quot;http://zotero.org/users/1913249/items/BW6F6HY6&quot;],&quot;prefix&quot;:&quot;&quot;,&quot;itemData&quot;:{&quot;ISSN&quot;:&quot;0013-189X, 1935-102X&quot;,&quot;issue&quot;:&quot;5&quot;,&quot;issued&quot;:{&quot;date-parts&quot;:[[&quot;2003&quot;,6]]},&quot;DOI&quot;:&quot;10.3102/0013189X032005019&quot;,&quot;source&quot;:&quot;DOI.org (Crossref)&quot;,&quot;title-short&quot;:&quot;Cultural Ways of Learning&quot;,&quot;volume&quot;:&quot;32&quot;,&quot;citation-key&quot;:&quot;gutierrez_cultural_2003&quot;,&quot;URL&quot;:&quot;http://journals.sagepub.com/doi/10.3102/0013189X032005019&quot;,&quot;id&quot;:&quot;gutierrez_cultural_2003&quot;,&quot;type&quot;:&quot;article-journal&quot;,&quot;license&quot;:&quot;http://journals.sagepub.com/page/policies/text-and-data-mining-license&quot;,&quot;title&quot;:&quot;Cultural Ways of Learning: Individual Traits or Repertoires of Practice&quot;,&quot;container-title&quot;:&quot;Educational Researcher&quot;,&quot;language&quot;:&quot;en&quot;,&quot;container-title-short&quot;:&quot;Educational Researcher&quot;,&quot;accessed&quot;:{&quot;date-parts&quot;:[[&quot;2024&quot;,9,8]]},&quot;page&quot;:&quot;19-25&quot;,&quot;author&quot;:[{&quot;given&quot;:&quot;Kris D.&quot;,&quot;family&quot;:&quot;Gutiérrez&quot;},{&quot;given&quot;:&quot;Barbara&quot;,&quot;family&quot;:&quot;Rogoff&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 RNDqtuhbweejl"/>&lt;Do Zotero Refresh: [-@gutierrez_cultural_2003, p.20]&gt;<text:reference-mark-end text:name="ZOTERO_ITEM CSL_CITATION {&quot;citationID&quot;:&quot;grqvvuap&quot;,&quot;schema&quot;:&quot;https://github.com/citation-style-language/schema/raw/master/csl-citation.json&quot;,&quot;properties&quot;:{&quot;formattedCitation&quot;:&quot;[-@gutierrez_cultural_2003, p.20]&quot;,&quot;noteIndex&quot;:0},&quot;citationItems&quot;:[{&quot;uris&quot;:[&quot;http://zotero.org/users/1913249/items/BW6F6HY6&quot;],&quot;locator&quot;:&quot;20&quot;,&quot;suppress-author&quot;:true,&quot;id&quot;:9830,&quot;uri&quot;:[&quot;http://zotero.org/users/1913249/items/BW6F6HY6&quot;],&quot;prefix&quot;:&quot;&quot;,&quot;itemData&quot;:{&quot;ISSN&quot;:&quot;0013-189X, 1935-102X&quot;,&quot;issue&quot;:&quot;5&quot;,&quot;issued&quot;:{&quot;date-parts&quot;:[[&quot;2003&quot;,6]]},&quot;DOI&quot;:&quot;10.3102/0013189X032005019&quot;,&quot;source&quot;:&quot;DOI.org (Crossref)&quot;,&quot;title-short&quot;:&quot;Cultural Ways of Learning&quot;,&quot;volume&quot;:&quot;32&quot;,&quot;citation-key&quot;:&quot;gutierrez_cultural_2003&quot;,&quot;URL&quot;:&quot;http://journals.sagepub.com/doi/10.3102/0013189X032005019&quot;,&quot;id&quot;:&quot;gutierrez_cultural_2003&quot;,&quot;type&quot;:&quot;article-journal&quot;,&quot;license&quot;:&quot;http://journals.sagepub.com/page/policies/text-and-data-mining-license&quot;,&quot;title&quot;:&quot;Cultural Ways of Learning: Individual Traits or Repertoires of Practice&quot;,&quot;container-title&quot;:&quot;Educational Researcher&quot;,&quot;language&quot;:&quot;en&quot;,&quot;container-title-short&quot;:&quot;Educational Researcher&quot;,&quot;accessed&quot;:{&quot;date-parts&quot;:[[&quot;2024&quot;,9,8]]},&quot;page&quot;:&quot;19-25&quot;,&quot;author&quot;:[{&quot;given&quot;:&quot;Kris D.&quot;,&quot;family&quot;:&quot;Gutiérrez&quot;},{&quot;given&quot;:&quot;Barbara&quot;,&quot;family&quot;:&quot;Rogoff&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 RNDqtuhbweejl"/> , that the process of co-constructing understanding and communication about learning styles can “support the changing nature of participation and the forms of assistance provided in joint activity.”</text:p>
      <text:h text:style-name="Heading_20_3" text:outline-level="3"><text:bookmark-start text:name="discussion-on-player-types--"/>Discussion on Player types -<text:bookmark-end text:name="discussion-on-player-types--"/></text:h>
      <text:p text:style-name="First_20_paragraph">DATA REQUIRED FROM VIDEO!?</text:p>
      <text:p text:style-name="Text_20_body">The process of exploring identity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p text:style-name="Text_20_body">As an example some players created impossible or overly easy game levels. They appeared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jqciwpcu&quot;,&quot;schema&quot;:&quot;https://github.com/citation-style-language/schema/raw/master/csl-citation.json&quot;,&quot;properties&quot;:{&quot;formattedCitation&quot;:&quot;[@sutton-smith_ambiguity_2001]&quot;,&quot;noteIndex&quot;:0},&quot;citationItems&quot;:[{&quot;uris&quot;:[&quot;http://zotero.org/users/1913249/items/JUMNM23B&quot;],&quot;suffix&quot;:&quot;&quot;,&quot;id&quot;:1389,&quot;prefix&quot;:&quot;&quot;,&quot;uri&quot;:[&quot;http://zotero.org/users/1913249/items/JUMNM23B&quot;],&quot;itemData&quot;:{&quot;title&quot;:&quot;The Ambiguity of Play&quot;,&quot;type&quot;:&quot;book&quot;,&quot;citation-key&quot;:&quot;sutton-smith_ambiguity_2001&quot;,&quot;language&quot;:&quot;English&quot;,&quot;id&quot;:&quot;sutton-smith_ambiguity_2001&quot;,&quot;issued&quot;:{&quot;date-parts&quot;:[[&quot;2001&quot;,5,8]]},&quot;author&quot;:[{&quot;given&quot;:&quot;Brian&quot;,&quot;family&quot;:&quot;Sutton-smith&quot;}],&quot;source&quot;:&quot;Amazon&quot;,&quot;publisher-place&quot;:&quot;Cambridge, Mass.&quot;,&quot;ISBN&quot;:&quot;978-0-674-00581-5&quot;,&quot;event-place&quot;:&quot;Cambridge, Mass.&quot;,&quot;publisher&quot;:&quot;Harvard University Press&quot;,&quot;number-of-pages&quot;:&quot;288&quot;,&quot;edition&quot;:&quot;New Ed edition&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 RNDtkjkhpbxlw"/>&lt;Do Zotero Refresh: [@sutton-smith_ambiguity_2001]&gt;<text:reference-mark-end text:name="ZOTERO_ITEM CSL_CITATION {&quot;citationID&quot;:&quot;jqciwpcu&quot;,&quot;schema&quot;:&quot;https://github.com/citation-style-language/schema/raw/master/csl-citation.json&quot;,&quot;properties&quot;:{&quot;formattedCitation&quot;:&quot;[@sutton-smith_ambiguity_2001]&quot;,&quot;noteIndex&quot;:0},&quot;citationItems&quot;:[{&quot;uris&quot;:[&quot;http://zotero.org/users/1913249/items/JUMNM23B&quot;],&quot;suffix&quot;:&quot;&quot;,&quot;id&quot;:1389,&quot;prefix&quot;:&quot;&quot;,&quot;uri&quot;:[&quot;http://zotero.org/users/1913249/items/JUMNM23B&quot;],&quot;itemData&quot;:{&quot;title&quot;:&quot;The Ambiguity of Play&quot;,&quot;type&quot;:&quot;book&quot;,&quot;citation-key&quot;:&quot;sutton-smith_ambiguity_2001&quot;,&quot;language&quot;:&quot;English&quot;,&quot;id&quot;:&quot;sutton-smith_ambiguity_2001&quot;,&quot;issued&quot;:{&quot;date-parts&quot;:[[&quot;2001&quot;,5,8]]},&quot;author&quot;:[{&quot;given&quot;:&quot;Brian&quot;,&quot;family&quot;:&quot;Sutton-smith&quot;}],&quot;source&quot;:&quot;Amazon&quot;,&quot;publisher-place&quot;:&quot;Cambridge, Mass.&quot;,&quot;ISBN&quot;:&quot;978-0-674-00581-5&quot;,&quot;event-place&quot;:&quot;Cambridge, Mass.&quot;,&quot;publisher&quot;:&quot;Harvard University Press&quot;,&quot;number-of-pages&quot;:&quot;288&quot;,&quot;edition&quot;:&quot;New Ed edition&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 RNDtkjkhpbxlw"/>.</text:p>
      <text:p text:style-name="Text_20_body">Below I outline how I designed to encourage this behaviour.</text:p>
      <text:p text:style-name="Text_20_body">My rationale for this process was to promote awareness of pluralistic programming process <text:reference-mark-start text:name="ZOTERO_ITEM CSL_CITATION {&quot;citationID&quot;:&quot;rlmhfgoh&quot;,&quot;schema&quot;:&quot;https://github.com/citation-style-language/schema/raw/master/csl-citation.json&quot;,&quot;properties&quot;:{&quot;formattedCitation&quot;:&quot;[@papert_epistemological_1990]&quot;,&quot;noteIndex&quot;:0},&quot;citationItems&quot;:[{&quot;uris&quot;:[&quot;http://zotero.org/users/1913249/items/PN46846P&quot;],&quot;suffix&quot;:&quot;&quot;,&quot;id&quot;:2017,&quot;prefix&quot;:&quot;&quot;,&quot;uri&quot;:[&quot;http://zotero.org/users/1913249/items/PN46846P&quot;],&quot;itemData&quot;:{&quot;container-title&quot;:&quot;Signs&quot;,&quot;citation-key&quot;:&quot;papert_epistemological_1990&quot;,&quot;issue&quot;:&quot;1&quot;,&quot;id&quot;:&quot;papert_epistemological_1990&quot;,&quot;accessed&quot;:{&quot;date-parts&quot;:[[&quot;2017&quot;,11,1]]},&quot;author&quot;:[{&quot;given&quot;:&quot;Seymour&quot;,&quot;family&quot;:&quot;Papert&quot;},{&quot;given&quot;:&quot;Sherry&quot;,&quot;family&quot;:&quot;Turkle&quot;}],&quot;URL&quot;:&quot;http://www.papert.org/articles/EpistemologicalPluralism.html&quot;,&quot;issued&quot;:{&quot;date-parts&quot;:[[&quot;1990&quot;]]},&quot;type&quot;:&quot;article-journal&quot;,&quot;title&quot;:&quot;Epistemological Pluralism and the Revaluation of the Concrete&quot;,&quot;volume&quot;:&quot;16&quot;}}]} RNDdtmmfwdhea"/>&lt;Do Zotero Refresh: [@papert_epistemological_1990]&gt;<text:reference-mark-end text:name="ZOTERO_ITEM CSL_CITATION {&quot;citationID&quot;:&quot;rlmhfgoh&quot;,&quot;schema&quot;:&quot;https://github.com/citation-style-language/schema/raw/master/csl-citation.json&quot;,&quot;properties&quot;:{&quot;formattedCitation&quot;:&quot;[@papert_epistemological_1990]&quot;,&quot;noteIndex&quot;:0},&quot;citationItems&quot;:[{&quot;uris&quot;:[&quot;http://zotero.org/users/1913249/items/PN46846P&quot;],&quot;suffix&quot;:&quot;&quot;,&quot;id&quot;:2017,&quot;prefix&quot;:&quot;&quot;,&quot;uri&quot;:[&quot;http://zotero.org/users/1913249/items/PN46846P&quot;],&quot;itemData&quot;:{&quot;container-title&quot;:&quot;Signs&quot;,&quot;citation-key&quot;:&quot;papert_epistemological_1990&quot;,&quot;issue&quot;:&quot;1&quot;,&quot;id&quot;:&quot;papert_epistemological_1990&quot;,&quot;accessed&quot;:{&quot;date-parts&quot;:[[&quot;2017&quot;,11,1]]},&quot;author&quot;:[{&quot;given&quot;:&quot;Seymour&quot;,&quot;family&quot;:&quot;Papert&quot;},{&quot;given&quot;:&quot;Sherry&quot;,&quot;family&quot;:&quot;Turkle&quot;}],&quot;URL&quot;:&quot;http://www.papert.org/articles/EpistemologicalPluralism.html&quot;,&quot;issued&quot;:{&quot;date-parts&quot;:[[&quot;1990&quot;]]},&quot;type&quot;:&quot;article-journal&quot;,&quot;title&quot;:&quot;Epistemological Pluralism and the Revaluation of the Concrete&quot;,&quot;volume&quot;:&quot;16&quot;}}]} RNDdtmmfwdhea"/>.</text:p>
      <text:p text:style-name="Text_20_body">I wanted to try to communicate a message to participants that when you are learning something hard it is of value follow your own working preferences and try to discover a creative style that suits you.</text:p>
      <text:p text:style-name="Text_20_body">Limits of discussion findings - what to put in</text:p>
      <text:h text:style-name="Heading_20_3" text:outline-level="3"><text:bookmark-start text:name="limitations-of-observations-and-careful-statements-of-potential"/>Limitations of observations and careful statements of potential<text:bookmark-end text:name="limitations-of-observations-and-careful-statements-of-potential"/></text:h>
      <text:p text:style-name="First_20_paragraph">It is important to highlight several aspects of the limitation of the exploration of maker types and side missions designed to support them.</text:p>
      <text:p text:style-name="Text_20_body">This work is limited, as are other observations by the limited number of participants,. It is also perhaps guided by my own motivations as a researcher to investigate more messy approaches to learning.</text:p>
      <text:p text:style-name="Text_20_body">However, given the potential of my observations and the link with existing research in other domains. It is reasonable to propose the processes outlines as a potentially fruitful area for further research. I explore potential dimensions of that research in the concluding chapter.</text:p>
      <text:p text:style-name="Text_20_body">MoE being one of those directions.</text:p>
      <text:h text:style-name="Heading_20_3" text:outline-level="3"><text:bookmark-start text:name="emerging-use-of-narratives-and-graphics-which-drawing-on-home-funds-of-knowledge---avoid-overlap-and-change-focus-to-agency-from-start"/>Emerging use of narratives and graphics which drawing on home funds of knowledge - AVOID OVERLAP AND CHANGE FOCUS TO AGENCY FROM START<text:bookmark-end text:name="emerging-use-of-narratives-and-graphics-which-drawing-on-home-funds-of-knowledge---avoid-overlap-and-change-focus-to-agency-from-start"/></text:h>
      <text:p text:style-name="First_20_paragraph">NOT REALLY ONLY TO DO WITH PLAYTESTING.</text:p>
      <text:p text:style-name="Text_20_body">RECAP WHAT HAS ALREADY BEEN EXPLORED, In the previous chapter,</text:p>
      <text:p text:style-name="Text_20_body"><text:span text:style-name="T1">While the potential to add graphics was a core affordence of the starting processes of the templated game, the process of designing and sharing and the peer commentary on the process emergered as the sessions evolved.</text:span></text:p>
      <text:p text:style-name="Text_20_body">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14"><text:s text:c="1"/>var starttext = "This is a game which pits a honey bee against a swarm of Asian hornets, <text:s text:c="1"/>which are alien invaders attacking bee <text:s text:c="1"/>hives in the UK and which beekeepers are trying to stop spreading <text:s text:c="1"/>here. Try to guide the bee to collect all the flowers without being caught by the hornets.</text:p>
      <text:p text:style-name="P15"><text:s text:c="1"/>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6. The Use of Gameplay Design Patterns “It’s like a project in itself, really”</dc:title>
    <dc:description/>
    <dc:subject/>
    <meta:keyword/>
    <meta:initial-creator/>
    <dc:creator/>
    <meta:creation-date>2025-02-14T13:55:13Z</meta:creation-date>
    <dc:date>2025-02-14T13:55:13Z</dc:date>
    <meta:user-defined meta:name="ZOTERO_PREF_1" meta:value-type="string">&lt;data data-version="3" zotero-version="5.0.89"&gt;   &lt;session id="OGe1IYVe"/&gt;   &lt;style id="http://www.zotero.org/styles/harvard-cite-them-right"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